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rebuchet MS1" svg:font-family="'Trebuchet MS'" style:font-family-generic="system" style:font-pitch="variable"/>
    <style:font-face style:name="Wingdings" svg:font-family="Wingdings" style:font-family-generic="system" style:font-pitch="variable"/>
  </office:font-face-decls>
  <office:automatic-styles>
    <style:style style:name="Table1" style:family="table">
      <style:table-properties style:width="15.829cm" fo:margin-top="0cm" fo:margin-bottom="0cm" table:align="center" style:may-break-between-rows="false" style:writing-mode="lr-tb"/>
    </style:style>
    <style:style style:name="Table1.A" style:family="table-column">
      <style:table-column-properties style:column-width="8.925cm"/>
    </style:style>
    <style:style style:name="Table1.B" style:family="table-column">
      <style:table-column-properties style:column-width="0.462cm"/>
    </style:style>
    <style:style style:name="Table1.C" style:family="table-column">
      <style:table-column-properties style:column-width="0.464cm"/>
    </style:style>
    <style:style style:name="Table1.D" style:family="table-column">
      <style:table-column-properties style:column-width="0.467cm"/>
    </style:style>
    <style:style style:name="Table1.G" style:family="table-column">
      <style:table-column-properties style:column-width="0.466cm"/>
    </style:style>
    <style:style style:name="Table1.K" style:family="table-column">
      <style:table-column-properties style:column-width="0.677cm"/>
    </style:style>
    <style:style style:name="Table1.L" style:family="table-column">
      <style:table-column-properties style:column-width="0.679cm"/>
    </style:style>
    <style:style style:name="Table1.N" style:family="table-column">
      <style:table-column-properties style:column-width="0.681cm"/>
    </style:style>
    <style:style style:name="Table1.1" style:family="table-row">
      <style:table-row-properties fo:keep-together="auto"/>
    </style:style>
    <style:style style:name="Table1.A1" style:family="table-cell">
      <style:table-cell-properties fo:padding-left="0.079cm" fo:padding-right="0.123cm" fo:padding-top="0cm" fo:padding-bottom="0cm" fo:border="0.5pt solid #000000"/>
    </style:style>
    <style:style style:name="Table1.B3" style:family="table-cell">
      <style:table-cell-properties style:vertical-align="middle" fo:padding-left="0.079cm" fo:padding-right="0.123cm" fo:padding-top="0cm" fo:padding-bottom="0cm" fo:border="0.5pt solid #000000"/>
    </style:style>
    <style:style style:name="Table1.A8" style:family="table-cell">
      <style:table-cell-properties fo:padding-left="0.079cm" fo:padding-right="0.123cm" fo:padding-top="0cm" fo:padding-bottom="0cm" fo:border-left="0.5pt solid #000000" fo:border-right="0.5pt solid #000000" fo:border-top="none" fo:border-bottom="0.5pt solid #000000"/>
    </style:style>
    <style:style style:name="Table1.B8" style:family="table-cell">
      <style:table-cell-properties style:vertical-align="middle" fo:padding-left="0.079cm" fo:padding-right="0.123cm" fo:padding-top="0cm" fo:padding-bottom="0cm" fo:border-left="0.5pt solid #000000" fo:border-right="0.5pt solid #000000" fo:border-top="none" fo:border-bottom="0.5pt solid #000000"/>
    </style:style>
    <style:style style:name="Table1.N8" style:family="table-cell">
      <style:table-cell-properties fo:padding-left="0.079cm" fo:padding-right="0.123cm" fo:padding-top="0cm" fo:padding-bottom="0cm" fo:border-left="0.5pt solid #000000" fo:border-right="0.5pt solid #000000" fo:border-top="none" fo:border-bottom="0.5pt solid #000000"/>
    </style:style>
    <style:style style:name="Table2" style:family="table">
      <style:table-properties style:width="15.589cm" table:align="margins" style:writing-mode="lr-tb"/>
    </style:style>
    <style:style style:name="Table2.A" style:family="table-column">
      <style:table-column-properties style:column-width="7.795cm" style:rel-column-width="32767*"/>
    </style:style>
    <style:style style:name="Table2.B" style:family="table-column">
      <style:table-column-properties style:column-width="7.795cm" style:rel-column-width="32768*"/>
    </style:style>
    <style:style style:name="Table2.A1" style:family="table-cell">
      <style:table-cell-properties fo:padding="0.097cm" fo:border-left="none" fo:border-right="none" fo:border-top="0.5pt solid #000000" fo:border-bottom="none"/>
    </style:style>
    <style:style style:name="P1" style:family="paragraph" style:parent-style-name="Text_20_body">
      <style:text-properties officeooo:paragraph-rsid="0001d9c2"/>
    </style:style>
    <style:style style:name="P2" style:family="paragraph" style:parent-style-name="Text_20_body">
      <style:text-properties officeooo:paragraph-rsid="0010a3db"/>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officeooo:rsid="00175fb7" officeooo:paragraph-rsid="00175fb7" style:font-size-asian="12pt" style:font-size-complex="12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officeooo:rsid="00175fb7" officeooo:paragraph-rsid="00175fb7"/>
    </style:style>
    <style:style style:name="P7" style:family="paragraph" style:parent-style-name="Standard">
      <style:paragraph-properties fo:margin-top="0cm" fo:margin-bottom="0.353cm" loext:contextual-spacing="false" fo:text-align="justify" style:justify-single-word="false"/>
      <style:text-properties fo:font-size="12pt" officeooo:rsid="00175fb7" officeooo:paragraph-rsid="00175fb7" style:font-size-asian="12pt" style:font-size-complex="12pt"/>
    </style:style>
    <style:style style:name="P8" style:family="paragraph" style:parent-style-name="Standard">
      <style:paragraph-properties fo:margin-top="0cm" fo:margin-bottom="0.353cm" loext:contextual-spacing="false" fo:text-align="justify" style:justify-single-word="false"/>
      <style:text-properties fo:font-size="12pt" style:font-size-asian="12pt" style:font-size-complex="12pt"/>
    </style:style>
    <style:style style:name="P9" style:family="paragraph" style:parent-style-name="Standard">
      <style:paragraph-properties fo:margin-top="0cm" fo:margin-bottom="0.353cm" loext:contextual-spacing="false" fo:text-align="justify"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margin-top="0cm" fo:margin-bottom="0.353cm" loext:contextual-spacing="false" fo:text-align="center"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margin-top="0cm" fo:margin-bottom="0cm" loext:contextual-spacing="false" fo:line-height="100%" fo:text-align="justify" style:justify-single-word="false"/>
      <style:text-properties fo:language="es" fo:country="MX" officeooo:paragraph-rsid="00175fb7"/>
    </style:style>
    <style:style style:name="P12" style:family="paragraph" style:parent-style-name="Table_20_contents">
      <style:text-properties officeooo:rsid="00381a1d" officeooo:paragraph-rsid="00381a1d"/>
    </style:style>
    <style:style style:name="P13" style:family="paragraph" style:parent-style-name="Heading_20_2">
      <style:text-properties officeooo:paragraph-rsid="00279e12"/>
    </style:style>
    <style:style style:name="P14" style:family="paragraph" style:parent-style-name="Heading_20_2">
      <style:text-properties officeooo:paragraph-rsid="00093755"/>
    </style:style>
    <style:style style:name="P15" style:family="paragraph" style:parent-style-name="Heading" style:master-page-name="First_20_Page">
      <style:paragraph-properties style:page-number="auto"/>
    </style:style>
    <style:style style:name="P16" style:family="paragraph" style:parent-style-name="Text_20_body" style:list-style-name="List_20_1"/>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2">
      <style:text-properties officeooo:paragraph-rsid="0002180b"/>
    </style:style>
    <style:style style:name="P20" style:family="paragraph" style:parent-style-name="Text_20_body" style:list-style-name="L2">
      <style:text-properties officeooo:paragraph-rsid="0001d9c2"/>
    </style:style>
    <style:style style:name="P21" style:family="paragraph" style:parent-style-name="Text_20_body" style:list-style-name="L2">
      <style:text-properties officeooo:paragraph-rsid="00175fb7"/>
    </style:style>
    <style:style style:name="P22" style:family="paragraph" style:parent-style-name="Text_20_body" style:list-style-name="L2">
      <style:text-properties fo:language="en" fo:country="US"/>
    </style:style>
    <style:style style:name="P23" style:family="paragraph" style:parent-style-name="Text_20_body" style:list-style-name="L2">
      <style:text-properties fo:language="en" fo:country="US" officeooo:paragraph-rsid="0002180b"/>
    </style:style>
    <style:style style:name="P24" style:family="paragraph" style:parent-style-name="Text_20_body" style:list-style-name="WWNum1">
      <style:text-properties officeooo:paragraph-rsid="00019720"/>
    </style:style>
    <style:style style:name="P25" style:family="paragraph" style:parent-style-name="Text_20_body" style:list-style-name="WWNum1">
      <style:text-properties officeooo:paragraph-rsid="0001d9c2"/>
    </style:style>
    <style:style style:name="P26" style:family="paragraph" style:parent-style-name="Text_20_body" style:list-style-name="WWNum1">
      <style:text-properties officeooo:paragraph-rsid="00093755"/>
    </style:style>
    <style:style style:name="P27" style:family="paragraph" style:parent-style-name="Text_20_body" style:list-style-name="WWNum1" style:master-page-name="">
      <loext:graphic-properties draw:fill="none"/>
      <style:paragraph-properties fo:margin-top="0.101cm" fo:margin-bottom="0.101cm" loext:contextual-spacing="true" fo:line-height="115%" fo:text-align="justify" style:justify-single-word="false" fo:orphans="2" fo:widows="2" style:page-number="auto" fo:background-color="transparent" style:writing-mode="lr-tb"/>
      <style:text-properties officeooo:paragraph-rsid="00093755"/>
    </style:style>
    <style:style style:name="P28" style:family="paragraph" style:parent-style-name="Text_20_body" style:list-style-name="WWNum1">
      <loext:graphic-properties draw:fill="none"/>
      <style:paragraph-properties fo:margin-left="-0.101cm" fo:margin-right="-0.101cm" fo:margin-top="0.101cm" fo:margin-bottom="0.101cm" loext:contextual-spacing="true" fo:line-height="115%" fo:text-align="justify" style:justify-single-word="false" fo:orphans="2" fo:widows="2" fo:text-indent="0cm" style:auto-text-indent="false" fo:background-color="transparent" style:writing-mode="lr-tb"/>
      <style:text-properties officeooo:paragraph-rsid="00093755"/>
    </style:style>
    <style:style style:name="P29" style:family="paragraph" style:parent-style-name="Heading_20_1">
      <style:text-properties officeooo:paragraph-rsid="0001d9c2"/>
    </style:style>
    <style:style style:name="P30" style:family="paragraph" style:parent-style-name="Heading_20_3">
      <style:text-properties officeooo:rsid="0010a3db" officeooo:paragraph-rsid="0010a3db"/>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style:style>
    <style:style style:name="T2" style:family="text">
      <style:text-properties style:text-position="0% 100%" fo:font-size="12pt" fo:language="es" fo:country="MX" style:font-size-asian="12pt" style:font-size-complex="12pt"/>
    </style:style>
    <style:style style:name="T3" style:family="text">
      <style:text-properties style:text-position="0% 100%" fo:font-size="12pt" fo:language="es" fo:country="MX" officeooo:rsid="00279e12" style:font-size-asian="12pt" style:font-size-complex="12pt"/>
    </style:style>
    <style:style style:name="T4" style:family="text">
      <style:text-properties fo:font-variant="normal" fo:text-transform="none" style:text-position="0% 100%" fo:font-style="normal" style:text-underline-style="none" fo:font-weight="normal"/>
    </style:style>
    <style:style style:name="T5" style:family="text">
      <style:text-properties fo:font-size="12pt" style:font-size-asian="12pt" style:font-size-complex="12pt"/>
    </style:style>
    <style:style style:name="T6" style:family="text">
      <style:text-properties fo:font-size="12pt" style:font-size-asian="12pt" style:font-size-complex="12pt" style:font-weight-complex="bold"/>
    </style:style>
    <style:style style:name="T7" style:family="text">
      <style:text-properties fo:font-size="12pt" fo:language="es" fo:country="MX" style:font-size-asian="12pt" style:font-size-complex="12pt"/>
    </style:style>
    <style:style style:name="T8" style:family="text">
      <style:text-properties fo:font-size="12pt" style:font-name-asian="Calibri1" style:font-size-asian="12pt" style:font-name-complex="Times New Roman2" style:font-size-complex="12pt"/>
    </style:style>
    <style:style style:name="T9" style:family="text">
      <style:text-properties fo:font-size="12pt" style:font-name-asian="Calibri1" style:font-size-asian="12pt" style:font-name-complex="Times New Roman2" style:font-size-complex="12pt" style:font-weight-complex="bold"/>
    </style:style>
    <style:style style:name="T10" style:family="text">
      <style:text-properties fo:font-size="12pt" fo:font-style="italic" style:font-size-asian="12pt" style:font-style-asian="italic" style:font-size-complex="12pt"/>
    </style:style>
    <style:style style:name="T11" style:family="text">
      <style:text-properties fo:font-size="12pt" fo:language="en" fo:country="US" style:font-size-asian="12pt" style:font-size-complex="12pt"/>
    </style:style>
    <style:style style:name="T12" style:family="text">
      <style:text-properties fo:font-size="12pt" fo:language="en" fo:country="US" style:font-size-asian="12pt" style:font-size-complex="12pt" style:font-weight-complex="bold"/>
    </style:style>
    <style:style style:name="T13" style:family="text">
      <style:text-properties style:text-position="sub 58%"/>
    </style:style>
    <style:style style:name="T14" style:family="text">
      <style:text-properties style:text-position="sub 58%" fo:font-size="12pt" style:font-name-asian="Calibri1" style:font-size-asian="12pt" style:font-name-complex="Times New Roman2" style:font-size-complex="12pt"/>
    </style:style>
    <style:style style:name="T15" style:family="text">
      <style:text-properties style:text-position="sub 58%" fo:font-size="12pt" style:font-name-asian="Calibri1" style:font-size-asian="12pt" style:font-name-complex="Times New Roman2" style:font-size-complex="12pt" style:font-weight-complex="bold"/>
    </style:style>
    <style:style style:name="T16" style:family="text">
      <style:text-properties style:text-position="sub 58%" fo:font-size="12pt" style:font-size-asian="12pt" style:font-size-complex="12pt"/>
    </style:style>
    <style:style style:name="T17" style:family="text">
      <style:text-properties style:text-position="sub 58%" fo:font-size="12pt" fo:language="en" fo:country="US" style:font-size-asian="12pt" style:font-size-complex="12pt"/>
    </style:style>
    <style:style style:name="T18" style:family="text">
      <style:text-properties style:text-position="sub 58%" fo:font-size="12pt" fo:language="en" fo:country="US" style:font-size-asian="12pt" style:font-size-complex="12pt" style:font-weight-complex="bold"/>
    </style:style>
    <style:style style:name="T19" style:family="text">
      <style:text-properties fo:language="en" fo:country="US"/>
    </style:style>
    <style:style style:name="T20" style:family="text">
      <style:text-properties fo:language="en" fo:country="US" fo:font-weight="normal" style:font-weight-asian="normal" style:font-weight-complex="normal"/>
    </style:style>
    <style:style style:name="T21" style:family="text">
      <style:text-properties fo:language="en" fo:country="US" style:language-asian="es" style:country-asian="AR"/>
    </style:style>
    <style:style style:name="T22" style:family="text">
      <style:text-properties style:language-asian="es" style:country-asian="AR"/>
    </style:style>
    <style:style style:name="T23" style:family="text">
      <style:text-properties officeooo:rsid="0010a3db"/>
    </style:style>
    <style:style style:name="T24" style:family="text">
      <style:text-properties style:font-name="Symbol" fo:font-size="12pt" style:font-name-asian="Symbol1" style:font-size-asian="12pt" style:font-name-complex="Symbol1" style:font-size-complex="12pt"/>
    </style:style>
    <style:style style:name="T25" style:family="text">
      <style:text-properties fo:font-weight="normal" style:font-weight-asian="normal" style:font-weight-complex="normal"/>
    </style:style>
    <style:style style:name="T26" style:family="text">
      <style:text-properties officeooo:rsid="0001d9c2"/>
    </style:style>
    <style:style style:name="T27" style:family="text">
      <style:text-properties officeooo:rsid="0015a397"/>
    </style:style>
    <style:style style:name="T28" style:family="text">
      <style:text-properties officeooo:rsid="0020f818"/>
    </style:style>
    <style:style style:name="T29" style:family="text">
      <style:text-properties style:use-window-font-color="true" style:font-name="Times New Roman1" fo:font-size="12pt" fo:language="es" fo:country="ES" style:letter-kerning="false" style:font-name-asian="DejaVu Sans" style:font-size-asian="12pt" style:language-asian="es" style:country-asian="ES" style:font-name-complex="Arial3" style:font-size-complex="11pt" style:language-complex="ar" style:country-complex="SA"/>
    </style:style>
    <style:style style:name="T30" style:family="text">
      <style:text-properties style:use-window-font-color="true" style:font-name="Times New Roman1" fo:font-size="12pt" fo:language="es" fo:country="ES" style:letter-kerning="false" style:font-name-asian="DejaVu Sans" style:font-size-asian="12pt" style:language-asian="es" style:country-asian="ES" style:font-name-complex="Arial3" style:font-size-complex="12pt" style:language-complex="ar" style:country-complex="SA"/>
    </style:style>
    <style:style style:name="T31" style:family="text">
      <style:text-properties style:use-window-font-color="true" style:font-name="Times New Roman1" fo:font-size="12pt" fo:language="es" fo:country="MX" style:letter-kerning="false" style:font-name-asian="DejaVu Sans" style:font-size-asian="12pt" style:language-asian="es" style:country-asian="ES" style:font-name-complex="Arial3" style:font-size-complex="12pt" style:language-complex="ar" style:country-complex="SA"/>
    </style:style>
    <style:style style:name="T32" style:family="text">
      <style:text-properties style:use-window-font-color="true" style:text-position="0% 100%" style:font-name="Times New Roman1" fo:font-size="12pt" fo:language="es" fo:country="MX" style:letter-kerning="false" style:font-name-asian="DejaVu Sans" style:font-size-asian="12pt" style:language-asian="es" style:country-asian="ES" style:font-name-complex="Arial3" style:font-size-complex="12pt" style:language-complex="ar" style:country-complex="SA"/>
    </style:style>
    <style:style style:name="T33" style:family="text">
      <style:text-properties officeooo:rsid="002b6aa1"/>
    </style:style>
    <style:style style:name="T34" style:family="text">
      <style:text-properties officeooo:rsid="00383b08"/>
    </style:style>
    <style:style style:name="T35" style:family="text">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fo:text-shadow="none" style:text-underline-style="none" fo:font-weight="normal" style:letter-kerning="false" style:font-size-asian="10pt" style:language-asian="es" style:country-asian="ES" style:font-style-asian="normal" style:font-weight-asian="normal" style:font-size-complex="11pt" style:language-complex="ar" style:country-complex="SA" style:font-style-complex="normal" style:font-weight-complex="normal" style:text-emphasize="none" style:text-scale="100%" style:font-relief="none"/>
    </style:style>
    <style:style style:name="T36" style:family="text">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0pt" style:language-asian="es" style:country-asian="ES" style:font-style-asian="normal" style:font-weight-asian="normal" style:font-name-complex="Arial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aestría en Ciencia y Tecnología de Materiales UNSAM / CNEA</text:p>
      <text:p text:style-name="Heading"><text:span text:style-name="T22">Plan de Maestr</text:span>ía 2019</text:p>
      <text:h text:style-name="Heading_20_1" text:outline-level="1">Título de la Tesis </text:h>
      <text:p text:style-name="Text_20_body">Modelización Atomística De La Tenacidad De Interfaces Metal / Óxido En Aceros De Uso Nuclear.</text:p>
      <text:h text:style-name="Heading_20_1" text:outline-level="1">Lugar en donde se realizará</text:h>
      <text:p text:style-name="Text_20_body">División Aleaciones Especiales, Gerencia Materiales, Gerencia de Área Energía Nuclear</text:p>
      <text:h text:style-name="Heading_20_1" text:outline-level="1">Directores</text:h>
      <text:h text:style-name="Heading_20_3" text:outline-level="3">Mariano Daniel Forti</text:h>
      <text:p text:style-name="Text_20_body">Doctor en Ciencia y Tecnología, Mención Materiales, Instituto Sabato UNSAM-CNEA. Investigador CNEA <text:span text:style-name="T23">y</text:span> Docente UNSAM. </text:p>
      <text:p text:style-name="Text_20_body"><text:span text:style-name="T34">Contacto:</text:span> mforti@cnea.gov.ar, Interno CAC 7832</text:p>
      <text:h text:style-name="P30" text:outline-level="3">Pablo Gargano</text:h>
      <text:p text:style-name="P2">Licenciado en Ciencias Físicas. <text:span text:style-name="T23">Docente UNSAM e Investigador CNEA.</text:span></text:p>
      <text:p text:style-name="P2"><text:span text:style-name="T23">Contacto: </text:span>gargano@cnea.gov.ar. <text:span text:style-name="T23">I</text:span>nterno CAC 7247.</text:p>
      <text:h text:style-name="Heading_20_1" text:outline-level="1">Confidencialidad</text:h>
      <text:p text:style-name="Text_20_body">La realización de este trabajo no implica un acuerdo de confidencialidad.</text:p>
      <text:h text:style-name="Heading_20_1" text:outline-level="1">Introducción </text:h>
      <text:p text:style-name="Text_20_body">El uso de los reactores nucleares como fuente de energía se ha extendido y consolidado en la segunda mitad del siglo XX y en los inicios de este siglo XXI.<text:span text:style-name="T29"> </text:span>La continuidad de este recurso depende en gran medida de que las plantas nucleares sean cada vez más seguras y confiables, lo cual implica un mejoramiento de todos los aspectos relacionados con su operación. El problema de la confiabilidad de la planta nuclear requiere del análisis conjunto de la experiencia de fallas y el desarrollo de nuevos materiales y tecnologías. Este proyecto se enmarca en el abordaje de dichos aspectos, con el objetivo de la extensión de vida de las centrales nucleares argentinas.</text:p>
      <text:p text:style-name="Text_20_body"><text:soft-page-break/>La preocupación por la integridad de los elementos estructurales dio lugar a un activo campo de investigación y desarrollo. La falla puede iniciarse en una inestabilidad mecánica del óxido protector, la formación de pozos locales a escala nanométrica con la consecuente exposición de la superficie metálica al medio externo. Si se trata de un componente de una tubería en contacto con un medio acuoso, se añade el riesgo de que se vuelquen en el medio residuos indeseables que pueden acumularse y provocar fallas en otros sectores de la tubería. El comportamiento en servicio de estos materiales dependerá fuertemente de la estabilidad de dichas películas de óxido.</text:p>
      <text:p text:style-name="Text_20_body">Son numerosos los componentes de las centrales nucleares argentinas que sufren o pueden sufrir degradación por corrosión, iniciada por inestabilidad mecánica de la película de óxido, y son dos los grandes grupos de aleaciones que los conforman. Los aceros al carbono forman parte de componentes de las tuberías de los circuitos primario y secundario del reactor CANDU <text:span text:style-name="T33">6</text:span><text:reference-mark-start text:name="ZOTERO_ITEM CSL_CITATION {&quot;citationID&quot;:&quot;lDU8YDeM&quot;,&quot;properties&quot;:{&quot;formattedCitation&quot;:&quot;[1]&quot;,&quot;plainCitation&quot;:&quot;[1]&quot;,&quot;noteIndex&quot;:0},&quot;citationItems&quot;:[{&quot;id&quot;:&quot;YeVcXrSx/x4RtKUZE&quot;,&quot;uris&quot;:[&quot;http://zotero.org/users/local/iqG9VFE7/items/ZEBDJDAM&quot;],&quot;uri&quot;:[&quot;http://zotero.org/users/local/iqG9VFE7/items/ZEBDJDAM&quot;],&quot;itemData&quot;:{&quot;id&quot;:83,&quot;type&quot;:&quot;article-journal&quot;,&quot;title&quot;:&quot;Materials performance in CANDU reactors: The first 30 years and the prognosis for life extension and new designs&quot;,&quot;container-title&quot;:&quot;Journal of Nuclear Materials&quot;,&quot;page&quot;:&quot;1-8&quot;,&quot;volume&quot;:&quot;383&quot;,&quot;issue&quot;:&quot;1-2&quot;,&quot;abstract&quot;:&quot;A number of CANDU reactors have now been in-service for more than 30 years, and several are planning life extensions. This paper summarizes the major corrosion degradation operating experience of various out-of-core (i.e., excluding fuel channels and fuel) materials in-service in currently operating CANDU reactors. Also discussed are the decisions that need to be made for life extension of replaceable and non-replaceable components such as feeders and steam generators, and materials choices for new designs, such as the advanced CANDU reactor (ACR) and enhanced CANDU-6. The basis for these choices, including a brief summary of the R&amp;D necessary to support such decisions is provided. Finally we briefly discuss the materials and R&amp;D needs beyond the immediate future, including new concepts to improve plant operability and component reliability. Crown Copyright ?? 2008.&quot;,&quot;DOI&quot;:&quot;10.1016/j.jnucmat.2008.08.030&quot;,&quot;ISSN&quot;:&quot;00223115&quot;,&quot;author&quot;:[{&quot;family&quot;:&quot;Tapping&quot;,&quot;given&quot;:&quot;R. L.&quot;}],&quot;issued&quot;:{&quot;date-parts&quot;:[[&quot;2008&quot;,9]]}}}],&quot;schema&quot;:&quot;https://github.com/citation-style-language/schema/raw/master/csl-citation.json&quot;} RNDVfXBBAzBdV"/><text:span text:style-name="T33">[1]</text:span><text:reference-mark-end text:name="ZOTERO_ITEM CSL_CITATION {&quot;citationID&quot;:&quot;lDU8YDeM&quot;,&quot;properties&quot;:{&quot;formattedCitation&quot;:&quot;[1]&quot;,&quot;plainCitation&quot;:&quot;[1]&quot;,&quot;noteIndex&quot;:0},&quot;citationItems&quot;:[{&quot;id&quot;:&quot;YeVcXrSx/x4RtKUZE&quot;,&quot;uris&quot;:[&quot;http://zotero.org/users/local/iqG9VFE7/items/ZEBDJDAM&quot;],&quot;uri&quot;:[&quot;http://zotero.org/users/local/iqG9VFE7/items/ZEBDJDAM&quot;],&quot;itemData&quot;:{&quot;id&quot;:83,&quot;type&quot;:&quot;article-journal&quot;,&quot;title&quot;:&quot;Materials performance in CANDU reactors: The first 30 years and the prognosis for life extension and new designs&quot;,&quot;container-title&quot;:&quot;Journal of Nuclear Materials&quot;,&quot;page&quot;:&quot;1-8&quot;,&quot;volume&quot;:&quot;383&quot;,&quot;issue&quot;:&quot;1-2&quot;,&quot;abstract&quot;:&quot;A number of CANDU reactors have now been in-service for more than 30 years, and several are planning life extensions. This paper summarizes the major corrosion degradation operating experience of various out-of-core (i.e., excluding fuel channels and fuel) materials in-service in currently operating CANDU reactors. Also discussed are the decisions that need to be made for life extension of replaceable and non-replaceable components such as feeders and steam generators, and materials choices for new designs, such as the advanced CANDU reactor (ACR) and enhanced CANDU-6. The basis for these choices, including a brief summary of the R&amp;D necessary to support such decisions is provided. Finally we briefly discuss the materials and R&amp;D needs beyond the immediate future, including new concepts to improve plant operability and component reliability. Crown Copyright ?? 2008.&quot;,&quot;DOI&quot;:&quot;10.1016/j.jnucmat.2008.08.030&quot;,&quot;ISSN&quot;:&quot;00223115&quot;,&quot;author&quot;:[{&quot;family&quot;:&quot;Tapping&quot;,&quot;given&quot;:&quot;R. L.&quot;}],&quot;issued&quot;:{&quot;date-parts&quot;:[[&quot;2008&quot;,9]]}}}],&quot;schema&quot;:&quot;https://github.com/citation-style-language/schema/raw/master/csl-citation.json&quot;} RNDVfXBBAzBdV"/> (Planta Nuclear Embalse) y secundario del reactor PHWR (Planta Nuclear Atucha I) <text:reference-mark-start text:name="ZOTERO_ITEM CSL_CITATION {&quot;citationID&quot;:&quot;fVdIUgS4&quot;,&quot;properties&quot;:{&quot;formattedCitation&quot;:&quot;[2]&quot;,&quot;plainCitation&quot;:&quot;[2]&quot;,&quot;noteIndex&quot;:0},&quot;citationItems&quot;:[{&quot;id&quot;:2776,&quot;uris&quot;:[&quot;http://zotero.org/users/local/iqG9VFE7/items/ZZ6T3ZG9&quot;],&quot;uri&quot;:[&quot;http://zotero.org/users/local/iqG9VFE7/items/ZZ6T3ZG9&quot;],&quot;itemData&quot;:{&quot;id&quot;:2776,&quot;type&quot;:&quot;webpage&quot;,&quot;title&quot;:&quot;Integrated Plant Life Management for Long Term Operation of Argentinean NPPs&quot;,&quot;container-title&quot;:&quot;Comisión Nacional de Energía Atómica&quot;,&quot;note&quot;:&quot;Citation Key: Argentina NPP life&quot;,&quot;author&quot;:[{&quot;family&quot;:&quot;Ranalli&quot;,&quot;given&quot;:&quot;J.M.&quot;},{&quot;family&quot;:&quot;Marchena&quot;,&quot;given&quot;:&quot;M.&quot;},{&quot;family&quot;:&quot;Zorrilla&quot;,&quot;given&quot;:&quot;J.&quot;},{&quot;family&quot;:&quot;Antonaccio&quot;,&quot;given&quot;:&quot;E.&quot;},{&quot;family&quot;:&quot;Versaci&quot;,&quot;given&quot;:&quot;R.&quot;}]}}],&quot;schema&quot;:&quot;https://github.com/citation-style-language/schema/raw/master/csl-citation.json&quot;} RND10X4Kn22TH"/>[2]<text:reference-mark-end text:name="ZOTERO_ITEM CSL_CITATION {&quot;citationID&quot;:&quot;fVdIUgS4&quot;,&quot;properties&quot;:{&quot;formattedCitation&quot;:&quot;[2]&quot;,&quot;plainCitation&quot;:&quot;[2]&quot;,&quot;noteIndex&quot;:0},&quot;citationItems&quot;:[{&quot;id&quot;:2776,&quot;uris&quot;:[&quot;http://zotero.org/users/local/iqG9VFE7/items/ZZ6T3ZG9&quot;],&quot;uri&quot;:[&quot;http://zotero.org/users/local/iqG9VFE7/items/ZZ6T3ZG9&quot;],&quot;itemData&quot;:{&quot;id&quot;:2776,&quot;type&quot;:&quot;webpage&quot;,&quot;title&quot;:&quot;Integrated Plant Life Management for Long Term Operation of Argentinean NPPs&quot;,&quot;container-title&quot;:&quot;Comisión Nacional de Energía Atómica&quot;,&quot;note&quot;:&quot;Citation Key: Argentina NPP life&quot;,&quot;author&quot;:[{&quot;family&quot;:&quot;Ranalli&quot;,&quot;given&quot;:&quot;J.M.&quot;},{&quot;family&quot;:&quot;Marchena&quot;,&quot;given&quot;:&quot;M.&quot;},{&quot;family&quot;:&quot;Zorrilla&quot;,&quot;given&quot;:&quot;J.&quot;},{&quot;family&quot;:&quot;Antonaccio&quot;,&quot;given&quot;:&quot;E.&quot;},{&quot;family&quot;:&quot;Versaci&quot;,&quot;given&quot;:&quot;R.&quot;}]}}],&quot;schema&quot;:&quot;https://github.com/citation-style-language/schema/raw/master/csl-citation.json&quot;} RND10X4Kn22TH"/>. Aceros con alto contenido de Cr se utilizan, por ejemplo, en los generadores de vapor <text:reference-mark-start text:name="ZOTERO_ITEM CSL_CITATION {&quot;citationID&quot;:&quot;Rs8LE2hE&quot;,&quot;properties&quot;:{&quot;formattedCitation&quot;:&quot;[3]&quot;,&quot;plainCitation&quot;:&quot;[3]&quot;,&quot;noteIndex&quot;:0},&quot;citationItems&quot;:[{&quot;id&quot;:2814,&quot;uris&quot;:[&quot;http://zotero.org/users/local/iqG9VFE7/items/HA3FMWVD&quot;],&quot;uri&quot;:[&quot;http://zotero.org/users/local/iqG9VFE7/items/HA3FMWVD&quot;],&quot;itemData&quot;:{&quot;id&quot;:2814,&quot;type&quot;:&quot;article-journal&quot;,&quot;title&quot;:&quot;Corrosion behaviour of Alloy 800 in high temperature aqueous solutions: long term autoclave studies• 1&quot;,&quot;container-title&quot;:&quot;Journal of nuclear materials&quot;,&quot;page&quot;:&quot;93–101&quot;,&quot;volume&quot;:&quot;229&quot;,&quot;abstract&quot;:&quot;Generalized corrosion of Alloy 800 under primary coolant conditions was investigated by measuring the average thickness of oxide layers grown after long isothermal exposures in the autoclaves located out of core in the Embalse Nuclear Power Plant and shorter exposures in laboratory static autoclaves. The films exhibited the familiar double layer structure but after long exposures the inner layer was found to be hidden by the formation of overlayers and/or by the deposition of species inevitably present in high temperature coolant. The samples exposed to the primary coolant showed greater average oxide thickness than those in the static autoclave studies, indicating the deposition of corrosion products from the coolant. Analysis of the films grown in static autoclaves showed the presence of hydrated species at the oxide/solution interface and spinel structures inside the film. Oxidized nickel was found only within few nanometers in the outermost layer of the films whereas elementary nickel predominated in the rest of the oxide.&quot;,&quot;note&quot;:&quot;publisher: Elsevier\nCitation Key: Alvarez1996&quot;,&quot;author&quot;:[{&quot;family&quot;:&quot;Alvarez&quot;,&quot;given&quot;:&quot;MG&quot;},{&quot;family&quot;:&quot;Olmedo&quot;,&quot;given&quot;:&quot;AM&quot;},{&quot;family&quot;:&quot;Villegas&quot;,&quot;given&quot;:&quot;M.&quot;}],&quot;issued&quot;:{&quot;date-parts&quot;:[[&quot;1996&quot;]]}}}],&quot;schema&quot;:&quot;https://github.com/citation-style-language/schema/raw/master/csl-citation.json&quot;} RNDfdxEhyVBx6"/>[3]<text:reference-mark-end text:name="ZOTERO_ITEM CSL_CITATION {&quot;citationID&quot;:&quot;Rs8LE2hE&quot;,&quot;properties&quot;:{&quot;formattedCitation&quot;:&quot;[3]&quot;,&quot;plainCitation&quot;:&quot;[3]&quot;,&quot;noteIndex&quot;:0},&quot;citationItems&quot;:[{&quot;id&quot;:2814,&quot;uris&quot;:[&quot;http://zotero.org/users/local/iqG9VFE7/items/HA3FMWVD&quot;],&quot;uri&quot;:[&quot;http://zotero.org/users/local/iqG9VFE7/items/HA3FMWVD&quot;],&quot;itemData&quot;:{&quot;id&quot;:2814,&quot;type&quot;:&quot;article-journal&quot;,&quot;title&quot;:&quot;Corrosion behaviour of Alloy 800 in high temperature aqueous solutions: long term autoclave studies• 1&quot;,&quot;container-title&quot;:&quot;Journal of nuclear materials&quot;,&quot;page&quot;:&quot;93–101&quot;,&quot;volume&quot;:&quot;229&quot;,&quot;abstract&quot;:&quot;Generalized corrosion of Alloy 800 under primary coolant conditions was investigated by measuring the average thickness of oxide layers grown after long isothermal exposures in the autoclaves located out of core in the Embalse Nuclear Power Plant and shorter exposures in laboratory static autoclaves. The films exhibited the familiar double layer structure but after long exposures the inner layer was found to be hidden by the formation of overlayers and/or by the deposition of species inevitably present in high temperature coolant. The samples exposed to the primary coolant showed greater average oxide thickness than those in the static autoclave studies, indicating the deposition of corrosion products from the coolant. Analysis of the films grown in static autoclaves showed the presence of hydrated species at the oxide/solution interface and spinel structures inside the film. Oxidized nickel was found only within few nanometers in the outermost layer of the films whereas elementary nickel predominated in the rest of the oxide.&quot;,&quot;note&quot;:&quot;publisher: Elsevier\nCitation Key: Alvarez1996&quot;,&quot;author&quot;:[{&quot;family&quot;:&quot;Alvarez&quot;,&quot;given&quot;:&quot;MG&quot;},{&quot;family&quot;:&quot;Olmedo&quot;,&quot;given&quot;:&quot;AM&quot;},{&quot;family&quot;:&quot;Villegas&quot;,&quot;given&quot;:&quot;M.&quot;}],&quot;issued&quot;:{&quot;date-parts&quot;:[[&quot;1996&quot;]]}}}],&quot;schema&quot;:&quot;https://github.com/citation-style-language/schema/raw/master/csl-citation.json&quot;} RNDfdxEhyVBx6"/>.</text:p>
      <text:p text:style-name="Text_20_body">La pérdida de metal en las tuberías de aceros al carbono por desprendimiento de la capa de óxido puede conducir al depósito en otras secciones del tubo bloqueando la circulación de fluido, como así también a la exposición del metal de la tubería al medio fluido causando la formación de pozos locales a escala nanométrica que dan lugar a concentraciones de tensiones adicionales y en un futuro a agrietamiento transgranular e intergranular. </text:p>
      <text:p text:style-name="Text_20_body">El desprendimiento es función del espesor de la capa de óxido, pero además debe conocerse la tenacidad de la interfaz metal/óxido y el tamaño crítico del defecto desde donde comenzará la fisura<text:span text:style-name="T1"> </text:span><text:reference-mark-start text:name="ZOTERO_ITEM CSL_CITATION {&quot;citationID&quot;:&quot;voGyXPLJ&quot;,&quot;properties&quot;:{&quot;formattedCitation&quot;:&quot;[1]&quot;,&quot;plainCitation&quot;:&quot;[1]&quot;,&quot;noteIndex&quot;:0},&quot;citationItems&quot;:[{&quot;id&quot;:&quot;YeVcXrSx/x4RtKUZE&quot;,&quot;uris&quot;:[&quot;http://zotero.org/users/local/iqG9VFE7/items/ZEBDJDAM&quot;],&quot;uri&quot;:[&quot;http://zotero.org/users/local/iqG9VFE7/items/ZEBDJDAM&quot;],&quot;itemData&quot;:{&quot;id&quot;:&quot;YeVcXrSx/x4RtKUZE&quot;,&quot;type&quot;:&quot;article-journal&quot;,&quot;title&quot;:&quot;Materials performance in CANDU reactors: The first 30 years and the prognosis for life extension and new designs&quot;,&quot;container-title&quot;:&quot;Journal of Nuclear Materials&quot;,&quot;page&quot;:&quot;1-8&quot;,&quot;volume&quot;:&quot;383&quot;,&quot;issue&quot;:&quot;1-2&quot;,&quot;abstract&quot;:&quot;A number of CANDU reactors have now been in-service for more than 30 years, and several are planning life extensions. This paper summarizes the major corrosion degradation operating experience of various out-of-core (i.e., excluding fuel channels and fuel) materials in-service in currently operating CANDU reactors. Also discussed are the decisions that need to be made for life extension of replaceable and non-replaceable components such as feeders and steam generators, and materials choices for new designs, such as the advanced CANDU reactor (ACR) and enhanced CANDU-6. The basis for these choices, including a brief summary of the R&amp;D necessary to support such decisions is provided. Finally we briefly discuss the materials and R&amp;D needs beyond the immediate future, including new concepts to improve plant operability and component reliability. Crown Copyright ?? 2008.&quot;,&quot;DOI&quot;:&quot;10.1016/j.jnucmat.2008.08.030&quot;,&quot;ISSN&quot;:&quot;00223115&quot;,&quot;author&quot;:[{&quot;family&quot;:&quot;Tapping&quot;,&quot;given&quot;:&quot;R. L.&quot;}],&quot;issued&quot;:{&quot;date-parts&quot;:[[&quot;2008&quot;,9]]}}}],&quot;schema&quot;:&quot;https://github.com/citation-style-language/schema/raw/master/csl-citation.json&quot;} RNDmf8Ncdz8A6"/><text:span text:style-name="T1">[1]</text:span><text:reference-mark-end text:name="ZOTERO_ITEM CSL_CITATION {&quot;citationID&quot;:&quot;voGyXPLJ&quot;,&quot;properties&quot;:{&quot;formattedCitation&quot;:&quot;[1]&quot;,&quot;plainCitation&quot;:&quot;[1]&quot;,&quot;noteIndex&quot;:0},&quot;citationItems&quot;:[{&quot;id&quot;:&quot;YeVcXrSx/x4RtKUZE&quot;,&quot;uris&quot;:[&quot;http://zotero.org/users/local/iqG9VFE7/items/ZEBDJDAM&quot;],&quot;uri&quot;:[&quot;http://zotero.org/users/local/iqG9VFE7/items/ZEBDJDAM&quot;],&quot;itemData&quot;:{&quot;id&quot;:&quot;YeVcXrSx/x4RtKUZE&quot;,&quot;type&quot;:&quot;article-journal&quot;,&quot;title&quot;:&quot;Materials performance in CANDU reactors: The first 30 years and the prognosis for life extension and new designs&quot;,&quot;container-title&quot;:&quot;Journal of Nuclear Materials&quot;,&quot;page&quot;:&quot;1-8&quot;,&quot;volume&quot;:&quot;383&quot;,&quot;issue&quot;:&quot;1-2&quot;,&quot;abstract&quot;:&quot;A number of CANDU reactors have now been in-service for more than 30 years, and several are planning life extensions. This paper summarizes the major corrosion degradation operating experience of various out-of-core (i.e., excluding fuel channels and fuel) materials in-service in currently operating CANDU reactors. Also discussed are the decisions that need to be made for life extension of replaceable and non-replaceable components such as feeders and steam generators, and materials choices for new designs, such as the advanced CANDU reactor (ACR) and enhanced CANDU-6. The basis for these choices, including a brief summary of the R&amp;D necessary to support such decisions is provided. Finally we briefly discuss the materials and R&amp;D needs beyond the immediate future, including new concepts to improve plant operability and component reliability. Crown Copyright ?? 2008.&quot;,&quot;DOI&quot;:&quot;10.1016/j.jnucmat.2008.08.030&quot;,&quot;ISSN&quot;:&quot;00223115&quot;,&quot;author&quot;:[{&quot;family&quot;:&quot;Tapping&quot;,&quot;given&quot;:&quot;R. L.&quot;}],&quot;issued&quot;:{&quot;date-parts&quot;:[[&quot;2008&quot;,9]]}}}],&quot;schema&quot;:&quot;https://github.com/citation-style-language/schema/raw/master/csl-citation.json&quot;} RNDmf8Ncdz8A6"/>. La composición de la capa de óxido está influida por la microestructura de la superficie del metal y por la composición de la misma. Olsson y Landolt <text:reference-mark-start text:name="ZOTERO_ITEM CSL_CITATION {&quot;citationID&quot;:&quot;fkvSLgOM&quot;,&quot;properties&quot;:{&quot;formattedCitation&quot;:&quot;[4]&quot;,&quot;plainCitation&quot;:&quot;[4]&quot;,&quot;noteIndex&quot;:0},&quot;citationItems&quot;:[{&quot;id&quot;:3993,&quot;uris&quot;:[&quot;http://zotero.org/users/local/iqG9VFE7/items/R52LX7KQ&quot;],&quot;uri&quot;:[&quot;http://zotero.org/users/local/iqG9VFE7/items/R52LX7KQ&quot;],&quot;itemData&quot;:{&quot;id&quot;:3993,&quot;type&quot;:&quot;article-journal&quot;,&quot;title&quot;:&quot;Passive films on stainless steels—chemistry, structure and growth&quot;,&quot;container-title&quot;:&quot;Electrochimica Acta&quot;,&quot;page&quot;:&quot;1093-1104&quot;,&quot;volume&quot;:&quot;48&quot;,&quot;issue&quot;:&quot;9&quot;,&quot;abstract&quot;:&quot;The outstanding corrosion resistance of stainless steels results from the presence of a thin oxide - 'passive' - film on the metal surface, typically 1-3 nm thick. The characterisation of the composition and structure of such thin films and the study of their interaction with corrosive environments requires a combination of sophisticated experimental techniques. This paper reviews progress in the characterisation and understanding of passive films on stainless steels achieved over the past two decades. During this period, ex situ surface analysis methods have made substantial progress and new in situ methods for the study of passive films with atomic resolution have been introduced, giving real time information on film chemistry and growth. It has been found that whereas passive film growth occurs in seconds or minutes, long range film ordering is a considerably slower process that takes several hours. In situ investigations indicate that at short times, charge transfer at the metal/film or the film/solution interface limits the rate of film growth on stainless steels. In situ estimates of film composition confirm previous data obtained with ex situ techniques. ?? 2003 Elsevier Science Ltd. All rights reserved.&quot;,&quot;DOI&quot;:&quot;10.1016/S0013-4686(02)00841-1&quot;,&quot;ISSN&quot;:&quot;00134686&quot;,&quot;note&quot;:&quot;Citation Key: Olsson2003\nISBN: 0013-4686&quot;,&quot;author&quot;:[{&quot;family&quot;:&quot;Olsson&quot;,&quot;given&quot;:&quot;C. O&quot;,&quot;dropping-particle&quot;:&quot;a&quot;},{&quot;family&quot;:&quot;Landolt&quot;,&quot;given&quot;:&quot;D.&quot;}],&quot;issued&quot;:{&quot;date-parts&quot;:[[&quot;2003&quot;,4,20]]}}}],&quot;schema&quot;:&quot;https://github.com/citation-style-language/schema/raw/master/csl-citation.json&quot;} RNDJ254cbIIkg"/>[4]<text:reference-mark-end text:name="ZOTERO_ITEM CSL_CITATION {&quot;citationID&quot;:&quot;fkvSLgOM&quot;,&quot;properties&quot;:{&quot;formattedCitation&quot;:&quot;[4]&quot;,&quot;plainCitation&quot;:&quot;[4]&quot;,&quot;noteIndex&quot;:0},&quot;citationItems&quot;:[{&quot;id&quot;:3993,&quot;uris&quot;:[&quot;http://zotero.org/users/local/iqG9VFE7/items/R52LX7KQ&quot;],&quot;uri&quot;:[&quot;http://zotero.org/users/local/iqG9VFE7/items/R52LX7KQ&quot;],&quot;itemData&quot;:{&quot;id&quot;:3993,&quot;type&quot;:&quot;article-journal&quot;,&quot;title&quot;:&quot;Passive films on stainless steels—chemistry, structure and growth&quot;,&quot;container-title&quot;:&quot;Electrochimica Acta&quot;,&quot;page&quot;:&quot;1093-1104&quot;,&quot;volume&quot;:&quot;48&quot;,&quot;issue&quot;:&quot;9&quot;,&quot;abstract&quot;:&quot;The outstanding corrosion resistance of stainless steels results from the presence of a thin oxide - 'passive' - film on the metal surface, typically 1-3 nm thick. The characterisation of the composition and structure of such thin films and the study of their interaction with corrosive environments requires a combination of sophisticated experimental techniques. This paper reviews progress in the characterisation and understanding of passive films on stainless steels achieved over the past two decades. During this period, ex situ surface analysis methods have made substantial progress and new in situ methods for the study of passive films with atomic resolution have been introduced, giving real time information on film chemistry and growth. It has been found that whereas passive film growth occurs in seconds or minutes, long range film ordering is a considerably slower process that takes several hours. In situ investigations indicate that at short times, charge transfer at the metal/film or the film/solution interface limits the rate of film growth on stainless steels. In situ estimates of film composition confirm previous data obtained with ex situ techniques. ?? 2003 Elsevier Science Ltd. All rights reserved.&quot;,&quot;DOI&quot;:&quot;10.1016/S0013-4686(02)00841-1&quot;,&quot;ISSN&quot;:&quot;00134686&quot;,&quot;note&quot;:&quot;Citation Key: Olsson2003\nISBN: 0013-4686&quot;,&quot;author&quot;:[{&quot;family&quot;:&quot;Olsson&quot;,&quot;given&quot;:&quot;C. O&quot;,&quot;dropping-particle&quot;:&quot;a&quot;},{&quot;family&quot;:&quot;Landolt&quot;,&quot;given&quot;:&quot;D.&quot;}],&quot;issued&quot;:{&quot;date-parts&quot;:[[&quot;2003&quot;,4,20]]}}}],&quot;schema&quot;:&quot;https://github.com/citation-style-language/schema/raw/master/csl-citation.json&quot;} RNDJ254cbIIkg"/> reseñan resultados experimentales que muestran que el contenido de Cr en el óxido formado sobre una aleación Fe-Cr es el del metal en la interfaz, aumentando con la distancia a la interfaz. En cuanto a la microestructura, resultados en aceros conteniendo Cr entre 0 y 10 % muestran que la estructura del óxido en contacto con la superficie metálica es de tipo espinela <text:reference-mark-start text:name="ZOTERO_ITEM CSL_CITATION {&quot;citationID&quot;:&quot;vd02hBA1&quot;,&quot;properties&quot;:{&quot;formattedCitation&quot;:&quot;[5]&quot;,&quot;plainCitation&quot;:&quot;[5]&quot;,&quot;noteIndex&quot;:0},&quot;citationItems&quot;:[{&quot;id&quot;:2585,&quot;uris&quot;:[&quot;http://zotero.org/users/local/iqG9VFE7/items/XT5QZTRT&quot;],&quot;uri&quot;:[&quot;http://zotero.org/users/local/iqG9VFE7/items/XT5QZTRT&quot;],&quot;itemData&quot;:{&quot;id&quot;:2585,&quot;type&quot;:&quot;article-journal&quot;,&quot;title&quot;:&quot;A fundamental study of Fe–Cr binary alloy–oxide film interfaces at 288°C by computational chemistry calculations&quot;,&quot;container-title&quot;:&quot;Corrosion Science&quot;,&quot;page&quot;:&quot;2349-2352&quot;,&quot;volume&quot;:&quot;52&quot;,&quot;issue&quot;:&quot;7&quot;,&quot;abstract&quot;:&quot;A quantum chemical molecular dynamics method was used in order to understand the oxide film degra- dation mechanism at metal/metal–oxide interfaces. The present study shows that oxygen diffusivity in the metal is significantly higher at a Fe–Cr/Fe2O3 interface compared to a Fe–Cr/Cr2O3 interface. This indi- cates that Cr2O3 enables protection of the surface for a longer period of time than Fe2O3 in a high tem- perature environment. Applied tensile strain enhances the oxygen mobility towards the metal surface. This process helps to increase the oxidation of the metal surface by forming metal oxygen bonds. Atomic charge analysis reveals that the oxygen atoms are negatively charged and the chromium atoms are more highly positively charged than iron ones. The negatively charged oxygen atoms are able to make covalent bonds with the positive metal atoms. This charge transfer process facilitates the formation of metal–oxy- gen bonds and weakens the metallic bonds. &quot;,&quot;DOI&quot;:&quot;10.1016/j.corsci.2010.04.006&quot;,&quot;ISSN&quot;:&quot;0010938X&quot;,&quot;note&quot;:&quot;publisher: Elsevier Ltd\nCitation Key: Das2010&quot;,&quot;author&quot;:[{&quot;family&quot;:&quot;Das&quot;,&quot;given&quot;:&quot;Nishith Kumar&quot;},{&quot;family&quot;:&quot;Shoji&quot;,&quot;given&quot;:&quot;Tetsuo&quot;},{&quot;family&quot;:&quot;Takeda&quot;,&quot;given&quot;:&quot;Yoichi&quot;}],&quot;issued&quot;:{&quot;date-parts&quot;:[[&quot;2010&quot;,7]]}}}],&quot;schema&quot;:&quot;https://github.com/citation-style-language/schema/raw/master/csl-citation.json&quot;} RND4jkMiYiXSB"/>[5]<text:reference-mark-end text:name="ZOTERO_ITEM CSL_CITATION {&quot;citationID&quot;:&quot;vd02hBA1&quot;,&quot;properties&quot;:{&quot;formattedCitation&quot;:&quot;[5]&quot;,&quot;plainCitation&quot;:&quot;[5]&quot;,&quot;noteIndex&quot;:0},&quot;citationItems&quot;:[{&quot;id&quot;:2585,&quot;uris&quot;:[&quot;http://zotero.org/users/local/iqG9VFE7/items/XT5QZTRT&quot;],&quot;uri&quot;:[&quot;http://zotero.org/users/local/iqG9VFE7/items/XT5QZTRT&quot;],&quot;itemData&quot;:{&quot;id&quot;:2585,&quot;type&quot;:&quot;article-journal&quot;,&quot;title&quot;:&quot;A fundamental study of Fe–Cr binary alloy–oxide film interfaces at 288°C by computational chemistry calculations&quot;,&quot;container-title&quot;:&quot;Corrosion Science&quot;,&quot;page&quot;:&quot;2349-2352&quot;,&quot;volume&quot;:&quot;52&quot;,&quot;issue&quot;:&quot;7&quot;,&quot;abstract&quot;:&quot;A quantum chemical molecular dynamics method was used in order to understand the oxide film degra- dation mechanism at metal/metal–oxide interfaces. The present study shows that oxygen diffusivity in the metal is significantly higher at a Fe–Cr/Fe2O3 interface compared to a Fe–Cr/Cr2O3 interface. This indi- cates that Cr2O3 enables protection of the surface for a longer period of time than Fe2O3 in a high tem- perature environment. Applied tensile strain enhances the oxygen mobility towards the metal surface. This process helps to increase the oxidation of the metal surface by forming metal oxygen bonds. Atomic charge analysis reveals that the oxygen atoms are negatively charged and the chromium atoms are more highly positively charged than iron ones. The negatively charged oxygen atoms are able to make covalent bonds with the positive metal atoms. This charge transfer process facilitates the formation of metal–oxy- gen bonds and weakens the metallic bonds. &quot;,&quot;DOI&quot;:&quot;10.1016/j.corsci.2010.04.006&quot;,&quot;ISSN&quot;:&quot;0010938X&quot;,&quot;note&quot;:&quot;publisher: Elsevier Ltd\nCitation Key: Das2010&quot;,&quot;author&quot;:[{&quot;family&quot;:&quot;Das&quot;,&quot;given&quot;:&quot;Nishith Kumar&quot;},{&quot;family&quot;:&quot;Shoji&quot;,&quot;given&quot;:&quot;Tetsuo&quot;},{&quot;family&quot;:&quot;Takeda&quot;,&quot;given&quot;:&quot;Yoichi&quot;}],&quot;issued&quot;:{&quot;date-parts&quot;:[[&quot;2010&quot;,7]]}}}],&quot;schema&quot;:&quot;https://github.com/citation-style-language/schema/raw/master/csl-citation.json&quot;} RND4jkMiYiXSB"/>. </text:p>
      <text:p text:style-name="Text_20_body">Existen pocos datos fiables experimentales de la tenacidad de la interfaz metal/óxido. La alternativa que utilizamos se basa en un cálculo teórico a escala atomística, la Teoría de la Funcional Densidad (DFT)<text:span text:style-name="T1"> </text:span><text:reference-mark-start text:name="ZOTERO_ITEM CSL_CITATION {&quot;citationID&quot;:&quot;8Ul0vCs8&quot;,&quot;properties&quot;:{&quot;formattedCitation&quot;:&quot;[6,7]&quot;,&quot;plainCitation&quot;:&quot;[6,7]&quot;,&quot;noteIndex&quot;:0},&quot;citationItems&quot;:[{&quot;id&quot;:2561,&quot;uris&quot;:[&quot;http://zotero.org/users/local/iqG9VFE7/items/3DUG26MC&quot;],&quot;uri&quot;:[&quot;http://zotero.org/users/local/iqG9VFE7/items/3DUG26MC&quot;],&quot;itemData&quot;:{&quot;id&quot;:2561,&quot;type&quot;:&quot;article-journal&quot;,&quot;title&quot;:&quot;Inhomogeneous electron gas&quot;,&quot;container-title&quot;:&quot;Phys. Rev&quot;,&quot;page&quot;:&quot;B864–B871&quot;,&quot;volume&quot;:&quot;136&quot;,&quot;issue&quot;:&quot;3B&quot;,&quot;abstract&quot;:&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quot;note&quot;:&quot;publisher: APS\nCitation Key: Hohenberg1964&quot;,&quot;author&quot;:[{&quot;family&quot;:&quot;Hohenberg&quot;,&quot;given&quot;:&quot;P.&quot;},{&quot;family&quot;:&quot;Kohn&quot;,&quot;given&quot;:&quot;W.&quot;}],&quot;issued&quot;:{&quot;date-parts&quot;:[[&quot;1964&quot;]]}}},{&quot;id&quot;:2545,&quot;uris&quot;:[&quot;http://zotero.org/users/local/iqG9VFE7/items/E3L8HPK2&quot;],&quot;uri&quot;:[&quot;http://zotero.org/users/local/iqG9VFE7/items/E3L8HPK2&quot;],&quot;itemData&quot;:{&quot;id&quot;:2545,&quot;type&quot;:&quot;article-journal&quot;,&quot;title&quot;:&quot;Self-Consistent Equations Including Exchange and Correlation Effects&quot;,&quot;container-title&quot;:&quot;Physical Review&quot;,&quot;page&quot;:&quot;A1133-A1138&quot;,&quot;volume&quot;:&quot;140&quot;,&quot;issue&quot;:&quot;4A&quot;,&quot;DOI&quot;:&quot;10.1103/PhysRev.140.A1133&quot;,&quot;ISSN&quot;:&quot;0031-899X&quot;,&quot;note&quot;:&quot;Citation Key: Kohn1965&quot;,&quot;author&quot;:[{&quot;family&quot;:&quot;Kohn&quot;,&quot;given&quot;:&quot;W.&quot;},{&quot;family&quot;:&quot;Sham&quot;,&quot;given&quot;:&quot;L. J.&quot;}],&quot;issued&quot;:{&quot;date-parts&quot;:[[&quot;1965&quot;,11]]}}}],&quot;schema&quot;:&quot;https://github.com/citation-style-language/schema/raw/master/csl-citation.json&quot;} RNDpUJL1YuBV3"/><text:span text:style-name="T1">[6,7]</text:span><text:reference-mark-end text:name="ZOTERO_ITEM CSL_CITATION {&quot;citationID&quot;:&quot;8Ul0vCs8&quot;,&quot;properties&quot;:{&quot;formattedCitation&quot;:&quot;[6,7]&quot;,&quot;plainCitation&quot;:&quot;[6,7]&quot;,&quot;noteIndex&quot;:0},&quot;citationItems&quot;:[{&quot;id&quot;:2561,&quot;uris&quot;:[&quot;http://zotero.org/users/local/iqG9VFE7/items/3DUG26MC&quot;],&quot;uri&quot;:[&quot;http://zotero.org/users/local/iqG9VFE7/items/3DUG26MC&quot;],&quot;itemData&quot;:{&quot;id&quot;:2561,&quot;type&quot;:&quot;article-journal&quot;,&quot;title&quot;:&quot;Inhomogeneous electron gas&quot;,&quot;container-title&quot;:&quot;Phys. Rev&quot;,&quot;page&quot;:&quot;B864–B871&quot;,&quot;volume&quot;:&quot;136&quot;,&quot;issue&quot;:&quot;3B&quot;,&quot;abstract&quot;:&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quot;note&quot;:&quot;publisher: APS\nCitation Key: Hohenberg1964&quot;,&quot;author&quot;:[{&quot;family&quot;:&quot;Hohenberg&quot;,&quot;given&quot;:&quot;P.&quot;},{&quot;family&quot;:&quot;Kohn&quot;,&quot;given&quot;:&quot;W.&quot;}],&quot;issued&quot;:{&quot;date-parts&quot;:[[&quot;1964&quot;]]}}},{&quot;id&quot;:2545,&quot;uris&quot;:[&quot;http://zotero.org/users/local/iqG9VFE7/items/E3L8HPK2&quot;],&quot;uri&quot;:[&quot;http://zotero.org/users/local/iqG9VFE7/items/E3L8HPK2&quot;],&quot;itemData&quot;:{&quot;id&quot;:2545,&quot;type&quot;:&quot;article-journal&quot;,&quot;title&quot;:&quot;Self-Consistent Equations Including Exchange and Correlation Effects&quot;,&quot;container-title&quot;:&quot;Physical Review&quot;,&quot;page&quot;:&quot;A1133-A1138&quot;,&quot;volume&quot;:&quot;140&quot;,&quot;issue&quot;:&quot;4A&quot;,&quot;DOI&quot;:&quot;10.1103/PhysRev.140.A1133&quot;,&quot;ISSN&quot;:&quot;0031-899X&quot;,&quot;note&quot;:&quot;Citation Key: Kohn1965&quot;,&quot;author&quot;:[{&quot;family&quot;:&quot;Kohn&quot;,&quot;given&quot;:&quot;W.&quot;},{&quot;family&quot;:&quot;Sham&quot;,&quot;given&quot;:&quot;L. J.&quot;}],&quot;issued&quot;:{&quot;date-parts&quot;:[[&quot;1965&quot;,11]]}}}],&quot;schema&quot;:&quot;https://github.com/citation-style-language/schema/raw/master/csl-citation.json&quot;} RNDpUJL1YuBV3"/><text:span text:style-name="T29"> </text:span>.</text:p>
      <text:p text:style-name="Text_20_body">La tenacidad de la interfaz Fe/Fe<text:span text:style-name="T13">3</text:span>O<text:span text:style-name="T13">4</text:span> (espinela) es tema de investigación de este grupo de trabajo. La investigación teórica de la interfaz (Fe, Cr) / (Fe, Cr)<text:span text:style-name="T13">3</text:span>O<text:span text:style-name="T13">4</text:span> y su comparación con nuestros resultados previos para las aleaciones sin Cr <text:reference-mark-start text:name="ZOTERO_ITEM CSL_CITATION {&quot;citationID&quot;:&quot;lMNkDawu&quot;,&quot;properties&quot;:{&quot;formattedCitation&quot;:&quot;[8,9]&quot;,&quot;plainCitation&quot;:&quot;[8,9]&quot;,&quot;noteIndex&quot;:0},&quot;citationItems&quot;:[{&quot;id&quot;:3987,&quot;uris&quot;:[&quot;http://zotero.org/users/local/iqG9VFE7/items/HR464CC5&quot;],&quot;uri&quot;:[&quot;http://zotero.org/users/local/iqG9VFE7/items/HR464CC5&quot;],&quot;itemData&quot;:{&quot;id&quot;:3987,&quot;type&quot;:&quot;article-journal&quot;,&quot;title&quot;:&quot;A DFT study of atomic structure and adhesion at the Fe(BCC)/Fe3O4 interfaces&quot;,&quot;container-title&quot;:&quot;Surface Science&quot;,&quot;page&quot;:&quot;55-65&quot;,&quot;volume&quot;:&quot;647&quot;,&quot;DOI&quot;:&quot;10.1016/j.susc.2015.12.013&quot;,&quot;ISSN&quot;:&quot;00396028&quot;,&quot;note&quot;:&quot;publisher: Elsevier B.V.\nCitation Key: Forti2016&quot;,&quot;author&quot;:[{&quot;family&quot;:&quot;Forti&quot;,&quot;given&quot;:&quot;M.D.&quot;},{&quot;family&quot;:&quot;Alonso&quot;,&quot;given&quot;:&quot;P.R.&quot;},{&quot;family&quot;:&quot;Gargano&quot;,&quot;given&quot;:&quot;P.H.&quot;},{&quot;family&quot;:&quot;Balbuena&quot;,&quot;given&quot;:&quot;P.B.&quot;},{&quot;family&quot;:&quot;Rubiolo&quot;,&quot;given&quot;:&quot;G.H.&quot;}],&quot;issued&quot;:{&quot;date-parts&quot;:[[&quot;2016&quot;]]}}},{&quot;id&quot;:3935,&quot;uris&quot;:[&quot;http://zotero.org/users/local/iqG9VFE7/items/CPZHKDWY&quot;],&quot;uri&quot;:[&quot;http://zotero.org/users/local/iqG9VFE7/items/CPZHKDWY&quot;],&quot;itemData&quot;:{&quot;id&quot;:3935,&quot;type&quot;:&quot;article-journal&quot;,&quot;title&quot;:&quot;Charge Difference Calculation in Fe/Fe3O4 Interfaces from DFT Results&quot;,&quot;container-title&quot;:&quot;Procedia Materials Science&quot;,&quot;page&quot;:&quot;612-618&quot;,&quot;volume&quot;:&quot;9&quot;,&quot;DOI&quot;:&quot;10.1016/j.mspro.2015.05.037&quot;,&quot;ISSN&quot;:&quot;22118128&quot;,&quot;note&quot;:&quot;publisher: Elsevier B.V.\nCitation Key: Tozini2015&quot;,&quot;author&quot;:[{&quot;family&quot;:&quot;Tozini&quot;,&quot;given&quot;:&quot;Diego&quot;},{&quot;family&quot;:&quot;Forti&quot;,&quot;given&quot;:&quot;Mariano&quot;},{&quot;family&quot;:&quot;Gargano&quot;,&quot;given&quot;:&quot;Pablo&quot;},{&quot;family&quot;:&quot;Alonso&quot;,&quot;given&quot;:&quot;P.R. R&quot;},{&quot;family&quot;:&quot;Rubiolo&quot;,&quot;given&quot;:&quot;G.H. H&quot;}],&quot;issued&quot;:{&quot;date-parts&quot;:[[&quot;2015&quot;]]}}}],&quot;schema&quot;:&quot;https://github.com/citation-style-language/schema/raw/master/csl-citation.json&quot;} RNDbq3rij7M1g"/>[8,9]<text:reference-mark-end text:name="ZOTERO_ITEM CSL_CITATION {&quot;citationID&quot;:&quot;lMNkDawu&quot;,&quot;properties&quot;:{&quot;formattedCitation&quot;:&quot;[8,9]&quot;,&quot;plainCitation&quot;:&quot;[8,9]&quot;,&quot;noteIndex&quot;:0},&quot;citationItems&quot;:[{&quot;id&quot;:3987,&quot;uris&quot;:[&quot;http://zotero.org/users/local/iqG9VFE7/items/HR464CC5&quot;],&quot;uri&quot;:[&quot;http://zotero.org/users/local/iqG9VFE7/items/HR464CC5&quot;],&quot;itemData&quot;:{&quot;id&quot;:3987,&quot;type&quot;:&quot;article-journal&quot;,&quot;title&quot;:&quot;A DFT study of atomic structure and adhesion at the Fe(BCC)/Fe3O4 interfaces&quot;,&quot;container-title&quot;:&quot;Surface Science&quot;,&quot;page&quot;:&quot;55-65&quot;,&quot;volume&quot;:&quot;647&quot;,&quot;DOI&quot;:&quot;10.1016/j.susc.2015.12.013&quot;,&quot;ISSN&quot;:&quot;00396028&quot;,&quot;note&quot;:&quot;publisher: Elsevier B.V.\nCitation Key: Forti2016&quot;,&quot;author&quot;:[{&quot;family&quot;:&quot;Forti&quot;,&quot;given&quot;:&quot;M.D.&quot;},{&quot;family&quot;:&quot;Alonso&quot;,&quot;given&quot;:&quot;P.R.&quot;},{&quot;family&quot;:&quot;Gargano&quot;,&quot;given&quot;:&quot;P.H.&quot;},{&quot;family&quot;:&quot;Balbuena&quot;,&quot;given&quot;:&quot;P.B.&quot;},{&quot;family&quot;:&quot;Rubiolo&quot;,&quot;given&quot;:&quot;G.H.&quot;}],&quot;issued&quot;:{&quot;date-parts&quot;:[[&quot;2016&quot;]]}}},{&quot;id&quot;:3935,&quot;uris&quot;:[&quot;http://zotero.org/users/local/iqG9VFE7/items/CPZHKDWY&quot;],&quot;uri&quot;:[&quot;http://zotero.org/users/local/iqG9VFE7/items/CPZHKDWY&quot;],&quot;itemData&quot;:{&quot;id&quot;:3935,&quot;type&quot;:&quot;article-journal&quot;,&quot;title&quot;:&quot;Charge Difference Calculation in Fe/Fe3O4 Interfaces from DFT Results&quot;,&quot;container-title&quot;:&quot;Procedia Materials Science&quot;,&quot;page&quot;:&quot;612-618&quot;,&quot;volume&quot;:&quot;9&quot;,&quot;DOI&quot;:&quot;10.1016/j.mspro.2015.05.037&quot;,&quot;ISSN&quot;:&quot;22118128&quot;,&quot;note&quot;:&quot;publisher: Elsevier B.V.\nCitation Key: Tozini2015&quot;,&quot;author&quot;:[{&quot;family&quot;:&quot;Tozini&quot;,&quot;given&quot;:&quot;Diego&quot;},{&quot;family&quot;:&quot;Forti&quot;,&quot;given&quot;:&quot;Mariano&quot;},{&quot;family&quot;:&quot;Gargano&quot;,&quot;given&quot;:&quot;Pablo&quot;},{&quot;family&quot;:&quot;Alonso&quot;,&quot;given&quot;:&quot;P.R. R&quot;},{&quot;family&quot;:&quot;Rubiolo&quot;,&quot;given&quot;:&quot;G.H. H&quot;}],&quot;issued&quot;:{&quot;date-parts&quot;:[[&quot;2015&quot;]]}}}],&quot;schema&quot;:&quot;https://github.com/citation-style-language/schema/raw/master/csl-citation.json&quot;} RNDbq3rij7M1g"/> podría dar condiciones de preferencia de diseño de la superficie metálica para disminuir la probabilidad de falla. </text:p>
      <text:h text:style-name="Heading_20_1" text:outline-level="1"><text:soft-page-break/>Objetivos del Trabajo</text:h>
      <text:p text:style-name="Text_20_body"><text:s/>Calcular dentro del marco de la Teoría de la Funcional Densidad la tenacidad de la interfaz α-(Fe, Cr) / (Fe, Cr)<text:span text:style-name="T13">3</text:span>O<text:span text:style-name="T13">4</text:span>, con los siguientes pasos :</text:p>
      <text:list xml:id="list303801674" text:style-name="List_20_1">
        <text:list-item>
          <text:p text:style-name="P16">Obtención de una descripción de la solución sólida (Fe, Cr) y de la estructura tipo espinela (Fe, Cr)<text:span text:style-name="T13">3</text:span>O<text:span text:style-name="T13">4</text:span> adecuada para el cálculo con técnicas ab initio.</text:p>
        </text:list-item>
        <text:list-item>
          <text:p text:style-name="P16">Cálculo de las energías totales de los bloques de metal y de óxido.</text:p>
        </text:list-item>
        <text:list-item>
          <text:p text:style-name="P16">Cálculo de la energía de la interfaz. Se analizarán composición y orientaciones de las superficies para elegir la configuración más probable. El modo de carga sobre la superficie será modo I (tracción). </text:p>
        </text:list-item>
        <text:list-item>
          <text:p text:style-name="P16"><text:s/>La tenacidad de la interfaz metal/óxido se obtendrá integrando la relación tracción-separación del óxido respecto del metal (trabajo de separación).<office:annotation office:name="__Annotation__5089_1728453310"><dc:creator>Mariano Forti</dc:creator><dc:date>2018-06-18T11:52:40</dc:date><loext:sender-initials>MF</loext:sender-initials><text:p><text:span text:style-name="T35">A esto no se va a llegar. </text:span></text:p></office:annotation></text:p>
        </text:list-item>
      </text:list>
      <text:h text:style-name="Heading_20_1" text:outline-level="1"><text:span text:style-name="T26">D</text:span>escripción sucinta de los conocimientos y habilidades que el/la maestrando/a adquirirá durante este trabajo</text:h>
      <text:h text:style-name="Heading_20_2" text:outline-level="2"><text:s/>Revisión Bibliográfica</text:h>
      <text:p text:style-name="Text_20_body">La revisión bibliográfica será un trabajo constante a lo largo de los 13 meses, a través de la cual se entrenará en métodos de análisis y búsqueda de información.</text:p>
      <text:h text:style-name="Heading_20_2" text:outline-level="2"><text:s/>Cálculos DFT</text:h>
      <text:p text:style-name="Text_20_body">Adquirirá experiencia en la aplicación de técnicas de cálculo computacional basados en la Teoría de la Funcional Densidad (DFT). Al mismo tiempo aprenderá las relaciones entre los parámetros involucrados en los modelos y las cantidades observables experimentalmente.</text:p>
      <text:p text:style-name="P1">Esta experiencia implica el diseño de la estrategia de cálculo, la determinación de los parámetros específicos de acuerdo a su significado teórico y el análisis constante de los resultados. La toma de decisiones durante el desarrollo de la tesis surgirá tanto del análisis de las mediciones como de la comparación crítica de los valores propios con los de la literatura.</text:p>
      <text:h text:style-name="Heading_20_2" text:outline-level="2"><text:s/>Conocimiento del sistema interfacial <text:span text:style-name="T28">(Fe,Cr)</text:span>/<text:span text:style-name="T28">(Fe,Cr)</text:span>O<text:span text:style-name="T13">2</text:span></text:h>
      <text:p text:style-name="Text_20_body">Habrá ganado conocimiento específico sobre los temas del proyecto, microestructura y tenacidad de la interfaz metal / óxido metálico. </text:p>
      <text:h text:style-name="Heading_20_2" text:outline-level="2"><text:soft-page-break/><text:s/>Desarrollo profesional</text:h>
      <text:p text:style-name="P1">Se habrá desempeñado profesionalmente en un grupo de trabajo, con la oportunidad de participar de discusiones y de fortalecer su sentido crítico y su capacidad colaborativa.</text:p>
      <text:h text:style-name="Heading_20_2" text:outline-level="2"><text:s/>Habilidades de comunicación</text:h>
      <text:p text:style-name="Text_20_body">Finalmente, se pondrá énfasis en la habilidad de comunicación de los resultados, tanto en la identificación de los datos relevantes como en la redacción de los informes. </text:p>
      <text:h text:style-name="P29" text:outline-level="1">Trabajos a realizar</text:h>
      <text:h text:style-name="P13" text:outline-level="2"><text:span text:style-name="Endnote_20_anchor"><text:span text:style-name="T2"><text:s/></text:span></text:span><text:span text:style-name="Endnote_20_anchor"><text:span text:style-name="T3">Revisión Bibliográfica</text:span></text:span></text:h>
      <text:p text:style-name="Text_20_body">De esta revisión deben decidirse la relación de orientaciones más probable entre los constituyentes de la interfaz. Por otro lado debe hacerse un recuento de las áreas de incidencia tecnológica del problema. También se deberá hacer una búsqueda constante durante todo el periodo sobre nuevos datos experimentales de adhesión en el sistema de interés</text:p>
      <text:h text:style-name="Heading_20_2" text:outline-level="2">Construcción de los modelos finitos de ordenamiento aleatorio</text:h>
      <text:p text:style-name="Text_20_body">Para <text:span text:style-name="T27">modelar una aleación desordenada en el marco de la DFT debe simularse una estructura ordenada que mantenga las propiedades de una estructura ordenada. Se utilizará para eso la técnica de Special Quasirandom Structures (SQS)</text:span><text:reference-mark-start text:name="ZOTERO_ITEM CSL_CITATION {&quot;citationID&quot;:&quot;vKT73fEs&quot;,&quot;properties&quot;:{&quot;formattedCitation&quot;:&quot;[10]&quot;,&quot;plainCitation&quot;:&quot;[10]&quot;,&quot;noteIndex&quot;:0},&quot;citationItems&quot;:[{&quot;id&quot;:3479,&quot;uris&quot;:[&quot;http://zotero.org/users/local/iqG9VFE7/items/DQDCABHH&quot;],&quot;uri&quot;:[&quot;http://zotero.org/users/local/iqG9VFE7/items/DQDCABHH&quot;],&quot;itemData&quot;:{&quot;id&quot;:3479,&quot;type&quot;:&quot;article-journal&quot;,&quot;title&quot;:&quot;Special quasirandom structures&quot;,&quot;container-title&quot;:&quot;Physical review letters&quot;,&quot;page&quot;:&quot;353–356&quot;,&quot;volume&quot;:&quot;65&quot;,&quot;issue&quot;:&quot;3&quot;,&quot;abstract&quot;:&quot;Structural models used in calculations of properties of substitutionally random A1-xBx alloys are usually constructed by randomly occupying each of the N sites of a periodic cell by A or B. We show that it is possible to design special quasirandom structures (SQSs) that mimic for small N (even N=8) the first few, physically most relevant radial correlation functions of a perfectly random structure far better than the standard technique does. We demonstrate the usefulness of these SQSs by calculating optical and thermodynamic properties of a number of semiconductor alloys in the local-density formalism&quot;,&quot;ISSN&quot;:&quot;1079-7114&quot;,&quot;note&quot;:&quot;publisher: APS\nCitation Key: Zunger1990&quot;,&quot;author&quot;:[{&quot;family&quot;:&quot;Zunger&quot;,&quot;given&quot;:&quot;A.&quot;},{&quot;family&quot;:&quot;Wei&quot;,&quot;given&quot;:&quot;S.H.&quot;},{&quot;family&quot;:&quot;Ferreira&quot;,&quot;given&quot;:&quot;LG&quot;},{&quot;family&quot;:&quot;Bernard&quot;,&quot;given&quot;:&quot;J.E.&quot;}],&quot;issued&quot;:{&quot;date-parts&quot;:[[&quot;1990&quot;]]}}}],&quot;schema&quot;:&quot;https://github.com/citation-style-language/schema/raw/master/csl-citation.json&quot;} RNDifrQ47Ud3Z"/><text:span text:style-name="T27">[10]</text:span><text:reference-mark-end text:name="ZOTERO_ITEM CSL_CITATION {&quot;citationID&quot;:&quot;vKT73fEs&quot;,&quot;properties&quot;:{&quot;formattedCitation&quot;:&quot;[10]&quot;,&quot;plainCitation&quot;:&quot;[10]&quot;,&quot;noteIndex&quot;:0},&quot;citationItems&quot;:[{&quot;id&quot;:3479,&quot;uris&quot;:[&quot;http://zotero.org/users/local/iqG9VFE7/items/DQDCABHH&quot;],&quot;uri&quot;:[&quot;http://zotero.org/users/local/iqG9VFE7/items/DQDCABHH&quot;],&quot;itemData&quot;:{&quot;id&quot;:3479,&quot;type&quot;:&quot;article-journal&quot;,&quot;title&quot;:&quot;Special quasirandom structures&quot;,&quot;container-title&quot;:&quot;Physical review letters&quot;,&quot;page&quot;:&quot;353–356&quot;,&quot;volume&quot;:&quot;65&quot;,&quot;issue&quot;:&quot;3&quot;,&quot;abstract&quot;:&quot;Structural models used in calculations of properties of substitutionally random A1-xBx alloys are usually constructed by randomly occupying each of the N sites of a periodic cell by A or B. We show that it is possible to design special quasirandom structures (SQSs) that mimic for small N (even N=8) the first few, physically most relevant radial correlation functions of a perfectly random structure far better than the standard technique does. We demonstrate the usefulness of these SQSs by calculating optical and thermodynamic properties of a number of semiconductor alloys in the local-density formalism&quot;,&quot;ISSN&quot;:&quot;1079-7114&quot;,&quot;note&quot;:&quot;publisher: APS\nCitation Key: Zunger1990&quot;,&quot;author&quot;:[{&quot;family&quot;:&quot;Zunger&quot;,&quot;given&quot;:&quot;A.&quot;},{&quot;family&quot;:&quot;Wei&quot;,&quot;given&quot;:&quot;S.H.&quot;},{&quot;family&quot;:&quot;Ferreira&quot;,&quot;given&quot;:&quot;LG&quot;},{&quot;family&quot;:&quot;Bernard&quot;,&quot;given&quot;:&quot;J.E.&quot;}],&quot;issued&quot;:{&quot;date-parts&quot;:[[&quot;1990&quot;]]}}}],&quot;schema&quot;:&quot;https://github.com/citation-style-language/schema/raw/master/csl-citation.json&quot;} RNDifrQ47Ud3Z"/><text:span text:style-name="T27"> y la construcción del modelo es parte de este trabajo. </text:span></text:p>
      <text:h text:style-name="Heading_20_2" text:outline-level="2"><text:s/>Construcción del modelo atomístico de la interfaz. </text:h>
      <text:p text:style-name="Text_20_body">Una vez decidida la orientación y estequiometría de la interfaz, se construye la supercelda con un número finito de capas atómicas. La cantidad de capas y las distintas posiciones relativas de los átomos a cada lado de la interfa<text:span text:style-name="T27">z</text:span> es motivo de investigación en este proyecto. Para determinar la energía total de cada bloque constituyendo la interfa<text:span text:style-name="T27">z</text:span>, no se fuerzan simetrías y el volumen y todas las posiciones de los átomos se dejan relajar hasta que la fuerza neta sobre cada átomo va a cero. Luego se realizan cálculos de la relación energía-separación en la interfaz desplazando los bloques rígidamente según el modo de tracción <text:reference-mark-start text:name="ZOTERO_ITEM CSL_CITATION {&quot;citationID&quot;:&quot;YdRqd6xE&quot;,&quot;properties&quot;:{&quot;formattedCitation&quot;:&quot;[11]&quot;,&quot;plainCitation&quot;:&quot;[11]&quot;,&quot;noteIndex&quot;:0},&quot;citationItems&quot;:[{&quot;id&quot;:3794,&quot;uris&quot;:[&quot;http://zotero.org/users/local/iqG9VFE7/items/FM5Y4692&quot;],&quot;uri&quot;:[&quot;http://zotero.org/users/local/iqG9VFE7/items/FM5Y4692&quot;],&quot;itemData&quot;:{&quot;id&quot;:3794,&quot;type&quot;:&quot;article-journal&quot;,&quot;title&quot;:&quot;First principles based predictions of the toughness of a metal/oxide interface&quot;,&quot;container-title&quot;:&quot;International Journal of Materials Research (formerly Zeitschrift fuer Metallkunde)&quot;,&quot;page&quot;:&quot;8-15&quot;,&quot;volume&quot;:&quot;101&quot;,&quot;issue&quot;:&quot;1&quot;,&quot;abstract&quot;:&quot;Wedescribe a first-principles-based strategytopredictthe macroscopic toughness of a c-Ni(Al)/a-Al2O3 interface. Density functional theory calculations are used to ascertain energy changesupon displacing the twomaterials adjacent to the interface, with relaxation conducted over all atoms lo- cated within adjoining rows. Traction/displacement curves areobtained from derivatives of the energy. Calculations areperformed in mode I (opening), mode II (shear) and at a phase angle of 458. The shear calculations are conducted for displacements along &lt;110&gt; and &lt;112&gt;of the Nilattice. A generalized interfacepotentialfunction isused to character- ize the results. Initialfitting to both the shear and normal stress results isrequired to calibrate the unknowns. There- after,consistency is established byusing the potential topre- dict othertraction quantities. The potentialis incorporated as a traction/displacement function within acohesive zone model and used topredictthe steady-state toughness of the interface. Forthis purpose, the plasticity of the Ni alloy must beknown, including the plasticity length scale. Measure- ments obtained for a c-Ni superalloy are used and the tough- ness predicted overthe full range of mode mixity. Additional results for a range of alloys are used todemonstrate the influ- ences of yield strength and length scale.&quot;,&quot;DOI&quot;:&quot;10.3139/146.110254&quot;,&quot;ISSN&quot;:&quot;18625282&quot;,&quot;note&quot;:&quot;Citation Key: Jiang2010\nISBN: 1862-5282&quot;,&quot;author&quot;:[{&quot;family&quot;:&quot;Jiang&quot;,&quot;given&quot;:&quot;Yong&quot;},{&quot;family&quot;:&quot;Wei&quot;,&quot;given&quot;:&quot;Yueguang&quot;},{&quot;family&quot;:&quot;Smith&quot;,&quot;given&quot;:&quot;John R.&quot;},{&quot;family&quot;:&quot;Hutchinson&quot;,&quot;given&quot;:&quot;John W.&quot;},{&quot;family&quot;:&quot;Evans&quot;,&quot;given&quot;:&quot;Anthony G.&quot;}],&quot;issued&quot;:{&quot;date-parts&quot;:[[&quot;2010&quot;]]}}}],&quot;schema&quot;:&quot;https://github.com/citation-style-language/schema/raw/master/csl-citation.json&quot;} RNDKAO9xg7tys"/>[11]<text:reference-mark-end text:name="ZOTERO_ITEM CSL_CITATION {&quot;citationID&quot;:&quot;YdRqd6xE&quot;,&quot;properties&quot;:{&quot;formattedCitation&quot;:&quot;[11]&quot;,&quot;plainCitation&quot;:&quot;[11]&quot;,&quot;noteIndex&quot;:0},&quot;citationItems&quot;:[{&quot;id&quot;:3794,&quot;uris&quot;:[&quot;http://zotero.org/users/local/iqG9VFE7/items/FM5Y4692&quot;],&quot;uri&quot;:[&quot;http://zotero.org/users/local/iqG9VFE7/items/FM5Y4692&quot;],&quot;itemData&quot;:{&quot;id&quot;:3794,&quot;type&quot;:&quot;article-journal&quot;,&quot;title&quot;:&quot;First principles based predictions of the toughness of a metal/oxide interface&quot;,&quot;container-title&quot;:&quot;International Journal of Materials Research (formerly Zeitschrift fuer Metallkunde)&quot;,&quot;page&quot;:&quot;8-15&quot;,&quot;volume&quot;:&quot;101&quot;,&quot;issue&quot;:&quot;1&quot;,&quot;abstract&quot;:&quot;Wedescribe a first-principles-based strategytopredictthe macroscopic toughness of a c-Ni(Al)/a-Al2O3 interface. Density functional theory calculations are used to ascertain energy changesupon displacing the twomaterials adjacent to the interface, with relaxation conducted over all atoms lo- cated within adjoining rows. Traction/displacement curves areobtained from derivatives of the energy. Calculations areperformed in mode I (opening), mode II (shear) and at a phase angle of 458. The shear calculations are conducted for displacements along &lt;110&gt; and &lt;112&gt;of the Nilattice. A generalized interfacepotentialfunction isused to character- ize the results. Initialfitting to both the shear and normal stress results isrequired to calibrate the unknowns. There- after,consistency is established byusing the potential topre- dict othertraction quantities. The potentialis incorporated as a traction/displacement function within acohesive zone model and used topredictthe steady-state toughness of the interface. Forthis purpose, the plasticity of the Ni alloy must beknown, including the plasticity length scale. Measure- ments obtained for a c-Ni superalloy are used and the tough- ness predicted overthe full range of mode mixity. Additional results for a range of alloys are used todemonstrate the influ- ences of yield strength and length scale.&quot;,&quot;DOI&quot;:&quot;10.3139/146.110254&quot;,&quot;ISSN&quot;:&quot;18625282&quot;,&quot;note&quot;:&quot;Citation Key: Jiang2010\nISBN: 1862-5282&quot;,&quot;author&quot;:[{&quot;family&quot;:&quot;Jiang&quot;,&quot;given&quot;:&quot;Yong&quot;},{&quot;family&quot;:&quot;Wei&quot;,&quot;given&quot;:&quot;Yueguang&quot;},{&quot;family&quot;:&quot;Smith&quot;,&quot;given&quot;:&quot;John R.&quot;},{&quot;family&quot;:&quot;Hutchinson&quot;,&quot;given&quot;:&quot;John W.&quot;},{&quot;family&quot;:&quot;Evans&quot;,&quot;given&quot;:&quot;Anthony G.&quot;}],&quot;issued&quot;:{&quot;date-parts&quot;:[[&quot;2010&quot;]]}}}],&quot;schema&quot;:&quot;https://github.com/citation-style-language/schema/raw/master/csl-citation.json&quot;} RNDKAO9xg7tys"/>. La energía de adhesión de la interfaz se obtendrá del ajuste de un modelo de UBER <text:reference-mark-start text:name="ZOTERO_ITEM CSL_CITATION {&quot;citationID&quot;:&quot;KWGSMDIb&quot;,&quot;properties&quot;:{&quot;formattedCitation&quot;:&quot;[12\\uc0\\u8211{}14]&quot;,&quot;plainCitation&quot;:&quot;[12–14]&quot;,&quot;noteIndex&quot;:0},&quot;citationItems&quot;:[{&quot;id&quot;:2824,&quot;uris&quot;:[&quot;http://zotero.org/users/local/iqG9VFE7/items/LGN39ZQ2&quot;],&quot;uri&quot;:[&quot;http://zotero.org/users/local/iqG9VFE7/items/LGN39ZQ2&quot;],&quot;itemData&quot;:{&quot;id&quot;:2824,&quot;type&quot;:&quot;article-journal&quot;,&quot;title&quot;:&quot;Universal features of the equation of state of metals&quot;,&quot;container-title&quot;:&quot;Physical Review B&quot;,&quot;page&quot;:&quot;2963&quot;,&quot;volume&quot;:&quot;29&quot;,&quot;issue&quot;:&quot;6&quot;,&quot;note&quot;:&quot;publisher: APS\nCitation Key: Rose1984&quot;,&quot;author&quot;:[{&quot;family&quot;:&quot;Rose&quot;,&quot;given&quot;:&quot;J.H.&quot;},{&quot;family&quot;:&quot;Smith&quot;,&quot;given&quot;:&quot;J.R.&quot;},{&quot;family&quot;:&quot;Guinea&quot;,&quot;given&quot;:&quot;F.&quot;},{&quot;family&quot;:&quot;Ferrante&quot;,&quot;given&quot;:&quot;John&quot;}],&quot;issued&quot;:{&quot;date-parts&quot;:[[&quot;1984&quot;]]}}},{&quot;id&quot;:2826,&quot;uris&quot;:[&quot;http://zotero.org/users/local/iqG9VFE7/items/5MER4872&quot;],&quot;uri&quot;:[&quot;http://zotero.org/users/local/iqG9VFE7/items/5MER4872&quot;],&quot;itemData&quot;:{&quot;id&quot;:2826,&quot;type&quot;:&quot;article-journal&quot;,&quot;title&quot;:&quot;Universal binding energy curves for metals and bimetallic interfaces&quot;,&quot;container-title&quot;:&quot;Physical Review Letters&quot;,&quot;page&quot;:&quot;675–678&quot;,&quot;volume&quot;:&quot;47&quot;,&quot;issue&quot;:&quot;9&quot;,&quot;note&quot;:&quot;publisher: APS\nCitation Key: Rose1981&quot;,&quot;author&quot;:[{&quot;family&quot;:&quot;Rose&quot;,&quot;given&quot;:&quot;J.H.&quot;},{&quot;family&quot;:&quot;Ferrante&quot;,&quot;given&quot;:&quot;John&quot;},{&quot;family&quot;:&quot;Smith&quot;,&quot;given&quot;:&quot;J.R.&quot;}],&quot;issued&quot;:{&quot;date-parts&quot;:[[&quot;1981&quot;]]}}},{&quot;id&quot;:2821,&quot;uris&quot;:[&quot;http://zotero.org/users/local/iqG9VFE7/items/TRBAMXYI&quot;],&quot;uri&quot;:[&quot;http://zotero.org/users/local/iqG9VFE7/items/TRBAMXYI&quot;],&quot;itemData&quot;:{&quot;id&quot;:2821,&quot;type&quot;:&quot;article-journal&quot;,&quot;title&quot;:&quot;Origins of the universal binding-energy relation&quot;,&quot;container-title&quot;:&quot;Physical Review B&quot;,&quot;page&quot;:&quot;6632&quot;,&quot;volume&quot;:&quot;37&quot;,&quot;issue&quot;:&quot;12&quot;,&quot;note&quot;:&quot;publisher: APS\nCitation Key: Banerjea1988&quot;,&quot;author&quot;:[{&quot;family&quot;:&quot;Banerjea&quot;,&quot;given&quot;:&quot;Amitava&quot;},{&quot;family&quot;:&quot;Smith&quot;,&quot;given&quot;:&quot;J.R.&quot;}],&quot;issued&quot;:{&quot;date-parts&quot;:[[&quot;1988&quot;]]}}}],&quot;schema&quot;:&quot;https://github.com/citation-style-language/schema/raw/master/csl-citation.json&quot;} RNDb6Kj7xUEKa"/><text:span text:style-name="T4">[12–14]</text:span><text:reference-mark-end text:name="ZOTERO_ITEM CSL_CITATION {&quot;citationID&quot;:&quot;KWGSMDIb&quot;,&quot;properties&quot;:{&quot;formattedCitation&quot;:&quot;[12\\uc0\\u8211{}14]&quot;,&quot;plainCitation&quot;:&quot;[12–14]&quot;,&quot;noteIndex&quot;:0},&quot;citationItems&quot;:[{&quot;id&quot;:2824,&quot;uris&quot;:[&quot;http://zotero.org/users/local/iqG9VFE7/items/LGN39ZQ2&quot;],&quot;uri&quot;:[&quot;http://zotero.org/users/local/iqG9VFE7/items/LGN39ZQ2&quot;],&quot;itemData&quot;:{&quot;id&quot;:2824,&quot;type&quot;:&quot;article-journal&quot;,&quot;title&quot;:&quot;Universal features of the equation of state of metals&quot;,&quot;container-title&quot;:&quot;Physical Review B&quot;,&quot;page&quot;:&quot;2963&quot;,&quot;volume&quot;:&quot;29&quot;,&quot;issue&quot;:&quot;6&quot;,&quot;note&quot;:&quot;publisher: APS\nCitation Key: Rose1984&quot;,&quot;author&quot;:[{&quot;family&quot;:&quot;Rose&quot;,&quot;given&quot;:&quot;J.H.&quot;},{&quot;family&quot;:&quot;Smith&quot;,&quot;given&quot;:&quot;J.R.&quot;},{&quot;family&quot;:&quot;Guinea&quot;,&quot;given&quot;:&quot;F.&quot;},{&quot;family&quot;:&quot;Ferrante&quot;,&quot;given&quot;:&quot;John&quot;}],&quot;issued&quot;:{&quot;date-parts&quot;:[[&quot;1984&quot;]]}}},{&quot;id&quot;:2826,&quot;uris&quot;:[&quot;http://zotero.org/users/local/iqG9VFE7/items/5MER4872&quot;],&quot;uri&quot;:[&quot;http://zotero.org/users/local/iqG9VFE7/items/5MER4872&quot;],&quot;itemData&quot;:{&quot;id&quot;:2826,&quot;type&quot;:&quot;article-journal&quot;,&quot;title&quot;:&quot;Universal binding energy curves for metals and bimetallic interfaces&quot;,&quot;container-title&quot;:&quot;Physical Review Letters&quot;,&quot;page&quot;:&quot;675–678&quot;,&quot;volume&quot;:&quot;47&quot;,&quot;issue&quot;:&quot;9&quot;,&quot;note&quot;:&quot;publisher: APS\nCitation Key: Rose1981&quot;,&quot;author&quot;:[{&quot;family&quot;:&quot;Rose&quot;,&quot;given&quot;:&quot;J.H.&quot;},{&quot;family&quot;:&quot;Ferrante&quot;,&quot;given&quot;:&quot;John&quot;},{&quot;family&quot;:&quot;Smith&quot;,&quot;given&quot;:&quot;J.R.&quot;}],&quot;issued&quot;:{&quot;date-parts&quot;:[[&quot;1981&quot;]]}}},{&quot;id&quot;:2821,&quot;uris&quot;:[&quot;http://zotero.org/users/local/iqG9VFE7/items/TRBAMXYI&quot;],&quot;uri&quot;:[&quot;http://zotero.org/users/local/iqG9VFE7/items/TRBAMXYI&quot;],&quot;itemData&quot;:{&quot;id&quot;:2821,&quot;type&quot;:&quot;article-journal&quot;,&quot;title&quot;:&quot;Origins of the universal binding-energy relation&quot;,&quot;container-title&quot;:&quot;Physical Review B&quot;,&quot;page&quot;:&quot;6632&quot;,&quot;volume&quot;:&quot;37&quot;,&quot;issue&quot;:&quot;12&quot;,&quot;note&quot;:&quot;publisher: APS\nCitation Key: Banerjea1988&quot;,&quot;author&quot;:[{&quot;family&quot;:&quot;Banerjea&quot;,&quot;given&quot;:&quot;Amitava&quot;},{&quot;family&quot;:&quot;Smith&quot;,&quot;given&quot;:&quot;J.R.&quot;}],&quot;issued&quot;:{&quot;date-parts&quot;:[[&quot;1988&quot;]]}}}],&quot;schema&quot;:&quot;https://github.com/citation-style-language/schema/raw/master/csl-citation.json&quot;} RNDb6Kj7xUEKa"/>.</text:p>
      <text:h text:style-name="Heading_20_2" text:outline-level="2"><text:soft-page-break/><text:s/>Comunicación de los resultados</text:h>
      <text:p text:style-name="Text_20_body">Escritura de la Tesis, de una publicación en un congreso nacional y de una publicación en una revista internacional.</text:p>
      <text:h text:style-name="Heading_20_2" text:outline-level="2"><text:s/>Construcción del modelo atomístico de la interfaz.</text:h>
      <text:p text:style-name="Text_20_body">A partir de las relaciones de orientaciones obtenida de la revisión bibliográfica, se construirán los modelos de interfaz para las posibles configuraciones de apilamiento a nivel atomístico, entre las posibilidades que no se puedan discernir experimentalmente. Se construirán los bloques superficiales en función de estos datos haciendo un estudio de convergencia de las propiedades superficiales en función del número de capas atómicas y los parámetros de cálculo. Con los bloques superficiales se armará por apilamiento los modelos de interfaz. Utilizando los resultados de los cálculos de energía en función de la separación interfacial para las distintas configuraciones se decidirá la interfaz más adherida.</text:p>
      <text:h text:style-name="Heading_20_2" text:outline-level="2"><text:s/>Comunicación de los resultados </text:h>
      <text:p text:style-name="P11">Escritura de la Tesis, de una publicación en un congreso nacional y de una publicación en una revista internacional.</text:p>
      <text:h text:style-name="Heading_20_1" text:outline-level="1">Técnicas experimentales o de cálculo que se usarán </text:h>
      <text:p text:style-name="Text_20_body"><text:span text:style-name="T7">Los cálculos serán hechos dentro del marco de la</text:span><text:span text:style-name="Endnote_20_anchor"><text:span text:style-name="T2"> DFT </text:span></text:span><text:reference-mark-start text:name="ZOTERO_ITEM CSL_CITATION {&quot;citationID&quot;:&quot;tAucKYsM&quot;,&quot;properties&quot;:{&quot;formattedCitation&quot;:&quot;[6,7]&quot;,&quot;plainCitation&quot;:&quot;[6,7]&quot;,&quot;noteIndex&quot;:0},&quot;citationItems&quot;:[{&quot;id&quot;:2561,&quot;uris&quot;:[&quot;http://zotero.org/users/local/iqG9VFE7/items/3DUG26MC&quot;],&quot;uri&quot;:[&quot;http://zotero.org/users/local/iqG9VFE7/items/3DUG26MC&quot;],&quot;itemData&quot;:{&quot;id&quot;:2561,&quot;type&quot;:&quot;article-journal&quot;,&quot;title&quot;:&quot;Inhomogeneous electron gas&quot;,&quot;container-title&quot;:&quot;Phys. Rev&quot;,&quot;page&quot;:&quot;B864–B871&quot;,&quot;volume&quot;:&quot;136&quot;,&quot;issue&quot;:&quot;3B&quot;,&quot;abstract&quot;:&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quot;note&quot;:&quot;publisher: APS\nCitation Key: Hohenberg1964&quot;,&quot;author&quot;:[{&quot;family&quot;:&quot;Hohenberg&quot;,&quot;given&quot;:&quot;P.&quot;},{&quot;family&quot;:&quot;Kohn&quot;,&quot;given&quot;:&quot;W.&quot;}],&quot;issued&quot;:{&quot;date-parts&quot;:[[&quot;1964&quot;]]}}},{&quot;id&quot;:2545,&quot;uris&quot;:[&quot;http://zotero.org/users/local/iqG9VFE7/items/E3L8HPK2&quot;],&quot;uri&quot;:[&quot;http://zotero.org/users/local/iqG9VFE7/items/E3L8HPK2&quot;],&quot;itemData&quot;:{&quot;id&quot;:2545,&quot;type&quot;:&quot;article-journal&quot;,&quot;title&quot;:&quot;Self-Consistent Equations Including Exchange and Correlation Effects&quot;,&quot;container-title&quot;:&quot;Physical Review&quot;,&quot;page&quot;:&quot;A1133-A1138&quot;,&quot;volume&quot;:&quot;140&quot;,&quot;issue&quot;:&quot;4A&quot;,&quot;DOI&quot;:&quot;10.1103/PhysRev.140.A1133&quot;,&quot;ISSN&quot;:&quot;0031-899X&quot;,&quot;note&quot;:&quot;Citation Key: Kohn1965&quot;,&quot;author&quot;:[{&quot;family&quot;:&quot;Kohn&quot;,&quot;given&quot;:&quot;W.&quot;},{&quot;family&quot;:&quot;Sham&quot;,&quot;given&quot;:&quot;L. J.&quot;}],&quot;issued&quot;:{&quot;date-parts&quot;:[[&quot;1965&quot;,11]]}}}],&quot;schema&quot;:&quot;https://github.com/citation-style-language/schema/raw/master/csl-citation.json&quot;} RNDTeV9M0QBWK"/><text:span text:style-name="Endnote_20_anchor"><text:span text:style-name="T2">[6,7]</text:span></text:span><text:reference-mark-end text:name="ZOTERO_ITEM CSL_CITATION {&quot;citationID&quot;:&quot;tAucKYsM&quot;,&quot;properties&quot;:{&quot;formattedCitation&quot;:&quot;[6,7]&quot;,&quot;plainCitation&quot;:&quot;[6,7]&quot;,&quot;noteIndex&quot;:0},&quot;citationItems&quot;:[{&quot;id&quot;:2561,&quot;uris&quot;:[&quot;http://zotero.org/users/local/iqG9VFE7/items/3DUG26MC&quot;],&quot;uri&quot;:[&quot;http://zotero.org/users/local/iqG9VFE7/items/3DUG26MC&quot;],&quot;itemData&quot;:{&quot;id&quot;:2561,&quot;type&quot;:&quot;article-journal&quot;,&quot;title&quot;:&quot;Inhomogeneous electron gas&quot;,&quot;container-title&quot;:&quot;Phys. Rev&quot;,&quot;page&quot;:&quot;B864–B871&quot;,&quot;volume&quot;:&quot;136&quot;,&quot;issue&quot;:&quot;3B&quot;,&quot;abstract&quot;:&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quot;note&quot;:&quot;publisher: APS\nCitation Key: Hohenberg1964&quot;,&quot;author&quot;:[{&quot;family&quot;:&quot;Hohenberg&quot;,&quot;given&quot;:&quot;P.&quot;},{&quot;family&quot;:&quot;Kohn&quot;,&quot;given&quot;:&quot;W.&quot;}],&quot;issued&quot;:{&quot;date-parts&quot;:[[&quot;1964&quot;]]}}},{&quot;id&quot;:2545,&quot;uris&quot;:[&quot;http://zotero.org/users/local/iqG9VFE7/items/E3L8HPK2&quot;],&quot;uri&quot;:[&quot;http://zotero.org/users/local/iqG9VFE7/items/E3L8HPK2&quot;],&quot;itemData&quot;:{&quot;id&quot;:2545,&quot;type&quot;:&quot;article-journal&quot;,&quot;title&quot;:&quot;Self-Consistent Equations Including Exchange and Correlation Effects&quot;,&quot;container-title&quot;:&quot;Physical Review&quot;,&quot;page&quot;:&quot;A1133-A1138&quot;,&quot;volume&quot;:&quot;140&quot;,&quot;issue&quot;:&quot;4A&quot;,&quot;DOI&quot;:&quot;10.1103/PhysRev.140.A1133&quot;,&quot;ISSN&quot;:&quot;0031-899X&quot;,&quot;note&quot;:&quot;Citation Key: Kohn1965&quot;,&quot;author&quot;:[{&quot;family&quot;:&quot;Kohn&quot;,&quot;given&quot;:&quot;W.&quot;},{&quot;family&quot;:&quot;Sham&quot;,&quot;given&quot;:&quot;L. J.&quot;}],&quot;issued&quot;:{&quot;date-parts&quot;:[[&quot;1965&quot;,11]]}}}],&quot;schema&quot;:&quot;https://github.com/citation-style-language/schema/raw/master/csl-citation.json&quot;} RNDTeV9M0QBWK"/><text:span text:style-name="Endnote_20_anchor"><text:span text:style-name="T32"> </text:span></text:span><text:span text:style-name="T7">usando el método Projector Augmented Wave </text:span><text:reference-mark-start text:name="ZOTERO_ITEM CSL_CITATION {&quot;citationID&quot;:&quot;YitTNk88&quot;,&quot;properties&quot;:{&quot;formattedCitation&quot;:&quot;[15,16]&quot;,&quot;plainCitation&quot;:&quot;[15,16]&quot;,&quot;noteIndex&quot;:0},&quot;citationItems&quot;:[{&quot;id&quot;:2539,&quot;uris&quot;:[&quot;http://zotero.org/users/local/iqG9VFE7/items/RCZDNNU9&quot;],&quot;uri&quot;:[&quot;http://zotero.org/users/local/iqG9VFE7/items/RCZDNNU9&quot;],&quot;itemData&quot;:{&quot;id&quot;:2539,&quot;type&quot;:&quot;article-journal&quot;,&quot;title&quot;:&quot;Projector augmented-wave method&quot;,&quot;container-title&quot;:&quot;Physical Review B&quot;,&quot;page&quot;:&quot;13063-17979&quot;,&quot;volume&quot;:&quot;50&quot;,&quot;issue&quot;:&quot;24&quot;,&quot;abstract&quot;:&quot;An approach for electronic structure calculations is described that generalizes both the pseudopotential method and the linear augmented-plane-wave (LAPW) method in a natural way. The method allows high-quality first-principles molecular-dynamics calculations to be performed using the original fictitious Lagrangian approach of Car and Parrinello. Like the LAPW method it can be used to treat first-row and transition-metal elements with affordable effort and provides access to the full wave function. The augmentation procedure is generalized in that partial-wave expansions are not determined by the value and the derivative of the envelope function at some muffin-tin radius, but rather by the overlap with localized projector functions. The pseudopotential approach based on generalized separable pseudopotentials can be regained by a simple approximation.&quot;,&quot;DOI&quot;:&quot;10.1103/PhysRevB.50.17953&quot;,&quot;note&quot;:&quot;Citation Key: Bloch1994&quot;,&quot;author&quot;:[{&quot;family&quot;:&quot;Blöch&quot;,&quot;given&quot;:&quot;P. E.&quot;}],&quot;issued&quot;:{&quot;date-parts&quot;:[[&quot;1994&quot;,12]]}}},{&quot;id&quot;:2731,&quot;uris&quot;:[&quot;http://zotero.org/users/local/iqG9VFE7/items/CGMV4CQV&quot;],&quot;uri&quot;:[&quot;http://zotero.org/users/local/iqG9VFE7/items/CGMV4CQV&quot;],&quot;itemData&quot;:{&quot;id&quot;:2731,&quot;type&quot;:&quot;article-journal&quot;,&quot;title&quot;:&quot;From ultrasoft pseudopotentials to the projector augmented-wave method&quot;,&quot;container-title&quot;:&quot;Physical Review B&quot;,&quot;page&quot;:&quot;1758-1775&quot;,&quot;volume&quot;:&quot;59&quot;,&quot;issue&quot;:&quot;3&quot;,&quot;abstract&quot;:&quot;The formal relationship between ultrasoft (US) Vanderbilt-type pseudopotentials and Bl chls projector augmented wave (PAW) method is derived. It is shown that the total energy functional for US pseudopotentials can be obtained by linearization of two terms in a slightly modified PAW total energy functional. The Hamilton operator, the forces, and the stress tensor are derived for this modified PAW functional. A simple way to implement the PAW method in existing plane-wave codes supporting US pseudopotentials is pointed out. In addition, critical tests are presented to compare the accuracy and efficiency of the PAW and the US pseudopotential method with relaxed core all electron methods. These tests include small molecules (H2, H2O, Li2, N2, F2, BF3, SiF4) and several bulk systems (diamond, Si, V, Li, Ca, CaF2, Fe, Co, Ni). Particular attention is paid to the bulk properties and magnetic energies of Fe, Co, and Ni.&quot;,&quot;DOI&quot;:&quot;10.1103/PhysRevB.59.1758&quot;,&quot;ISSN&quot;:&quot;10980121&quot;,&quot;note&quot;:&quot;publisher: American Physical Society\nCitation Key: Kresse1999&quot;,&quot;author&quot;:[{&quot;family&quot;:&quot;Kresse&quot;,&quot;given&quot;:&quot;G&quot;},{&quot;family&quot;:&quot;Joubert&quot;,&quot;given&quot;:&quot;D&quot;}],&quot;issued&quot;:{&quot;date-parts&quot;:[[&quot;1999&quot;]]}}}],&quot;schema&quot;:&quot;https://github.com/citation-style-language/schema/raw/master/csl-citation.json&quot;} RNDH4NL2VRL2i"/><text:span text:style-name="T7">[15,16]</text:span><text:reference-mark-end text:name="ZOTERO_ITEM CSL_CITATION {&quot;citationID&quot;:&quot;YitTNk88&quot;,&quot;properties&quot;:{&quot;formattedCitation&quot;:&quot;[15,16]&quot;,&quot;plainCitation&quot;:&quot;[15,16]&quot;,&quot;noteIndex&quot;:0},&quot;citationItems&quot;:[{&quot;id&quot;:2539,&quot;uris&quot;:[&quot;http://zotero.org/users/local/iqG9VFE7/items/RCZDNNU9&quot;],&quot;uri&quot;:[&quot;http://zotero.org/users/local/iqG9VFE7/items/RCZDNNU9&quot;],&quot;itemData&quot;:{&quot;id&quot;:2539,&quot;type&quot;:&quot;article-journal&quot;,&quot;title&quot;:&quot;Projector augmented-wave method&quot;,&quot;container-title&quot;:&quot;Physical Review B&quot;,&quot;page&quot;:&quot;13063-17979&quot;,&quot;volume&quot;:&quot;50&quot;,&quot;issue&quot;:&quot;24&quot;,&quot;abstract&quot;:&quot;An approach for electronic structure calculations is described that generalizes both the pseudopotential method and the linear augmented-plane-wave (LAPW) method in a natural way. The method allows high-quality first-principles molecular-dynamics calculations to be performed using the original fictitious Lagrangian approach of Car and Parrinello. Like the LAPW method it can be used to treat first-row and transition-metal elements with affordable effort and provides access to the full wave function. The augmentation procedure is generalized in that partial-wave expansions are not determined by the value and the derivative of the envelope function at some muffin-tin radius, but rather by the overlap with localized projector functions. The pseudopotential approach based on generalized separable pseudopotentials can be regained by a simple approximation.&quot;,&quot;DOI&quot;:&quot;10.1103/PhysRevB.50.17953&quot;,&quot;note&quot;:&quot;Citation Key: Bloch1994&quot;,&quot;author&quot;:[{&quot;family&quot;:&quot;Blöch&quot;,&quot;given&quot;:&quot;P. E.&quot;}],&quot;issued&quot;:{&quot;date-parts&quot;:[[&quot;1994&quot;,12]]}}},{&quot;id&quot;:2731,&quot;uris&quot;:[&quot;http://zotero.org/users/local/iqG9VFE7/items/CGMV4CQV&quot;],&quot;uri&quot;:[&quot;http://zotero.org/users/local/iqG9VFE7/items/CGMV4CQV&quot;],&quot;itemData&quot;:{&quot;id&quot;:2731,&quot;type&quot;:&quot;article-journal&quot;,&quot;title&quot;:&quot;From ultrasoft pseudopotentials to the projector augmented-wave method&quot;,&quot;container-title&quot;:&quot;Physical Review B&quot;,&quot;page&quot;:&quot;1758-1775&quot;,&quot;volume&quot;:&quot;59&quot;,&quot;issue&quot;:&quot;3&quot;,&quot;abstract&quot;:&quot;The formal relationship between ultrasoft (US) Vanderbilt-type pseudopotentials and Bl chls projector augmented wave (PAW) method is derived. It is shown that the total energy functional for US pseudopotentials can be obtained by linearization of two terms in a slightly modified PAW total energy functional. The Hamilton operator, the forces, and the stress tensor are derived for this modified PAW functional. A simple way to implement the PAW method in existing plane-wave codes supporting US pseudopotentials is pointed out. In addition, critical tests are presented to compare the accuracy and efficiency of the PAW and the US pseudopotential method with relaxed core all electron methods. These tests include small molecules (H2, H2O, Li2, N2, F2, BF3, SiF4) and several bulk systems (diamond, Si, V, Li, Ca, CaF2, Fe, Co, Ni). Particular attention is paid to the bulk properties and magnetic energies of Fe, Co, and Ni.&quot;,&quot;DOI&quot;:&quot;10.1103/PhysRevB.59.1758&quot;,&quot;ISSN&quot;:&quot;10980121&quot;,&quot;note&quot;:&quot;publisher: American Physical Society\nCitation Key: Kresse1999&quot;,&quot;author&quot;:[{&quot;family&quot;:&quot;Kresse&quot;,&quot;given&quot;:&quot;G&quot;},{&quot;family&quot;:&quot;Joubert&quot;,&quot;given&quot;:&quot;D&quot;}],&quot;issued&quot;:{&quot;date-parts&quot;:[[&quot;1999&quot;]]}}}],&quot;schema&quot;:&quot;https://github.com/citation-style-language/schema/raw/master/csl-citation.json&quot;} RNDH4NL2VRL2i"/><text:span text:style-name="T31"> </text:span><text:span text:style-name="T7">implementado en el código Vienna Ab-initio Simulation Package </text:span><text:reference-mark-start text:name="ZOTERO_ITEM CSL_CITATION {&quot;citationID&quot;:&quot;2dNtQEZX&quot;,&quot;properties&quot;:{&quot;formattedCitation&quot;:&quot;[17,18]&quot;,&quot;plainCitation&quot;:&quot;[17,18]&quot;,&quot;noteIndex&quot;:0},&quot;citationItems&quot;:[{&quot;id&quot;:2551,&quot;uris&quot;:[&quot;http://zotero.org/users/local/iqG9VFE7/items/GHPYDYRM&quot;],&quot;uri&quot;:[&quot;http://zotero.org/users/local/iqG9VFE7/items/GHPYDYRM&quot;],&quot;itemData&quot;:{&quot;id&quot;:2551,&quot;type&quot;:&quot;article-journal&quot;,&quot;title&quot;:&quot;Ab-initio simulations of materials using VASP: Density-functional theory and beyond&quot;,&quot;container-title&quot;:&quot;Journal of Computational Chemistry&quot;,&quot;page&quot;:&quot;2044–2078&quot;,&quot;volume&quot;:&quot;29&quot;,&quot;issue&quot;:&quot;13&quot;,&quot;abstract&quot;:&quot;During the past decade, computer simulations based on a quantum-mechanical description of the interactions between electrons and between electrons and atomic nuclei have developed an increasingly important impact on solid-state physics and chemistry and on materials science—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quot;DOI&quot;:&quot;10.1002/jcc&quot;,&quot;ISSN&quot;:&quot;1096-987X&quot;,&quot;note&quot;:&quot;publisher: Wiley Online Library\nCitation Key: Hafner2008&quot;,&quot;author&quot;:[{&quot;family&quot;:&quot;Hafner&quot;,&quot;given&quot;:&quot;J.&quot;}],&quot;issued&quot;:{&quot;date-parts&quot;:[[&quot;2008&quot;]]}}},{&quot;id&quot;:2746,&quot;uris&quot;:[&quot;http://zotero.org/users/local/iqG9VFE7/items/2PLCSNUC&quot;],&quot;uri&quot;:[&quot;http://zotero.org/users/local/iqG9VFE7/items/2PLCSNUC&quot;],&quot;itemData&quot;:{&quot;id&quot;:2746,&quot;type&quot;:&quot;article-journal&quot;,&quot;title&quot;:&quot;Materials simulations using VASP—a quantum perspective to materials science&quot;,&quot;container-title&quot;:&quot;Computer Physics Communications&quot;,&quot;page&quot;:&quot;6-13&quot;,&quot;volume&quot;:&quot;177&quot;,&quot;issue&quot;:&quot;1-2&quot;,&quot;abstract&quot;:&quot;The fundamental aspects of ab-initio simulations of materials properties and of processes in materials based on density-functional theory, and their implementation at various levels of theory in the Vienna ab-initio simulation package are reviewed. The state-of-the-art is illustrated at selected examples, chosen from nanostructured materials, quasicrystals, surface science and catalysis. Finally a brief outlook is given on current developments attempting to make post-DFT approaches applicable to materials-science problems.&quot;,&quot;DOI&quot;:&quot;10.1016/j.cpc.2007.02.045&quot;,&quot;ISSN&quot;:&quot;00104655&quot;,&quot;note&quot;:&quot;Citation Key: Hafner2007&quot;,&quot;author&quot;:[{&quot;family&quot;:&quot;Hafner&quot;,&quot;given&quot;:&quot;J.&quot;}],&quot;issued&quot;:{&quot;date-parts&quot;:[[&quot;2007&quot;,7]]}}}],&quot;schema&quot;:&quot;https://github.com/citation-style-language/schema/raw/master/csl-citation.json&quot;} RNDFO5yekYpQI"/><text:span text:style-name="T7">[17,18]</text:span><text:reference-mark-end text:name="ZOTERO_ITEM CSL_CITATION {&quot;citationID&quot;:&quot;2dNtQEZX&quot;,&quot;properties&quot;:{&quot;formattedCitation&quot;:&quot;[17,18]&quot;,&quot;plainCitation&quot;:&quot;[17,18]&quot;,&quot;noteIndex&quot;:0},&quot;citationItems&quot;:[{&quot;id&quot;:2551,&quot;uris&quot;:[&quot;http://zotero.org/users/local/iqG9VFE7/items/GHPYDYRM&quot;],&quot;uri&quot;:[&quot;http://zotero.org/users/local/iqG9VFE7/items/GHPYDYRM&quot;],&quot;itemData&quot;:{&quot;id&quot;:2551,&quot;type&quot;:&quot;article-journal&quot;,&quot;title&quot;:&quot;Ab-initio simulations of materials using VASP: Density-functional theory and beyond&quot;,&quot;container-title&quot;:&quot;Journal of Computational Chemistry&quot;,&quot;page&quot;:&quot;2044–2078&quot;,&quot;volume&quot;:&quot;29&quot;,&quot;issue&quot;:&quot;13&quot;,&quot;abstract&quot;:&quot;During the past decade, computer simulations based on a quantum-mechanical description of the interactions between electrons and between electrons and atomic nuclei have developed an increasingly important impact on solid-state physics and chemistry and on materials science—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quot;DOI&quot;:&quot;10.1002/jcc&quot;,&quot;ISSN&quot;:&quot;1096-987X&quot;,&quot;note&quot;:&quot;publisher: Wiley Online Library\nCitation Key: Hafner2008&quot;,&quot;author&quot;:[{&quot;family&quot;:&quot;Hafner&quot;,&quot;given&quot;:&quot;J.&quot;}],&quot;issued&quot;:{&quot;date-parts&quot;:[[&quot;2008&quot;]]}}},{&quot;id&quot;:2746,&quot;uris&quot;:[&quot;http://zotero.org/users/local/iqG9VFE7/items/2PLCSNUC&quot;],&quot;uri&quot;:[&quot;http://zotero.org/users/local/iqG9VFE7/items/2PLCSNUC&quot;],&quot;itemData&quot;:{&quot;id&quot;:2746,&quot;type&quot;:&quot;article-journal&quot;,&quot;title&quot;:&quot;Materials simulations using VASP—a quantum perspective to materials science&quot;,&quot;container-title&quot;:&quot;Computer Physics Communications&quot;,&quot;page&quot;:&quot;6-13&quot;,&quot;volume&quot;:&quot;177&quot;,&quot;issue&quot;:&quot;1-2&quot;,&quot;abstract&quot;:&quot;The fundamental aspects of ab-initio simulations of materials properties and of processes in materials based on density-functional theory, and their implementation at various levels of theory in the Vienna ab-initio simulation package are reviewed. The state-of-the-art is illustrated at selected examples, chosen from nanostructured materials, quasicrystals, surface science and catalysis. Finally a brief outlook is given on current developments attempting to make post-DFT approaches applicable to materials-science problems.&quot;,&quot;DOI&quot;:&quot;10.1016/j.cpc.2007.02.045&quot;,&quot;ISSN&quot;:&quot;00104655&quot;,&quot;note&quot;:&quot;Citation Key: Hafner2007&quot;,&quot;author&quot;:[{&quot;family&quot;:&quot;Hafner&quot;,&quot;given&quot;:&quot;J.&quot;}],&quot;issued&quot;:{&quot;date-parts&quot;:[[&quot;2007&quot;,7]]}}}],&quot;schema&quot;:&quot;https://github.com/citation-style-language/schema/raw/master/csl-citation.json&quot;} RNDFO5yekYpQI"/><text:span text:style-name="T31"> </text:span><text:span text:style-name="T7">en la Aproximación del Gradiente Generalizado según la parametrización PBE </text:span><text:reference-mark-start text:name="ZOTERO_ITEM CSL_CITATION {&quot;citationID&quot;:&quot;KicQ5ry9&quot;,&quot;properties&quot;:{&quot;formattedCitation&quot;:&quot;[19]&quot;,&quot;plainCitation&quot;:&quot;[19]&quot;,&quot;noteIndex&quot;:0},&quot;citationItems&quot;:[{&quot;id&quot;:2564,&quot;uris&quot;:[&quot;http://zotero.org/users/local/iqG9VFE7/items/E568J3CV&quot;],&quot;uri&quot;:[&quot;http://zotero.org/users/local/iqG9VFE7/items/E568J3CV&quot;],&quot;itemData&quot;:{&quot;id&quot;:2564,&quot;type&quot;:&quot;article-journal&quot;,&quot;title&quot;:&quot;Generalized Gradient Approximation Made Simple.&quot;,&quot;container-title&quot;:&quot;Physical review letters&quot;,&quot;page&quot;:&quot;3865-3868&quot;,&quot;volume&quot;:&quot;77&quot;,&quot;issue&quot;:&quot;18&quot;,&quot;abstract&quot;:&quot;Generalized gradient approximations (GGA’s) for the exchange-correlation energy improve upon the local spin density (LSD) description of atoms, molecules, and solids. We present a simple derivation of a simple GGA, in which all parameters (other than those in LSD) are fundamental constants. Only general features of the detailed construction underlying the Perdew-Wang 1991 (PW91) GGA are invoked. Improvements over PW91 include an accurate description of the linear response of the uniform electron gas, correct behavior under uniform scaling, and a smoother potential&quot;,&quot;ISSN&quot;:&quot;1079-7114&quot;,&quot;note&quot;:&quot;PMID: 10062328\nCitation Key: Perdew1996&quot;,&quot;author&quot;:[{&quot;family&quot;:&quot;Perdew&quot;,&quot;given&quot;:&quot;J.&quot;},{&quot;family&quot;:&quot;Burke&quot;,&quot;given&quot;:&quot;K.&quot;},{&quot;family&quot;:&quot;Ernzerhof&quot;,&quot;given&quot;:&quot;M.&quot;}],&quot;issued&quot;:{&quot;date-parts&quot;:[[&quot;1996&quot;,10]]}}}],&quot;schema&quot;:&quot;https://github.com/citation-style-language/schema/raw/master/csl-citation.json&quot;} RNDk4v2XghUQL"/><text:span text:style-name="T7">[19]</text:span><text:reference-mark-end text:name="ZOTERO_ITEM CSL_CITATION {&quot;citationID&quot;:&quot;KicQ5ry9&quot;,&quot;properties&quot;:{&quot;formattedCitation&quot;:&quot;[19]&quot;,&quot;plainCitation&quot;:&quot;[19]&quot;,&quot;noteIndex&quot;:0},&quot;citationItems&quot;:[{&quot;id&quot;:2564,&quot;uris&quot;:[&quot;http://zotero.org/users/local/iqG9VFE7/items/E568J3CV&quot;],&quot;uri&quot;:[&quot;http://zotero.org/users/local/iqG9VFE7/items/E568J3CV&quot;],&quot;itemData&quot;:{&quot;id&quot;:2564,&quot;type&quot;:&quot;article-journal&quot;,&quot;title&quot;:&quot;Generalized Gradient Approximation Made Simple.&quot;,&quot;container-title&quot;:&quot;Physical review letters&quot;,&quot;page&quot;:&quot;3865-3868&quot;,&quot;volume&quot;:&quot;77&quot;,&quot;issue&quot;:&quot;18&quot;,&quot;abstract&quot;:&quot;Generalized gradient approximations (GGA’s) for the exchange-correlation energy improve upon the local spin density (LSD) description of atoms, molecules, and solids. We present a simple derivation of a simple GGA, in which all parameters (other than those in LSD) are fundamental constants. Only general features of the detailed construction underlying the Perdew-Wang 1991 (PW91) GGA are invoked. Improvements over PW91 include an accurate description of the linear response of the uniform electron gas, correct behavior under uniform scaling, and a smoother potential&quot;,&quot;ISSN&quot;:&quot;1079-7114&quot;,&quot;note&quot;:&quot;PMID: 10062328\nCitation Key: Perdew1996&quot;,&quot;author&quot;:[{&quot;family&quot;:&quot;Perdew&quot;,&quot;given&quot;:&quot;J.&quot;},{&quot;family&quot;:&quot;Burke&quot;,&quot;given&quot;:&quot;K.&quot;},{&quot;family&quot;:&quot;Ernzerhof&quot;,&quot;given&quot;:&quot;M.&quot;}],&quot;issued&quot;:{&quot;date-parts&quot;:[[&quot;1996&quot;,10]]}}}],&quot;schema&quot;:&quot;https://github.com/citation-style-language/schema/raw/master/csl-citation.json&quot;} RNDk4v2XghUQL"/><text:span text:style-name="T7">. </text:span></text:p>
      <text:p text:style-name="Text_20_body">Se utilizarán herramientas programadas en bash y/o python para procesamiento de texto plano y análisis de resultados. Se utilizarán herramientas de conexión remota nativas de unix / linux para acceso a las facilidades de cálculo.</text:p>
      <text:h text:style-name="Heading_20_1" text:outline-level="1"><text:soft-page-break/>Cronograma estimado de cada una de las actividades (deben totalizar 13 meses incluido un mínimo de 3 meses para escritura y defensa) </text:h>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column table:style-name="Table1.C" table:number-columns-repeated="2"/>
        <table:table-column table:style-name="Table1.G"/>
        <table:table-column table:style-name="Table1.K"/>
        <table:table-column table:style-name="Table1.L" table:number-columns-repeated="2"/>
        <table:table-column table:style-name="Table1.N"/>
        <table:table-row table:style-name="Table1.1">
          <table:table-cell table:style-name="Table1.A1" office:value-type="string">
            <text:p text:style-name="P10">Actividad</text:p>
          </table:table-cell>
          <table:table-cell table:style-name="Table1.A1" table:number-columns-spanned="13" office:value-type="string">
            <text:p text:style-name="P10">Mes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9"/>
          </table:table-cell>
          <table:table-cell table:style-name="Table1.A1" office:value-type="string">
            <text:p text:style-name="P9">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cell table:style-name="Table1.A1" office:value-type="string">
            <text:p text:style-name="P9">8</text:p>
          </table:table-cell>
          <table:table-cell table:style-name="Table1.A1" office:value-type="string">
            <text:p text:style-name="P9">9</text:p>
          </table:table-cell>
          <table:table-cell table:style-name="Table1.A1" office:value-type="string">
            <text:p text:style-name="P9">10</text:p>
          </table:table-cell>
          <table:table-cell table:style-name="Table1.A1" office:value-type="string">
            <text:p text:style-name="P9">11</text:p>
          </table:table-cell>
          <table:table-cell table:style-name="Table1.A1" office:value-type="string">
            <text:p text:style-name="P9">12</text:p>
          </table:table-cell>
          <table:table-cell table:style-name="Table1.A1" office:value-type="string">
            <text:p text:style-name="P9">13</text:p>
          </table:table-cell>
        </table:table-row>
        <table:table-row table:style-name="Table1.1">
          <table:table-cell table:style-name="Table1.A1" office:value-type="string">
            <text:p text:style-name="P8">Revisión bibliográfica </text:p>
          </table:table-cell>
          <table:table-cell table:style-name="Table1.B3" office:value-type="string">
            <text:p text:style-name="P3">X</text:p>
          </table:table-cell>
          <table:table-cell table:style-name="Table1.B3" office:value-type="string">
            <text:p text:style-name="P3">X</text:p>
          </table:table-cell>
          <table:table-cell table:style-name="Table1.B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A1" office:value-type="string">
            <text:p text:style-name="Standard">X</text:p>
          </table:table-cell>
          <table:table-cell table:style-name="Table1.A1" office:value-type="string">
            <text:p text:style-name="Standard">X</text:p>
          </table:table-cell>
          <table:table-cell table:style-name="Table1.A1" office:value-type="string">
            <text:p text:style-name="Standard">X</text:p>
          </table:table-cell>
          <table:table-cell table:style-name="Table1.B3" office:value-type="string">
            <text:p text:style-name="P3"/>
          </table:table-cell>
          <table:table-cell table:style-name="Table1.B3" office:value-type="string">
            <text:p text:style-name="P3">X</text:p>
          </table:table-cell>
          <table:table-cell table:style-name="Table1.B3"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8">Entrenamiento en el código de cálculo</text:p>
          </table:table-cell>
          <table:table-cell table:style-name="Table1.B3" office:value-type="string">
            <text:p text:style-name="P3">X</text:p>
          </table:table-cell>
          <table:table-cell table:style-name="Table1.B3" office:value-type="string">
            <text:p text:style-name="P3">X</text:p>
          </table:table-cell>
          <table:table-cell table:style-name="Table1.B3" office:value-type="string">
            <text:p text:style-name="P3">X</text:p>
          </table:table-cell>
          <table:table-cell table:style-name="Table1.B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7">Cálculo de estructuras sqs</text:p>
          </table:table-cell>
          <table:table-cell table:style-name="Table1.B3" office:value-type="string">
            <text:p text:style-name="P6">X</text:p>
          </table:table-cell>
          <table:table-cell table:style-name="Table1.B3" office:value-type="string">
            <text:p text:style-name="P6">X</text:p>
          </table:table-cell>
          <table:table-cell table:style-name="Table1.B3" office:value-type="string">
            <text:p text:style-name="P4">x</text:p>
          </table:table-cell>
          <table:table-cell table:style-name="Table1.B3" office:value-type="string">
            <text:p text:style-name="P5"/>
          </table:table-cell>
          <table:table-cell table:style-name="Table1.B3" office:value-type="string">
            <text:p text:style-name="P5"/>
          </table:table-cell>
          <table:table-cell table:style-name="Table1.B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8">Cálculo de los bloques relajados de metal y óxido por separado</text:p>
          </table:table-cell>
          <table:table-cell table:style-name="Table1.B3" office:value-type="string">
            <text:p text:style-name="P3"/>
          </table:table-cell>
          <table:table-cell table:style-name="Table1.B3" office:value-type="string">
            <text:p text:style-name="P3"/>
          </table:table-cell>
          <table:table-cell table:style-name="Table1.B3" office:value-type="string">
            <text:p text:style-name="P3">X</text:p>
          </table:table-cell>
          <table:table-cell table:style-name="Table1.B3" office:value-type="string">
            <text:p text:style-name="P3">X</text:p>
          </table:table-cell>
          <table:table-cell table:style-name="Table1.B3" office:value-type="string">
            <text:p text:style-name="P3">X</text:p>
          </table:table-cell>
          <table:table-cell table:style-name="Table1.B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B3" office:value-type="string">
            <text:p text:style-name="P3"/>
          </table:table-cell>
          <table:table-cell table:style-name="Table1.B3"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8">Cálculo de la energía de la interfaz metal/óxido en función de la separación</text:p>
          </table:table-cell>
          <table:table-cell table:style-name="Table1.B3" office:value-type="string">
            <text:p text:style-name="P3"/>
          </table:table-cell>
          <table:table-cell table:style-name="Table1.B3" office:value-type="string">
            <text:p text:style-name="P3"/>
          </table:table-cell>
          <table:table-cell table:style-name="Table1.B3" office:value-type="string">
            <text:p text:style-name="P3"/>
          </table:table-cell>
          <table:table-cell table:style-name="Table1.B3" office:value-type="string">
            <text:p text:style-name="P5"/>
          </table:table-cell>
          <table:table-cell table:style-name="Table1.B3" office:value-type="string">
            <text:p text:style-name="P3">X</text:p>
          </table:table-cell>
          <table:table-cell table:style-name="Table1.B3" office:value-type="string">
            <text:p text:style-name="P3">X</text:p>
          </table:table-cell>
          <table:table-cell table:style-name="Table1.B3" office:value-type="string">
            <text:p text:style-name="P3">X</text:p>
          </table:table-cell>
          <table:table-cell table:style-name="Table1.B3" office:value-type="string">
            <text:p text:style-name="P3">X</text:p>
          </table:table-cell>
          <table:table-cell table:style-name="Table1.B3" office:value-type="string">
            <text:p text:style-name="P3">X</text:p>
          </table:table-cell>
          <table:table-cell table:style-name="Table1.B3" office:value-type="string">
            <text:p text:style-name="P3">X</text:p>
          </table:table-cell>
          <table:table-cell table:style-name="Table1.B3" office:value-type="string">
            <text:p text:style-name="P5"/>
          </table:table-cell>
          <table:table-cell table:style-name="Table1.B3" office:value-type="string">
            <text:p text:style-name="P5"/>
          </table:table-cell>
          <table:table-cell table:style-name="Table1.A1" office:value-type="string">
            <text:p text:style-name="P5"/>
          </table:table-cell>
        </table:table-row>
        <table:table-row table:style-name="Table1.1">
          <table:table-cell table:style-name="Table1.A8" office:value-type="string">
            <text:p text:style-name="P8">Análisis de resultados y escritura de la Tesis</text:p>
          </table:table-cell>
          <table:table-cell table:style-name="Table1.B8" office:value-type="string">
            <text:p text:style-name="P3"/>
          </table:table-cell>
          <table:table-cell table:style-name="Table1.B8" office:value-type="string">
            <text:p text:style-name="P3"/>
          </table:table-cell>
          <table:table-cell table:style-name="Table1.B8" office:value-type="string">
            <text:p text:style-name="P3"/>
          </table:table-cell>
          <table:table-cell table:style-name="Table1.B8" office:value-type="string">
            <text:p text:style-name="P3">X</text:p>
          </table:table-cell>
          <table:table-cell table:style-name="Table1.B8" office:value-type="string">
            <text:p text:style-name="P3">X</text:p>
          </table:table-cell>
          <table:table-cell table:style-name="Table1.B8" office:value-type="string">
            <text:p text:style-name="P3">X</text:p>
          </table:table-cell>
          <table:table-cell table:style-name="Table1.B8" office:value-type="string">
            <text:p text:style-name="P3">X</text:p>
          </table:table-cell>
          <table:table-cell table:style-name="Table1.B8" office:value-type="string">
            <text:p text:style-name="P3">X</text:p>
          </table:table-cell>
          <table:table-cell table:style-name="Table1.B8" office:value-type="string">
            <text:p text:style-name="P3">X</text:p>
          </table:table-cell>
          <table:table-cell table:style-name="Table1.B8" office:value-type="string">
            <text:p text:style-name="P3">X</text:p>
          </table:table-cell>
          <table:table-cell table:style-name="Table1.B8" office:value-type="string">
            <text:p text:style-name="P3">X</text:p>
          </table:table-cell>
          <table:table-cell table:style-name="Table1.B8" office:value-type="string">
            <text:p text:style-name="P3">X</text:p>
          </table:table-cell>
          <table:table-cell table:style-name="Table1.N8" office:value-type="string">
            <text:p text:style-name="P3">X</text:p>
          </table:table-cell>
        </table:table-row>
      </table:table>
      <text:h text:style-name="Heading_20_1" text:outline-level="1">Materiales e Infraestructura con que se cuenta </text:h>
      <text:p text:style-name="Text_20_body"><text:span text:style-name="T5">El grupo cuenta con licencia para el uso del código de cálculo VASP, y con 2 conjuntos de computadoras (</text:span><text:span text:style-name="T10">clusters</text:span><text:span text:style-name="T5">), de 32 procesadores cada uno, para cálculo de alto rendimiento utilizados en exclusividad por el grupo. Además, se cuenta con acceso a las facilidades de cálculo de alta performance de la CNEA, que actualmente cuenta con</text:span><text:span text:style-name="T30"> </text:span><text:span text:style-name="T5">el cluster ISAAC</text:span><text:span text:style-name="T30"> </text:span><text:span text:style-name="T5">750 procesadores y el nuevo cluster Neurus de 1040 procesadores.</text:span></text:p>
      <text:h text:style-name="Heading_20_1" text:outline-level="1">Experiencia previa del grupo de trabajo en el tema propuesto Aplicaciones de DFT</text:h>
      <text:h text:style-name="Heading_20_2" text:outline-level="2"><text:s/>Tesis desarrolladas en el grupo en temas de cálculos DFT</text:h>
      <text:list xml:id="list1923396753" text:style-name="L1">
        <text:list-item>
          <text:p text:style-name="P17">Tesis de Doctorado en Ciencia y Tecnología, Mención Materiales, Instituto Sabato, UNSAM: “Modelo atomístico/continuo aplicado a la fractura de la capa de óxido en tuberías de reactores nucleares de potencia”. Mariano Forti , 2017.</text:p>
        </text:list-item>
        <text:list-item>
          <text:p text:style-name="P17"><text:span text:style-name="T8">Tesis de Doctorado UBA, área Ciencias Físicas: “Defectos constitucionales y energía de migración de aluminio en UAl</text:span><text:span text:style-name="T14">4</text:span><text:span text:style-name="T8">”. Laura Kniznik, 2016. </text:span><office:annotation><dc:creator>Mariano Forti</dc:creator><dc:date>2018-06-18T11:54:43</dc:date><loext:sender-initials>MF</loext:sender-initials><text:p><text:span text:style-name="T35">Agregar tesis de patricio ?</text:span></text:p></office:annotation></text:p>
        </text:list-item>
      </text:list>
      <text:h text:style-name="Heading_20_2" text:outline-level="2"><text:soft-page-break/><text:s/>Publicaciones del grupo en temas de cálculo DFT</text:h>
      <text:list xml:id="list283126780" text:style-name="L2">
        <text:list-item>
          <text:p text:style-name="P18"><text:span text:style-name="T22"><text:s/></text:span><text:span text:style-name="T21">G.E. Ramírez-Caballero, P.B. Balbuena, P. R. Alonso, P.H. Gargano, G. H. Rubiolo, Carbon Adsorption and Absorption in the (111) L12 Fe3Al Surface, </text:span><text:span text:style-name="T19">J. Phys. Chem. C 113 (2009) 18321–18330.</text:span></text:p>
        </text:list-item>
        <text:list-item>
          <text:p text:style-name="P19"><text:s/>P.R. Alonso, J.R. Fernández, P.H. Gargano, G.H. Rubiolo, U-Al system. <text:span text:style-name="T19">Ab-initio and many body potential approaches, Physica B: Condensed Matter 404 Issue 18 (2009) 2851-2853.</text:span></text:p>
        </text:list-item>
        <text:list-item>
          <text:p text:style-name="P23">P.R. Alonso, P.H. Gargano, G.E. Ramírez-Caballero, P.B. Balbuena, G.H. Rubiolo, First principles calculation of L21 + A2 coherent equilibria in the Fe-Al-Ti system, Physica B: Condensed Matter 404 Issue 18 (2009) 2845-2847. </text:p>
        </text:list-item>
        <text:list-item>
          <text:p text:style-name="P22"><text:s/>F. Lanzini, P.H. Gargano, P.R. Alonso, G.H. Rubiolo, First principles study of phase stabilities in bcc Cu-Al alloy, Modelling Simul. Mater. Sci. Eng. 19 (2011) 015008 (15pp).</text:p>
        </text:list-item>
        <text:list-item>
          <text:p text:style-name="P22"><text:s/>P.R. Alonso, P.H. Gargano, P.B. Bozzano, G.E. Ramírez-Caballero, P.B. Balbuena, G.H. Rubiolo, Combined ab initio and experimental study of A2 + L21 coherent equilibria in the Fe-Al-X (X=Ti, Nb, V) systems, Intermetallics 19 Issue 8 (2011) 1157-1167. </text:p>
        </text:list-item>
        <text:list-item>
          <text:p text:style-name="P22"><text:s/>L. Kniznik, P.R. Alonso, P.H. Gargano, G.H. Rubiolo, Simulation of UAl4 growth in an UAl3/Al diffusion couple, Journal of Nuclear Materials 414 (2011) 309-315. </text:p>
        </text:list-item>
        <text:list-item>
          <text:p text:style-name="P22"><text:s/>P.R. Alonso, P.H. Gargano, G.H. Rubiolo, Stability of the C14-laves phase (Fe,Si)2Mo from ab initio calculations, Computer Coupling of Phase Diagrams and Thermochemistry (Calphad), 35 (2011) 492–498. </text:p>
        </text:list-item>
        <text:list-item>
          <text:p text:style-name="P18"><text:s/>P.R. Alonso, P.H. Gargano, L. Kniznik, L.M. Pizarro, G.H. Rubiolo; "Experimental studies and first principles calculations in nuclear fuel alloys for research reactors", in Nuclear Materials; Editor: Michael P. Hemsworth. Series: Physics Research and Technology, Materials Science and Technologies. Nova Science Publishers, Inc; 400 Oser Avenue, Suite 1600, Hauppauge, NY 11788, EEUU. ISBN: 978-1-61324-010-6. (Nova Science Publishers, Inc , New York, 2011).</text:p>
        </text:list-item>
        <text:list-item>
          <text:p text:style-name="P22"><text:s/>P.R. Alonso, P.H. Gargano, G.H. Rubiolo, First principles calculation of the Al3U-Si3U pseudo binary fcc phase equilibrium diagram, CALPHAD: Computer Coupling of Phase Diagrams and Thermochemistry 38 (2012) 117–121.</text:p>
        </text:list-item>
        <text:list-item>
          <text:p text:style-name="P20"><text:s/>M.D. Forti, P.R. Alonso, P.H. Gargano, G.H. Rubiolo, Transition metals monoxides. An LDA+U study, Proce<text:span text:style-name="T25">dia Materials Science 1 (2012) 230 – 234.</text:span></text:p>
        </text:list-item>
        <text:list-item>
          <text:p text:style-name="P20"><text:span text:style-name="T20">L. Kniznik, P.R. A</text:span><text:span text:style-name="T19">lonso, P.H. Gargano, M.D. Forti, G.H. Rubiolo, First principles study of U-Al system ground state, Procedia Materials Science 1 (2012) 514 – 519.</text:span></text:p>
        </text:list-item>
        <text:list-item>
          <text:p text:style-name="P22"><text:s/>M.D. Forti, P. Balbuena, P.R. Alonso, Ab-initio studies on carburization of Fe3Al based alloys, Procedia Materials Science 1 (2012) 191 – 198.</text:p>
        </text:list-item>
        <text:list-item>
          <text:p text:style-name="P18"><text:s/>M.D. Forti, P.R. Alonso, P.H. Gargano, G.H. Rubiolo, Adhesion Energy of the Fe(BCC)/Magnetite Interface within the DFT approach, Procedia Materials Science 8 (2015) 1066 – 1072.</text:p>
        </text:list-item>
        <text:list-item>
          <text:p text:style-name="P20"><text:soft-page-break/><text:span text:style-name="T19"><text:s/></text:span>P.R. Alonso,<text:span text:style-name="T29"> </text:span>“Aplicaciones de técnicas de primeros principios al cálculo de diagramas de fases de equilibrio. Diagramas de fases de equilibrio ternarios Fe-Al-V a partir de expansión en cúmulos y método variacional”, conferencista invitada en el “Workshop en Procesamiento Fïsico Químico Avanzado”, Bucaramanga, Colombia, Marzo 2014.</text:p>
        </text:list-item>
        <text:list-item>
          <text:p text:style-name="P20"><text:span text:style-name="T9"><text:s/>P.R. Alonso, “Aplicaciones de técnicas de primeros principios al cálculo de diagramas de fases de equilibrio. Diagrama de fases de equilibrio pseudo-binario UAl</text:span><text:span text:style-name="T15">3</text:span><text:span text:style-name="T9">_USi</text:span><text:span text:style-name="T15">3</text:span><text:span text:style-name="T9"> a partir de expansión en cúmulos y simulaciones de MonteCarlo”, conferencista invitada en el “Workshop en Procesamiento Fïsico Químico Avanzado”, Bucaramanga, Colombia, Marzo 2014.</text:span></text:p>
        </text:list-item>
        <text:list-item>
          <text:p text:style-name="P20">M.D. Forti, dictado del taller "VASP", conferencista invitado en el “Workshop en Procesamiento Fïsico Químico Avanzado”, Bucaramanga, Colombia, Marzo 2014.</text:p>
        </text:list-item>
        <text:list-item>
          <text:p text:style-name="P20"><text:s/>M.D. Forti, "Propiedades Mecánicas", conferencista invitado en el “Workshop en Procesamiento Fïsico Químico Avanzado”, Bucaramanga, Colombia, Marzo 2014.</text:p>
        </text:list-item>
        <text:list-item>
          <text:p text:style-name="P20"><text:span text:style-name="T8"><text:s/>D. Tozini, M. Forti, P.H. Gargano,</text:span><text:span text:style-name="T9"> Cálculo de diferencias de carga en interfaces Fe/Fe</text:span><text:span text:style-name="T15">3</text:span><text:span text:style-name="T9">O</text:span><text:span text:style-name="T15">4</text:span><text:span text:style-name="T9"> a partir de resultados de DFT, Trabajo 5056, 14º Congreso Internacional SAM-CONAMET/IBEROMAT XIII /MATERIA, Santa Fé, 2014.</text:span></text:p>
        </text:list-item>
        <text:list-item>
          <text:p text:style-name="P20"><text:span text:style-name="T6"><text:s/></text:span><text:span text:style-name="T12">D. Tozini, M.D. Forti, </text:span><text:span text:style-name="T11">P.H. Gargano, P.R. Alonso, G.H. Rubiolo, Charge difference calculation in Fe/Fe</text:span><text:span text:style-name="T17">3</text:span><text:span text:style-name="T11">O</text:span><text:span text:style-name="T17">4</text:span><text:span text:style-name="T11"> interfaces from DFT results, Procedia Materials Science 9 (2015) 612 – 618.</text:span></text:p>
        </text:list-item>
        <text:list-item>
          <text:p text:style-name="P20"><text:span text:style-name="T11">L. Kniznik, P.R. Alonso, P.H. Gargano , G.H. Rubiolo, Energetics and electronic structure of UAl</text:span><text:span text:style-name="T17">4</text:span><text:span text:style-name="T11"> with point defects, Journal of Nuclear Materials 466 (2015) 539-550.</text:span></text:p>
        </text:list-item>
        <text:list-item>
          <text:p text:style-name="P21"><text:span text:style-name="T12">M.D. Forti, P.R. Alonso, P.H. Gargano, P.B. Balbuena, G.H. Rubiolo, A DFT study of atomic structure and adhesion at the Fe(BCC)/Fe</text:span><text:span text:style-name="T18">3</text:span><text:span text:style-name="T12">O</text:span><text:span text:style-name="T18">4</text:span><text:span text:style-name="T12"> interfaces, Surface Science 647 (2016) 55–65.</text:span></text:p>
        </text:list-item>
        <text:list-item>
          <text:p text:style-name="P21"><text:span text:style-name="T12"><text:s/>P.H. Gargano, L. Kniznik, P.R. Alonso, M.D. Forti, G.H. Rubiolo, Concentration of constitutional and thermal defects in UAl</text:span><text:span text:style-name="T18">4</text:span><text:span text:style-name="T12">, Journal of Nuclear Materials 478 (2016) 74-82.</text:span></text:p>
        </text:list-item>
      </text:list>
      <text:h text:style-name="P14" text:outline-level="2"><text:s/>Premios recibidos </text:h>
      <text:list xml:id="list4136422482" text:style-name="WWNum1">
        <text:list-item text:start-value="1">
          <text:p text:style-name="P27"><text:s/>Mención especial a Mariano Forti en el CONCURSO ESTÍMULO A JÓVENES INVESTIGADORES EN CIENCIA Y TECNOLOGÍA DE MATERIALES. Trabajo premiado: Forti M., Balbuena P. y Alonso P., ESTUDIOS AB-INITIO SOBRE CARBURACIÓN EN ALEACIONES DE BASE Fe3Al, 11º Congreso Binacional de Metalurgia y Materiales SAM / CONAMET<text:span text:style-name="T29"> </text:span>2011, 18 al 21 de Octubre de 2011 - Rosario, Argentina.</text:p>
        </text:list-item>
        <text:list-item>
          <text:p text:style-name="P28"><text:s/>PREMIO JORGE KITTL. Mejor trabajo en Investigación Básica en Ciencia de Materiales. Trabajo premiado: Paula R. Alonso, Pablo H.Gargano y Gerardo H. Rubiolo, ESTADO FUNDAMENTAL DEL PSEUDO BINARIO Al3U-Si3U POR PRIMEROS <text:soft-page-break/>PRINCIPIOS. SOLUCIÓN SÓLIDA U(Al,Si)3, 11º Congreso Binacional de Metalurgia y Materiales SAM / CONAMET<text:span text:style-name="T29"> </text:span>2011, 18 al 21 de Octubre de 2011 - Rosario, Argentina.</text:p>
        </text:list-item>
        <text:list-item>
          <text:p text:style-name="P24"><text:span text:style-name="T5"><text:s/>PREMIO JORGE KITTL. Mejor trabajo en Investigación Básica en Ciencia de Materiales. Trabajo premiado: Pedro A. Ferreirós, Paula R. Alonso, Pablo H. Gargano, Patricia B. Bozzano, Horacio E. Troiani y Gerardo H. Rubiolo, Transformaciones de fase en aleaciones Fe</text:span><text:span text:style-name="T16">1-2X</text:span><text:span text:style-name="T5">Al</text:span><text:span text:style-name="T16">X</text:span><text:span text:style-name="T5">V</text:span><text:span text:style-name="T16">X</text:span><text:span text:style-name="T5"> (X</text:span><text:span text:style-name="T24"></text:span><text:span text:style-name="T5">0,15), XIII Congreso Internacional SAM-CONAMET Iguazú 2013, 20 al 23 de agosto de 2013, Iguazú, Misiones, Argentina.</text:span></text:p>
        </text:list-item>
      </text:list>
      <text:h text:style-name="Heading_20_1" text:outline-level="1">Proyectos científicos y/o tecnológicos de los que participaría esta tesis <office:annotation><dc:creator>Mariano Forti</dc:creator><dc:date>2018-06-22T15:37:04.458082491</dc:date><loext:sender-initials>MF</loext:sender-initials><text:p text:style-name="P31"><text:span text:style-name="T36">Acá hay un tema, esta tesis no participaría de ninguno de estos proyectos!</text:span></text:p></office:annotation></text:h>
      <text:list xml:id="list145207992966391" text:continue-numbering="true" text:style-name="WWNum1">
        <text:list-item>
          <text:p text:style-name="P25">“<text:bookmark text:name="_GoBack"/>Buscando una nueva aleación para el elemento combustible CAREM-25” – ANPCyT, PICT-2015-2267. Titular: Gerardo H. Rubiolo. Grupo Responsable: Paula R. Alonso, Pablo H. Gargano, Liliana A. Lanzani. Grupo Colaborador: Laura Kniznik, Pedro A. Ferreirós, Mariano D. Forti, Héctor A. Raffaelli, Sergio V. Ilarri, Mario A. Acosta, Perla B. Balbuena. Fecha de vigencia: 2016 – 2019.</text:p>
        </text:list-item>
        <text:list-item>
          <text:p text:style-name="P26">“<text:bookmark text:name="_GoBack1"/>Buscando una nueva aleación para el elemento combustible CAREM-25” - Proyecto UNSAM 80020160500046SM con vigencia Enero 2017-Diciembre 2019. Directora del proyecto: Paula Regina Alonso.</text:p>
        </text:list-item>
      </text:list>
      <text:p text:style-name="Heading">Bibliografía</text:p>
      <text:section text:style-name="Sect1" text:name="ZOTERO_BIBL {&quot;uncited&quot;:[],&quot;omitted&quot;:[],&quot;custom&quot;:[]} CSL_BIBLIOGRAPHY RNDODZhpy2jtq">
        <text:p text:style-name="Bibliography_20_1">[1]<text:tab/>R.L. Tapping, Materials performance in CANDU reactors: The first 30 years and the prognosis for life extension and new designs, Journal of Nuclear Materials. 383 (2008) 1–8. doi:10.1016/j.jnucmat.2008.08.030.</text:p>
        <text:p text:style-name="Bibliography_20_1">[2]<text:tab/>J.M. Ranalli, M. Marchena, J. Zorrilla, E. Antonaccio, R. Versaci, Integrated Plant Life Management for Long Term Operation of Argentinean NPPs, Comisión Nacional de Energía Atómica. (n.d.).</text:p>
        <text:p text:style-name="Bibliography_20_1">[3]<text:tab/>M. Alvarez, A. Olmedo, M. Villegas, Corrosion behaviour of Alloy 800 in high temperature aqueous solutions: long term autoclave studies• 1, Journal of Nuclear Materials. 229 (1996) 93–101.</text:p>
        <text:p text:style-name="Bibliography_20_1">[4]<text:tab/>C.O. a Olsson, D. Landolt, Passive films on stainless steels—chemistry, structure and growth, Electrochimica Acta. 48 (2003) 1093–1104. doi:10.1016/S0013-4686(02)00841-1.</text:p>
        <text:p text:style-name="Bibliography_20_1">[5]<text:tab/>N.K. Das, T. Shoji, Y. Takeda, A fundamental study of Fe–Cr binary alloy–oxide film interfaces at 288°C by computational chemistry calculations, Corrosion Science. 52 (2010) 2349–2352. doi:10.1016/j.corsci.2010.04.006.</text:p>
        <text:p text:style-name="Bibliography_20_1">[6]<text:tab/>P. Hohenberg, W. Kohn, Inhomogeneous electron gas, Phys. Rev. 136 (1964) B864–B871.</text:p>
        <text:p text:style-name="Bibliography_20_1">[7]<text:tab/>W. Kohn, L.J. Sham, Self-Consistent Equations Including Exchange and Correlation Effects, Physical Review. 140 (1965) A1133–A1138. doi:10.1103/PhysRev.140.A1133.</text:p>
        <text:p text:style-name="Bibliography_20_1">[8]<text:tab/>M.D. Forti, P.R. Alonso, P.H. Gargano, P.B. Balbuena, G.H. Rubiolo, A DFT study of atomic structure and adhesion at the Fe(BCC)/Fe3O4 interfaces, Surface Science. 647 (2016) 55–65. doi:10.1016/j.susc.2015.12.013.</text:p>
        <text:p text:style-name="Bibliography_20_1"><text:soft-page-break/>[9]<text:tab/>D. Tozini, M. Forti, P. Gargano, P.R.R. Alonso, G.H.H. Rubiolo, Charge Difference Calculation in Fe/Fe3O4 Interfaces from DFT Results, Procedia Materials Science. 9 (2015) 612–618. doi:10.1016/j.mspro.2015.05.037.</text:p>
        <text:p text:style-name="Bibliography_20_1">[10]<text:tab/>A. Zunger, S.H. Wei, L. Ferreira, J.E. Bernard, Special quasirandom structures, Physical Review Letters. 65 (1990) 353–356.</text:p>
        <text:p text:style-name="Bibliography_20_1">[11]<text:tab/>Y. Jiang, Y. Wei, J.R. Smith, J.W. Hutchinson, A.G. Evans, First principles based predictions of the toughness of a metal/oxide interface, International Journal of Materials Research (Formerly Zeitschrift Fuer Metallkunde). 101 (2010) 8–15. doi:10.3139/146.110254.</text:p>
        <text:p text:style-name="Bibliography_20_1">[12]<text:tab/>J.H. Rose, J.R. Smith, F. Guinea, J. Ferrante, Universal features of the equation of state of metals, Physical Review B. 29 (1984) 2963.</text:p>
        <text:p text:style-name="Bibliography_20_1">[13]<text:tab/>J.H. Rose, J. Ferrante, J.R. Smith, Universal binding energy curves for metals and bimetallic interfaces, Physical Review Letters. 47 (1981) 675–678.</text:p>
        <text:p text:style-name="Bibliography_20_1">[14]<text:tab/>A. Banerjea, J.R. Smith, Origins of the universal binding-energy relation, Physical Review B. 37 (1988) 6632.</text:p>
        <text:p text:style-name="Bibliography_20_1">[15]<text:tab/>P.E. Blöch, Projector augmented-wave method, Physical Review B. 50 (1994) 13063–17979. doi:10.1103/PhysRevB.50.17953.</text:p>
        <text:p text:style-name="Bibliography_20_1">[16]<text:tab/>G. Kresse, D. Joubert, From ultrasoft pseudopotentials to the projector augmented-wave method, Physical Review B. 59 (1999) 1758–1775. doi:10.1103/PhysRevB.59.1758.</text:p>
        <text:p text:style-name="Bibliography_20_1">[17]<text:tab/>J. Hafner, Ab-initio simulations of materials using VASP: Density-functional theory and beyond, Journal of Computational Chemistry. 29 (2008) 2044–2078. doi:10.1002/jcc.</text:p>
        <text:p text:style-name="Bibliography_20_1">[18]<text:tab/>J. Hafner, Materials simulations using VASP—a quantum perspective to materials science, Computer Physics Communications. 177 (2007) 6–13. doi:10.1016/j.cpc.2007.02.045.</text:p>
        <text:p text:style-name="Bibliography_20_1">[19]<text:tab/>J. Perdew, K. Burke, M. Ernzerhof, Generalized Gradient Approximation Made Simple., Physical Review Letters. 77 (1996) 3865–3868.</text:p>
      </text:section>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2" table:style-name="Table2">
        <table:table-column table:style-name="Table2.A"/>
        <table:table-column table:style-name="Table2.B"/>
        <table:table-row>
          <table:table-cell table:style-name="Table2.A1" office:value-type="string">
            <text:p text:style-name="Table_20_contents">Mariano Forti</text:p>
          </table:table-cell>
          <table:table-cell table:style-name="Table2.A1" office:value-type="string">
            <text:p text:style-name="P12">Pablo Gargano</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 svg:font-family="Arial" style:font-family-generic="swiss"/>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rebuchet MS1" svg:font-family="'Trebuchet MS'"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false" style:font-name-asian="DejaVu Sans" style:font-size-asian="10pt" style:language-asian="es" style:country-asian="E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false" style:font-name-asian="DejaVu Sans" style:font-size-asian="10pt" style:language-asian="es" style:country-asian="E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fo:language="es" fo:country="ES" style:letter-kerning="false" style:font-name-asian="DejaVu Sans" style:font-family-asian="'DejaVu Sans'" style:font-family-generic-asian="system" style:font-pitch-asian="variable" style:font-size-asian="11pt" style:language-asian="es" style:country-asian="ES" style:font-name-complex="Arial3"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cm" fo:margin-bottom="0.21cm" loext:contextual-spacing="true" fo:keep-with-next="always"/>
      <style:text-properties style:font-name="Arial" fo:font-family="Arial" style:font-family-generic="swiss" fo:font-size="14pt" style:font-name-asian="Arial3" style:font-family-asian="Arial"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1cm" fo:margin-bottom="0.101cm" loext:contextual-spacing="true" fo:line-height="115%" fo:text-align="justify" style:justify-single-word="false"/>
      <style:text-properties style:font-name="Times New Roman1" fo:font-family="'Times New Roman'" style:font-family-generic="roman" style:font-pitch="variable" fo:font-size="12pt" style:font-size-asian="12pt"/>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master-page-name="">
      <style:paragraph-properties fo:margin-top="0.499cm" fo:margin-bottom="0.199cm" loext:contextual-spacing="false" fo:orphans="4" style:page-number="auto"/>
      <style:text-properties style:font-name="Arial1" fo:font-family="Arial"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353cm" fo:margin-bottom="0.212cm" loext:contextual-spacing="false"/>
      <style:text-properties style:font-name="Arial1" fo:font-family="Arial" style:font-family-generic="swiss" style:font-pitch="variable" fo:font-size="14pt" fo:font-weight="bold" style:font-size-asian="14pt" style:font-weight-asian="bold" style:font-size-complex="16pt" style:font-weight-complex="bold"/>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rebuchet MS" fo:font-family="'Trebuchet MS'" style:font-family-generic="roman" style:font-pitch="variable" fo:font-size="12pt" fo:language="es" fo:country="ES" style:letter-kerning="false" style:font-name-asian="Calibri1" style:font-family-asian="Calibri" style:font-family-generic-asian="system" style:font-pitch-asian="variable" style:font-size-asian="12pt" style:language-asian="es" style:country-asian="ES" style:font-name-complex="Trebuchet MS1" style:font-family-complex="'Trebuchet MS'"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Endnote" style:family="paragraph" style:parent-style-name="Standard" style:default-outline-level="" style:class="extra">
      <style:paragraph-properties fo:margin-top="0cm" fo:margin-bottom="0cm" loext:contextual-spacing="false" fo:line-height="100%" fo:text-align="justify" style:justify-single-word="false"/>
      <style:text-properties fo:font-size="10pt" fo:language="en" fo:country="US"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_20_body_20_indent" style:display-name="Text body indent" style:family="paragraph" style:parent-style-name="Standard" style:default-outline-level="" style:class="text">
      <style:paragraph-properties fo:margin-top="0cm" fo:margin-bottom="0.212cm" loext:contextual-spacing="false" fo:line-height="200%"/>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es" style:country-asian="MX" style:font-name-complex="Times New Roman2" style:font-family-complex="'Times New Roman'" style:font-family-generic-complex="system" style:font-pitch-complex="variable" style:font-size-complex="10pt"/>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loext:graphic-properties draw:fill="none"/>
      <style:paragraph-properties fo:margin-top="0cm" fo:margin-bottom="0cm" loext:contextual-spacing="false" fo:line-height="100%" fo:text-align="end" style:justify-single-word="false" fo:background-color="transparent">
        <style:tab-stops>
          <style:tab-stop style:position="7.5cm" style:type="center"/>
          <style:tab-stop style:position="15cm" style:type="right"/>
        </style:tab-stops>
      </style:paragraph-properties>
    </style:style>
    <style:style style:name="Footnote" style:family="paragraph" style:parent-style-name="Standard" style:default-outline-level=""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499cm" fo:margin-bottom="0cm" loext:contextual-spacing="false" fo:text-align="start"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margin-top="0cm" fo:margin-bottom="0.3cm" loext:contextual-spacing="false" fo:line-height="100%" fo:text-indent="0cm" style:auto-text-indent="false">
        <style:tab-stops>
          <style:tab-stop style:position="0.889cm"/>
        </style:tab-stops>
      </style:paragraph-properties>
      <style:text-properties style:font-name="Arial2" fo:font-family="Arial" style:font-style-name="Regular" style:font-family-generic="swiss" style:font-pitch="variable" fo:font-size="9pt"/>
    </style:style>
    <style:style style:name="Table_20_contents" style:display-name="Table contents" style:family="paragraph" style:parent-style-name="Text_20_body">
      <style:paragraph-properties fo:text-align="center" style:justify-single-word="false"/>
    </style:style>
    <style:style style:name="Default_20_Paragraph_20_Font" style:display-name="Default Paragraph Font" style:family="text"/>
    <style:style style:name="Texto_20_nota_20_al_20_final_20_Car" style:display-name="Texto nota al final Car" style:family="text" style:parent-style-name="Default_20_Paragraph_20_Font">
      <style:text-properties fo:font-size="10pt" fo:language="en" fo:country="US"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angría_20_de_20_texto_20_normal_20_Car" style:display-name="Sangría de texto normal Car" style:family="text" style:parent-style-name="Default_20_Paragraph_20_Font">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es" style:country-asian="MX" style:font-name-complex="Times New Roman2" style:font-family-complex="'Times New Roman'" style:font-family-generic-complex="system" style:font-pitch-complex="variable" style:font-size-complex="10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ie_20_de_20_página_20_Car" style:display-name="Pie de página Car" style:family="text" style:parent-style-name="Default_20_Paragraph_20_Font"/>
    <style:style style:name="tl8wme"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fo:font-weight="normal" style:font-weight-asian="normal"/>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fo:font-weight="normal" style:font-weight-asian="normal"/>
    </style:style>
    <style:style style:name="ListLabel_20_18" style:display-name="ListLabel 18" style:family="text">
      <style:text-properties fo:font-weight="normal" style:font-weight-asian="normal"/>
    </style:style>
    <style:style style:name="ListLabel_20_19" style:display-name="ListLabel 19" style:family="text">
      <style:text-properties style:font-name="Calibri" fo:font-family="Calibri" style:font-family-generic="roman" style:font-pitch="variable" fo:font-size="12pt" fo:font-weight="bold" style:font-size-asian="12pt" style:font-weight-asian="bold"/>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ListLabel_20_26" style:display-name="ListLabel 26" style:family="text">
      <style:text-properties fo:font-size="12pt" style:font-size-asian="12pt" style:font-name-complex="Symbol1" style:font-family-complex="Symbol"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fo:font-size="12pt" style:font-size-asian="12pt" style:font-name-complex="Symbol1" style:font-family-complex="Symbol"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alibri" fo:font-family="Calibri" style:font-family-generic="roman" style:font-pitch="variable" fo:font-size="12pt" fo:font-weight="bold" style:font-size-asian="12pt" style:font-weight-asian="bold"/>
    </style:style>
    <style:style style:name="ListLabel_20_45" style:display-name="ListLabel 45"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fo:font-size="12pt" style:font-size-asian="12pt" style:font-name-complex="Symbol1"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fo:font-size="12pt" style:font-size-asian="12pt" style:font-name-complex="Symbol1" style:font-family-complex="Symbol"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alibri" fo:font-family="Calibri" style:font-family-generic="roman" style:font-pitch="variable" fo:font-size="12pt" fo:font-weight="bold" style:font-size-asian="12pt" style:font-weight-asian="bold"/>
    </style:style>
    <style:style style:name="ListLabel_20_82" style:display-name="ListLabel 82"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fo:font-size="12pt" style:font-size-asian="12pt" style:font-name-complex="Symbol1"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fo:font-size="12pt" style:font-size-asian="12pt" style:font-name-complex="Symbol1"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alibri" fo:font-family="Calibri" style:font-family-generic="roman" style:font-pitch="variable" fo:font-size="12pt" fo:font-weight="bold" style:font-size-asian="12pt" style:font-weight-asian="bold"/>
    </style:style>
    <style:style style:name="ListLabel_20_119" style:display-name="ListLabel 119"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Wingdings" style:font-family-complex="Wingdings"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complex="Wingdings" style:font-family-complex="Wingdings"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Courier New"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Courier New"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alibri" fo:font-family="Calibri" style:font-family-generic="roman" style:font-pitch="variable" fo:font-size="12pt" fo:font-weight="bold" style:font-size-asian="12pt" style:font-weight-asian="bold"/>
    </style:style>
    <style:style style:name="ListLabel_20_138" style:display-name="ListLabel 138"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39" style:display-name="ListLabel 139" style:family="text">
      <style:text-properties style:font-name-complex="Courier New" style:font-family-complex="'Courier New'" style:font-family-generic-complex="system" style:font-pitch-complex="variable"/>
    </style:style>
    <style:style style:name="ListLabel_20_140" style:display-name="ListLabel 140" style:family="text">
      <style:text-properties style:font-name-complex="Wingdings" style:font-family-complex="Wingdings"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omplex="Wingdings"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Wingdings" style:font-family-complex="Wingdings" style:font-family-generic-complex="system" style:font-pitch-complex="variable"/>
    </style:style>
    <style:style style:name="ListLabel_20_147" style:display-name="ListLabel 147" style:family="text">
      <style:text-properties style:font-name="Calibri" fo:font-family="Calibri" style:font-family-generic="roman" style:font-pitch="variable" fo:font-size="12pt" fo:font-weight="bold" style:font-size-asian="12pt" style:font-weight-asian="bold"/>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Numbering_20_Symbols" style:num-prefix="("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4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499cm" fo:margin-bottom="2.499cm" fo:margin-left="3cm" fo:margin-right="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3"/>
    <style:master-page style:name="Converted17" style:page-layout-name="Mpm3"/>
    <style:master-page style:name="Converted18" style:page-layout-name="Mpm3"/>
    <style:master-page style:name="Endnote" style:page-layout-name="Mpm4"/>
    <style:master-page style:name="Converted19" style:page-layout-name="Mpm5" style:next-style-name="Converted18"/>
    <style:master-page style:name="First_20_Page" style:display-name="First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2T14:46:06.127318445</meta:creation-date>
    <meta:keyword>Plan</meta:keyword>
    <meta:keyword>Maestria</meta:keyword>
    <meta:keyword>2019</meta:keyword>
    <dc:language>es-AR</dc:language>
    <meta:editing-cycles>34</meta:editing-cycles>
    <dc:subject>Plan de Maestría 2019</dc:subject>
    <dc:title>PlanesMaestria</dc:title>
    <meta:editing-duration>PT2H8S</meta:editing-duration>
    <meta:generator>LibreOffice/6.1.0.0.beta2$Linux_X86_64 LibreOffice_project/10$Build-0</meta:generator>
    <meta:initial-creator>Mariano Forti</meta:initial-creator>
    <dc:date>2018-06-28T14:52:06.442361346</dc:date>
    <dc:creator>Mariano Forti</dc:creator>
    <meta:document-statistic meta:table-count="2" meta:image-count="0" meta:object-count="0" meta:page-count="10" meta:paragraph-count="169" meta:word-count="3221" meta:character-count="21073" meta:non-whitespace-character-count="18034"/>
    <meta:user-defined meta:name="AppVersion">14.0000</meta:user-defined>
    <meta:user-defined meta:name="Company">CNEA-UNSAM</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journal-of-nuclear-materials</meta:user-defined>
    <meta:user-defined meta:name="Mendeley Document_1" meta:value-type="string">True</meta:user-defined>
    <meta:user-defined meta:name="Mendeley Unique User Id_1" meta:value-type="string">1f6062dc-e879-3a5e-8932-4ede1744e25d</meta:user-defined>
    <meta:user-defined meta:name="Mendeley_Bookmark_17eD3fDEUt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17eD3fDEUt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17eD3fDEUt_11" meta:value-type="string">tle": "Journal of Computational Chemistry", "issued": {"date-parts": [["2008"]]}, "page": "2044\u20132078", "DOI": "10.1002/jcc", "author": [{"non-dropping-particle": "", "dropping-particle": "", "family": "Hafner", "parse-names": false, "suffix": "", "gi</meta:user-defined>
    <meta:user-defined meta:name="Mendeley_Bookmark_17eD3fDEUt_12" meta:value-type="string">ven": "J."}], "publisher": "Wiley Online Library", "ISSN": "1096-987X", "type": "article-journal"}, "uris": ["http://www.mendeley.com/documents/?uuid=4ef0ecee-c7a4-4125-b7db-65cb8437e961"]}]}</meta:user-defined>
    <meta:user-defined meta:name="Mendeley_Bookmark_17eD3fDEUt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17eD3fDEUt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17eD3fDEUt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17eD3fDEUt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17eD3fDEUt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17eD3fDEUt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17eD3fDEUt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17eD3fDEUt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1oSjxSFuMf_1" meta:value-type="string">ADDIN CSL_CITATION {"mendeley": {"previouslyFormattedCitation": "[1,2]", "formattedCitation": "[2,3]", "plainTextFormattedCitation": "[2,3]"}, "schema": "https://github.com/citation-style-language/schema/raw/master/csl-citation.json", "properties": {"note</meta:user-defined>
    <meta:user-defined meta:name="Mendeley_Bookmark_1oSjxSFuMf_10" meta:value-type="string">: ["http://www.mendeley.com/documents/?uuid=5b1c9358-2923-4f6a-a39b-0ef87a2aea6c"]}]}</meta:user-defined>
    <meta:user-defined meta:name="Mendeley_Bookmark_1oSjxSFuMf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1oSjxSFuMf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1oSjxSFuMf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1oSjxSFuMf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1oSjxSFuMf_6" meta:value-type="string"> "parse-names": false, "suffix": "", "given": "P."}, {"non-dropping-particle": "", "dropping-particle": "", "family": "Kohn", "parse-names": false, "suffix": "", "given": "W."}], "publisher": "APS", "title": "Inhomogeneous electron gas", "container-title"</meta:user-defined>
    <meta:user-defined meta:name="Mendeley_Bookmark_1oSjxSFuMf_7" meta:value-type="string">: "Phys. Rev", "issued": {"date-parts": [["1964"]]}}, "uris": ["http://www.mendeley.com/documents/?uuid=ce838011-5d9e-4e7d-bc0e-d2c97f10a438"]}, {"id": "ITEM-2", "itemData": {"type": "article-journal", "issue": "4A", "page": "A1133-A1138", "ISSN": "0031-8</meta:user-defined>
    <meta:user-defined meta:name="Mendeley_Bookmark_1oSjxSFuMf_8" meta:value-type="string">99X", "id": "ITEM-2", "DOI": "10.1103/PhysRev.140.A1133", "author": [{"non-dropping-particle": "", "dropping-particle": "", "family": "Kohn", "parse-names": false, "suffix": "", "given": "W."}, {"non-dropping-particle": "", "dropping-particle": "", "famil</meta:user-defined>
    <meta:user-defined meta:name="Mendeley_Bookmark_1oSjxSFuMf_9" meta:value-type="string">y": "Sham", "parse-names": false, "suffix": "", "given": "L. J."}], "volume": "140", "title": "Self-Consistent Equations Including Exchange and Correlation Effects", "container-title": "Physical Review", "issued": {"date-parts": [["1965", "11"]]}}, "uris"</meta:user-defined>
    <meta:user-defined meta:name="Mendeley_Bookmark_2pFEOVkTa6_1" meta:value-type="string">ADDIN CSL_CITATION {"mendeley": {"formattedCitation": "[1]", "plainTextFormattedCitation": "[1]"}, "schema": "https://github.com/citation-style-language/schema/raw/master/csl-citation.json", "properties": {"noteIndex": 0}, "citationItems": [{"id": "ITEM-1</meta:user-defined>
    <meta:user-defined meta:name="Mendeley_Bookmark_2pFEOVkTa6_10" meta:value-type="string">rticle": "", "family": "Smith", "parse-names": false, "suffix": "", "given": "John R."}, {"non-dropping-particle": "", "dropping-particle": "", "family": "Hutchinson", "parse-names": false, "suffix": "", "given": "John W."}, {"non-dropping-particle": "", </meta:user-defined>
    <meta:user-defined meta:name="Mendeley_Bookmark_2pFEOVkTa6_11" meta:value-type="string">"dropping-particle": "", "family": "Evans", "parse-names": false, "suffix": "", "given": "Anthony G."}], "ISSN": "18625282", "type": "article-journal"}, "uris": ["http://www.mendeley.com/documents/?uuid=69f36ad4-0e7e-4be8-ba5c-20ae8a8e6a14"]}]}</meta:user-defined>
    <meta:user-defined meta:name="Mendeley_Bookmark_2pFEOVkTa6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2pFEOVkTa6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2pFEOVkTa6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2pFEOVkTa6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2pFEOVkTa6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2pFEOVkTa6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2pFEOVkTa6_8" meta:value-type="string">title": "International Journal of Materials Research (formerly Zeitschrift fuer Metallkunde)", "issued": {"date-parts": [["2010"]]}, "page": "8-15", "ISBN": "1862-5282", "DOI": "10.3139/146.110254", "author": [{"non-dropping-particle": "", "dropping-parti</meta:user-defined>
    <meta:user-defined meta:name="Mendeley_Bookmark_2pFEOVkTa6_9" meta:value-type="string">cle": "", "family": "Jiang", "parse-names": false, "suffix": "", "given": "Yong"}, {"non-dropping-particle": "", "dropping-particle": "", "family": "Wei", "parse-names": false, "suffix": "", "given": "Yueguang"}, {"non-dropping-particle": "", "dropping-pa</meta:user-defined>
    <meta:user-defined meta:name="Mendeley_Bookmark_3O1LdBQ7HK_1" meta:value-type="string">ADDIN Mendeley Bibliography CSL_BIBLIOGRAPHY </meta:user-defined>
    <meta:user-defined meta:name="Mendeley_Bookmark_4LkXTbXtJu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4LkXTbXtJu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4LkXTbXtJu_11" meta:value-type="string">tle": "Journal of Computational Chemistry", "issued": {"date-parts": [["2008"]]}, "page": "2044\u20132078", "DOI": "10.1002/jcc", "author": [{"non-dropping-particle": "", "dropping-particle": "", "family": "Hafner", "parse-names": false, "suffix": "", "gi</meta:user-defined>
    <meta:user-defined meta:name="Mendeley_Bookmark_4LkXTbXtJu_12" meta:value-type="string">ven": "J."}], "publisher": "Wiley Online Library", "ISSN": "1096-987X", "type": "article-journal"}, "uris": ["http://www.mendeley.com/documents/?uuid=4ef0ecee-c7a4-4125-b7db-65cb8437e961"]}]}</meta:user-defined>
    <meta:user-defined meta:name="Mendeley_Bookmark_4LkXTbXtJu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4LkXTbXtJu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4LkXTbXtJu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4LkXTbXtJu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4LkXTbXtJu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4LkXTbXtJu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4LkXTbXtJu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4LkXTbXtJu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6tARbu96Cj_1" meta:value-type="string">ADDIN Mendeley Bibliography CSL_BIBLIOGRAPHY </meta:user-defined>
    <meta:user-defined meta:name="Mendeley_Bookmark_7E9piyxAKD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7E9piyxAKD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7E9piyxAKD_11" meta:value-type="string">tle": "Journal of Computational Chemistry", "issued": {"date-parts": [["2008"]]}, "page": "2044\u20132078", "DOI": "10.1002/jcc", "author": [{"non-dropping-particle": "", "dropping-particle": "", "family": "Hafner", "parse-names": false, "suffix": "", "gi</meta:user-defined>
    <meta:user-defined meta:name="Mendeley_Bookmark_7E9piyxAKD_12" meta:value-type="string">ven": "J."}], "publisher": "Wiley Online Library", "ISSN": "1096-987X", "type": "article-journal"}, "uris": ["http://www.mendeley.com/documents/?uuid=4ef0ecee-c7a4-4125-b7db-65cb8437e961"]}]}</meta:user-defined>
    <meta:user-defined meta:name="Mendeley_Bookmark_7E9piyxAKD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7E9piyxAKD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7E9piyxAKD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7E9piyxAKD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7E9piyxAKD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7E9piyxAKD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7E9piyxAKD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7E9piyxAKD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7P4SolOhtN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7P4SolOhtN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7P4SolOhtN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7P4SolOhtN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7P4SolOhtN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7P4SolOhtN_6" meta:value-type="string"> method", "container-title": "Physical Review B", "issued": {"date-parts": [["1994", "12"]]}, "id": "ITEM-1", "type": "article-journal", "note": "cite when using PAW", "DOI": "10.1103/PhysRevB.50.17953", "author": [{"non-dropping-particle": "", "dropping-</meta:user-defined>
    <meta:user-defined meta:name="Mendeley_Bookmark_7P4SolOhtN_7" meta:value-type="string">particle": "", "family": "Bl\u00f6ch", "parse-names": false, "suffix": "", "given": "P. E."}]}, "uris": ["http://www.mendeley.com/documents/?uuid=84a886bc-f1b6-45b7-b712-9bcef1ce9b5f"]}]}</meta:user-defined>
    <meta:user-defined meta:name="Mendeley_Bookmark_DzQlCpCakY_1" meta:value-type="string">ADDIN CSL_CITATION {"mendeley": {"previouslyFormattedCitation": "[1,2]", "formattedCitation": "[2,3]", "plainTextFormattedCitation": "[2,3]"}, "schema": "https://github.com/citation-style-language/schema/raw/master/csl-citation.json", "properties": {"note</meta:user-defined>
    <meta:user-defined meta:name="Mendeley_Bookmark_DzQlCpCakY_10" meta:value-type="string">: ["http://www.mendeley.com/documents/?uuid=5b1c9358-2923-4f6a-a39b-0ef87a2aea6c"]}]}</meta:user-defined>
    <meta:user-defined meta:name="Mendeley_Bookmark_DzQlCpCakY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DzQlCpCakY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DzQlCpCakY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DzQlCpCakY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DzQlCpCakY_6" meta:value-type="string"> "parse-names": false, "suffix": "", "given": "P."}, {"non-dropping-particle": "", "dropping-particle": "", "family": "Kohn", "parse-names": false, "suffix": "", "given": "W."}], "publisher": "APS", "title": "Inhomogeneous electron gas", "container-title"</meta:user-defined>
    <meta:user-defined meta:name="Mendeley_Bookmark_DzQlCpCakY_7" meta:value-type="string">: "Phys. Rev", "issued": {"date-parts": [["1964"]]}}, "uris": ["http://www.mendeley.com/documents/?uuid=ce838011-5d9e-4e7d-bc0e-d2c97f10a438"]}, {"id": "ITEM-2", "itemData": {"type": "article-journal", "issue": "4A", "page": "A1133-A1138", "ISSN": "0031-8</meta:user-defined>
    <meta:user-defined meta:name="Mendeley_Bookmark_DzQlCpCakY_8" meta:value-type="string">99X", "id": "ITEM-2", "DOI": "10.1103/PhysRev.140.A1133", "author": [{"non-dropping-particle": "", "dropping-particle": "", "family": "Kohn", "parse-names": false, "suffix": "", "given": "W."}, {"non-dropping-particle": "", "dropping-particle": "", "famil</meta:user-defined>
    <meta:user-defined meta:name="Mendeley_Bookmark_DzQlCpCakY_9" meta:value-type="string">y": "Sham", "parse-names": false, "suffix": "", "given": "L. J."}], "volume": "140", "title": "Self-Consistent Equations Including Exchange and Correlation Effects", "container-title": "Physical Review", "issued": {"date-parts": [["1965", "11"]]}}, "uris"</meta:user-defined>
    <meta:user-defined meta:name="Mendeley_Bookmark_Ji6xN4Z1xl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Ji6xN4Z1xl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Ji6xN4Z1xl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Ji6xN4Z1xl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Ji6xN4Z1xl_5" meta:value-type="string">er-title": "Physical review letters", "issued": {"date-parts": [["1996", "10"]]}, "id": "ITEM-1", "type": "article-journal", "author": [{"non-dropping-particle": "", "dropping-particle": "", "family": "Perdew", "parse-names": false, "suffix": "", "given":</meta:user-defined>
    <meta:user-defined meta:name="Mendeley_Bookmark_Ji6xN4Z1xl_6" meta:value-type="string"> "J."}, {"non-dropping-particle": "", "dropping-particle": "", "family": "Burke", "parse-names": false, "suffix": "", "given": "K."}, {"non-dropping-particle": "", "dropping-particle": "", "family": "Ernzerhof", "parse-names": false, "suffix": "", "given"</meta:user-defined>
    <meta:user-defined meta:name="Mendeley_Bookmark_Ji6xN4Z1xl_7" meta:value-type="string">: "M."}], "PMID": "10062328", "ISSN": "1079-7114"}, "uris": ["http://www.mendeley.com/documents/?uuid=31f6086d-4504-4045-b3e0-d4f73d70fb1e"]}]}</meta:user-defined>
    <meta:user-defined meta:name="Mendeley_Bookmark_Njwlq69GK3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Njwlq69GK3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Njwlq69GK3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Njwlq69GK3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Njwlq69GK3_5" meta:value-type="string">er-title": "Physical review letters", "issued": {"date-parts": [["1996", "10"]]}, "id": "ITEM-1", "type": "article-journal", "author": [{"non-dropping-particle": "", "dropping-particle": "", "family": "Perdew", "parse-names": false, "suffix": "", "given":</meta:user-defined>
    <meta:user-defined meta:name="Mendeley_Bookmark_Njwlq69GK3_6" meta:value-type="string"> "J."}, {"non-dropping-particle": "", "dropping-particle": "", "family": "Burke", "parse-names": false, "suffix": "", "given": "K."}, {"non-dropping-particle": "", "dropping-particle": "", "family": "Ernzerhof", "parse-names": false, "suffix": "", "given"</meta:user-defined>
    <meta:user-defined meta:name="Mendeley_Bookmark_Njwlq69GK3_7" meta:value-type="string">: "M."}], "PMID": "10062328", "ISSN": "1079-7114"}, "uris": ["http://www.mendeley.com/documents/?uuid=31f6086d-4504-4045-b3e0-d4f73d70fb1e"]}]}</meta:user-defined>
    <meta:user-defined meta:name="Mendeley_Bookmark_P2p7HHbrfm_1" meta:value-type="string">ADDIN CSL_CITATION {"mendeley": {"formattedCitation": "[1]", "plainTextFormattedCitation": "[1]"}, "schema": "https://github.com/citation-style-language/schema/raw/master/csl-citation.json", "properties": {"noteIndex": 0}, "citationItems": [{"id": "ITEM-1</meta:user-defined>
    <meta:user-defined meta:name="Mendeley_Bookmark_P2p7HHbrfm_10" meta:value-type="string">rticle": "", "family": "Smith", "parse-names": false, "suffix": "", "given": "John R."}, {"non-dropping-particle": "", "dropping-particle": "", "family": "Hutchinson", "parse-names": false, "suffix": "", "given": "John W."}, {"non-dropping-particle": "", </meta:user-defined>
    <meta:user-defined meta:name="Mendeley_Bookmark_P2p7HHbrfm_11" meta:value-type="string">"dropping-particle": "", "family": "Evans", "parse-names": false, "suffix": "", "given": "Anthony G."}], "ISSN": "18625282", "type": "article-journal"}, "uris": ["http://www.mendeley.com/documents/?uuid=69f36ad4-0e7e-4be8-ba5c-20ae8a8e6a14"]}]}</meta:user-defined>
    <meta:user-defined meta:name="Mendeley_Bookmark_P2p7HHbrfm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P2p7HHbrfm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P2p7HHbrfm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P2p7HHbrfm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P2p7HHbrfm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P2p7HHbrfm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P2p7HHbrfm_8" meta:value-type="string">title": "International Journal of Materials Research (formerly Zeitschrift fuer Metallkunde)", "issued": {"date-parts": [["2010"]]}, "page": "8-15", "ISBN": "1862-5282", "DOI": "10.3139/146.110254", "author": [{"non-dropping-particle": "", "dropping-parti</meta:user-defined>
    <meta:user-defined meta:name="Mendeley_Bookmark_P2p7HHbrfm_9" meta:value-type="string">cle": "", "family": "Jiang", "parse-names": false, "suffix": "", "given": "Yong"}, {"non-dropping-particle": "", "dropping-particle": "", "family": "Wei", "parse-names": false, "suffix": "", "given": "Yueguang"}, {"non-dropping-particle": "", "dropping-pa</meta:user-defined>
    <meta:user-defined meta:name="Mendeley_Bookmark_PKADboo9u0_1" meta:value-type="string">ADDIN Mendeley Bibliography CSL_BIBLIOGRAPHY </meta:user-defined>
    <meta:user-defined meta:name="Mendeley_Bookmark_QaH2bW7fuR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QaH2bW7fuR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QaH2bW7fuR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QaH2bW7fuR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QaH2bW7fuR_5" meta:value-type="string">er-title": "Physical review letters", "issued": {"date-parts": [["1996", "10"]]}, "id": "ITEM-1", "type": "article-journal", "author": [{"non-dropping-particle": "", "dropping-particle": "", "family": "Perdew", "parse-names": false, "suffix": "", "given":</meta:user-defined>
    <meta:user-defined meta:name="Mendeley_Bookmark_QaH2bW7fuR_6" meta:value-type="string"> "J."}, {"non-dropping-particle": "", "dropping-particle": "", "family": "Burke", "parse-names": false, "suffix": "", "given": "K."}, {"non-dropping-particle": "", "dropping-particle": "", "family": "Ernzerhof", "parse-names": false, "suffix": "", "given"</meta:user-defined>
    <meta:user-defined meta:name="Mendeley_Bookmark_QaH2bW7fuR_7" meta:value-type="string">: "M."}], "PMID": "10062328", "ISSN": "1079-7114"}, "uris": ["http://www.mendeley.com/documents/?uuid=31f6086d-4504-4045-b3e0-d4f73d70fb1e"]}]}</meta:user-defined>
    <meta:user-defined meta:name="Mendeley_Bookmark_SMFKzGknRr_1" meta:value-type="string">ADDIN CSL_CITATION {"mendeley": {"previouslyFormattedCitation": "[1,2]", "formattedCitation": "[2,3]", "plainTextFormattedCitation": "[2,3]"}, "schema": "https://github.com/citation-style-language/schema/raw/master/csl-citation.json", "properties": {"note</meta:user-defined>
    <meta:user-defined meta:name="Mendeley_Bookmark_SMFKzGknRr_10" meta:value-type="string">: ["http://www.mendeley.com/documents/?uuid=5b1c9358-2923-4f6a-a39b-0ef87a2aea6c"]}]}</meta:user-defined>
    <meta:user-defined meta:name="Mendeley_Bookmark_SMFKzGknRr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SMFKzGknRr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SMFKzGknRr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SMFKzGknRr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SMFKzGknRr_6" meta:value-type="string"> "parse-names": false, "suffix": "", "given": "P."}, {"non-dropping-particle": "", "dropping-particle": "", "family": "Kohn", "parse-names": false, "suffix": "", "given": "W."}], "publisher": "APS", "title": "Inhomogeneous electron gas", "container-title"</meta:user-defined>
    <meta:user-defined meta:name="Mendeley_Bookmark_SMFKzGknRr_7" meta:value-type="string">: "Phys. Rev", "issued": {"date-parts": [["1964"]]}}, "uris": ["http://www.mendeley.com/documents/?uuid=ce838011-5d9e-4e7d-bc0e-d2c97f10a438"]}, {"id": "ITEM-2", "itemData": {"type": "article-journal", "issue": "4A", "page": "A1133-A1138", "ISSN": "0031-8</meta:user-defined>
    <meta:user-defined meta:name="Mendeley_Bookmark_SMFKzGknRr_8" meta:value-type="string">99X", "id": "ITEM-2", "DOI": "10.1103/PhysRev.140.A1133", "author": [{"non-dropping-particle": "", "dropping-particle": "", "family": "Kohn", "parse-names": false, "suffix": "", "given": "W."}, {"non-dropping-particle": "", "dropping-particle": "", "famil</meta:user-defined>
    <meta:user-defined meta:name="Mendeley_Bookmark_SMFKzGknRr_9" meta:value-type="string">y": "Sham", "parse-names": false, "suffix": "", "given": "L. J."}], "volume": "140", "title": "Self-Consistent Equations Including Exchange and Correlation Effects", "container-title": "Physical Review", "issued": {"date-parts": [["1965", "11"]]}}, "uris"</meta:user-defined>
    <meta:user-defined meta:name="Mendeley_Bookmark_U4y1fIwvL0_1" meta:value-type="string">ADDIN Mendeley Bibliography CSL_BIBLIOGRAPHY </meta:user-defined>
    <meta:user-defined meta:name="Mendeley_Bookmark_ZCD7SBRLQ0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ZCD7SBRLQ0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ZCD7SBRLQ0_11" meta:value-type="string">tle": "Journal of Computational Chemistry", "issued": {"date-parts": [["2008"]]}, "page": "2044\u20132078", "DOI": "10.1002/jcc", "author": [{"non-dropping-particle": "", "dropping-particle": "", "family": "Hafner", "parse-names": false, "suffix": "", "gi</meta:user-defined>
    <meta:user-defined meta:name="Mendeley_Bookmark_ZCD7SBRLQ0_12" meta:value-type="string">ven": "J."}], "publisher": "Wiley Online Library", "ISSN": "1096-987X", "type": "article-journal"}, "uris": ["http://www.mendeley.com/documents/?uuid=4ef0ecee-c7a4-4125-b7db-65cb8437e961"]}]}</meta:user-defined>
    <meta:user-defined meta:name="Mendeley_Bookmark_ZCD7SBRLQ0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ZCD7SBRLQ0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ZCD7SBRLQ0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ZCD7SBRLQ0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ZCD7SBRLQ0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ZCD7SBRLQ0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ZCD7SBRLQ0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ZCD7SBRLQ0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ZgWaeJiDE5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ZgWaeJiDE5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ZgWaeJiDE5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ZgWaeJiDE5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ZgWaeJiDE5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ZgWaeJiDE5_6" meta:value-type="string"> method", "container-title": "Physical Review B", "issued": {"date-parts": [["1994", "12"]]}, "id": "ITEM-1", "type": "article-journal", "note": "cite when using PAW", "DOI": "10.1103/PhysRevB.50.17953", "author": [{"non-dropping-particle": "", "dropping-</meta:user-defined>
    <meta:user-defined meta:name="Mendeley_Bookmark_ZgWaeJiDE5_7" meta:value-type="string">particle": "", "family": "Bl\u00f6ch", "parse-names": false, "suffix": "", "given": "P. E."}]}, "uris": ["http://www.mendeley.com/documents/?uuid=84a886bc-f1b6-45b7-b712-9bcef1ce9b5f"]}]}</meta:user-defined>
    <meta:user-defined meta:name="Mendeley_Bookmark_efZEGQ40uq_1" meta:value-type="string">ADDIN CSL_CITATION {"mendeley": {"previouslyFormattedCitation": "[1,2]", "formattedCitation": "[2,3]", "plainTextFormattedCitation": "[2,3]"}, "schema": "https://github.com/citation-style-language/schema/raw/master/csl-citation.json", "properties": {"note</meta:user-defined>
    <meta:user-defined meta:name="Mendeley_Bookmark_efZEGQ40uq_10" meta:value-type="string">: ["http://www.mendeley.com/documents/?uuid=5b1c9358-2923-4f6a-a39b-0ef87a2aea6c"]}]}</meta:user-defined>
    <meta:user-defined meta:name="Mendeley_Bookmark_efZEGQ40uq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efZEGQ40uq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efZEGQ40uq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efZEGQ40uq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efZEGQ40uq_6" meta:value-type="string"> "parse-names": false, "suffix": "", "given": "P."}, {"non-dropping-particle": "", "dropping-particle": "", "family": "Kohn", "parse-names": false, "suffix": "", "given": "W."}], "publisher": "APS", "title": "Inhomogeneous electron gas", "container-title"</meta:user-defined>
    <meta:user-defined meta:name="Mendeley_Bookmark_efZEGQ40uq_7" meta:value-type="string">: "Phys. Rev", "issued": {"date-parts": [["1964"]]}}, "uris": ["http://www.mendeley.com/documents/?uuid=ce838011-5d9e-4e7d-bc0e-d2c97f10a438"]}, {"id": "ITEM-2", "itemData": {"type": "article-journal", "issue": "4A", "page": "A1133-A1138", "ISSN": "0031-8</meta:user-defined>
    <meta:user-defined meta:name="Mendeley_Bookmark_efZEGQ40uq_8" meta:value-type="string">99X", "id": "ITEM-2", "DOI": "10.1103/PhysRev.140.A1133", "author": [{"non-dropping-particle": "", "dropping-particle": "", "family": "Kohn", "parse-names": false, "suffix": "", "given": "W."}, {"non-dropping-particle": "", "dropping-particle": "", "famil</meta:user-defined>
    <meta:user-defined meta:name="Mendeley_Bookmark_efZEGQ40uq_9" meta:value-type="string">y": "Sham", "parse-names": false, "suffix": "", "given": "L. J."}], "volume": "140", "title": "Self-Consistent Equations Including Exchange and Correlation Effects", "container-title": "Physical Review", "issued": {"date-parts": [["1965", "11"]]}}, "uris"</meta:user-defined>
    <meta:user-defined meta:name="Mendeley_Bookmark_elgRvREbvc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elgRvREbvc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elgRvREbvc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elgRvREbvc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elgRvREbvc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elgRvREbvc_6" meta:value-type="string"> method", "container-title": "Physical Review B", "issued": {"date-parts": [["1994", "12"]]}, "id": "ITEM-1", "type": "article-journal", "note": "cite when using PAW", "DOI": "10.1103/PhysRevB.50.17953", "author": [{"non-dropping-particle": "", "dropping-</meta:user-defined>
    <meta:user-defined meta:name="Mendeley_Bookmark_elgRvREbvc_7" meta:value-type="string">particle": "", "family": "Bl\u00f6ch", "parse-names": false, "suffix": "", "given": "P. E."}]}, "uris": ["http://www.mendeley.com/documents/?uuid=84a886bc-f1b6-45b7-b712-9bcef1ce9b5f"]}]}</meta:user-defined>
    <meta:user-defined meta:name="Mendeley_Bookmark_iEVIZ1MuPo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iEVIZ1MuPo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iEVIZ1MuPo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iEVIZ1MuPo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iEVIZ1MuPo_5" meta:value-type="string">er-title": "Physical review letters", "issued": {"date-parts": [["1996", "10"]]}, "id": "ITEM-1", "type": "article-journal", "author": [{"non-dropping-particle": "", "dropping-particle": "", "family": "Perdew", "parse-names": false, "suffix": "", "given":</meta:user-defined>
    <meta:user-defined meta:name="Mendeley_Bookmark_iEVIZ1MuPo_6" meta:value-type="string"> "J."}, {"non-dropping-particle": "", "dropping-particle": "", "family": "Burke", "parse-names": false, "suffix": "", "given": "K."}, {"non-dropping-particle": "", "dropping-particle": "", "family": "Ernzerhof", "parse-names": false, "suffix": "", "given"</meta:user-defined>
    <meta:user-defined meta:name="Mendeley_Bookmark_iEVIZ1MuPo_7" meta:value-type="string">: "M."}], "PMID": "10062328", "ISSN": "1079-7114"}, "uris": ["http://www.mendeley.com/documents/?uuid=31f6086d-4504-4045-b3e0-d4f73d70fb1e"]}]}</meta:user-defined>
    <meta:user-defined meta:name="Mendeley_Bookmark_iIDaNJ0DCr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iIDaNJ0DCr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iIDaNJ0DCr_11" meta:value-type="string">tle": "Journal of Computational Chemistry", "issued": {"date-parts": [["2008"]]}, "page": "2044\u20132078", "DOI": "10.1002/jcc", "author": [{"non-dropping-particle": "", "dropping-particle": "", "family": "Hafner", "parse-names": false, "suffix": "", "gi</meta:user-defined>
    <meta:user-defined meta:name="Mendeley_Bookmark_iIDaNJ0DCr_12" meta:value-type="string">ven": "J."}], "publisher": "Wiley Online Library", "ISSN": "1096-987X", "type": "article-journal"}, "uris": ["http://www.mendeley.com/documents/?uuid=4ef0ecee-c7a4-4125-b7db-65cb8437e961"]}]}</meta:user-defined>
    <meta:user-defined meta:name="Mendeley_Bookmark_iIDaNJ0DCr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iIDaNJ0DCr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iIDaNJ0DCr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iIDaNJ0DCr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iIDaNJ0DCr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iIDaNJ0DCr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iIDaNJ0DCr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iIDaNJ0DCr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lV4pG8Aza2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lV4pG8Aza2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lV4pG8Aza2_11" meta:value-type="string">tle": "Journal of Computational Chemistry", "issued": {"date-parts": [["2008"]]}, "page": "2044\u20132078", "DOI": "10.1002/jcc", "author": [{"non-dropping-particle": "", "dropping-particle": "", "family": "Hafner", "parse-names": false, "suffix": "", "gi</meta:user-defined>
    <meta:user-defined meta:name="Mendeley_Bookmark_lV4pG8Aza2_12" meta:value-type="string">ven": "J."}], "publisher": "Wiley Online Library", "ISSN": "1096-987X", "type": "article-journal"}, "uris": ["http://www.mendeley.com/documents/?uuid=4ef0ecee-c7a4-4125-b7db-65cb8437e961"]}]}</meta:user-defined>
    <meta:user-defined meta:name="Mendeley_Bookmark_lV4pG8Aza2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lV4pG8Aza2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lV4pG8Aza2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lV4pG8Aza2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lV4pG8Aza2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lV4pG8Aza2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lV4pG8Aza2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lV4pG8Aza2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oeKlHuBMmB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oeKlHuBMmB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oeKlHuBMmB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oeKlHuBMmB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oeKlHuBMmB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oeKlHuBMmB_6" meta:value-type="string"> method", "container-title": "Physical Review B", "issued": {"date-parts": [["1994", "12"]]}, "id": "ITEM-1", "type": "article-journal", "note": "cite when using PAW", "DOI": "10.1103/PhysRevB.50.17953", "author": [{"non-dropping-particle": "", "dropping-</meta:user-defined>
    <meta:user-defined meta:name="Mendeley_Bookmark_oeKlHuBMmB_7" meta:value-type="string">particle": "", "family": "Bl\u00f6ch", "parse-names": false, "suffix": "", "given": "P. E."}]}, "uris": ["http://www.mendeley.com/documents/?uuid=84a886bc-f1b6-45b7-b712-9bcef1ce9b5f"]}]}</meta:user-defined>
    <meta:user-defined meta:name="Mendeley_Bookmark_rAUYo6yJ2y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rAUYo6yJ2y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rAUYo6yJ2y_11" meta:value-type="string">tle": "Journal of Computational Chemistry", "issued": {"date-parts": [["2008"]]}, "page": "2044\u20132078", "DOI": "10.1002/jcc", "author": [{"non-dropping-particle": "", "dropping-particle": "", "family": "Hafner", "parse-names": false, "suffix": "", "gi</meta:user-defined>
    <meta:user-defined meta:name="Mendeley_Bookmark_rAUYo6yJ2y_12" meta:value-type="string">ven": "J."}], "publisher": "Wiley Online Library", "ISSN": "1096-987X", "type": "article-journal"}, "uris": ["http://www.mendeley.com/documents/?uuid=4ef0ecee-c7a4-4125-b7db-65cb8437e961"]}]}</meta:user-defined>
    <meta:user-defined meta:name="Mendeley_Bookmark_rAUYo6yJ2y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rAUYo6yJ2y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rAUYo6yJ2y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rAUYo6yJ2y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rAUYo6yJ2y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rAUYo6yJ2y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rAUYo6yJ2y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rAUYo6yJ2y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rsRV4HF7wG_1" meta:value-type="string">ADDIN CSL_CITATION {"mendeley": {"formattedCitation": "[1]", "plainTextFormattedCitation": "[1]"}, "schema": "https://github.com/citation-style-language/schema/raw/master/csl-citation.json", "properties": {"noteIndex": 0}, "citationItems": [{"id": "ITEM-1</meta:user-defined>
    <meta:user-defined meta:name="Mendeley_Bookmark_rsRV4HF7wG_10" meta:value-type="string">rticle": "", "family": "Smith", "parse-names": false, "suffix": "", "given": "John R."}, {"non-dropping-particle": "", "dropping-particle": "", "family": "Hutchinson", "parse-names": false, "suffix": "", "given": "John W."}, {"non-dropping-particle": "", </meta:user-defined>
    <meta:user-defined meta:name="Mendeley_Bookmark_rsRV4HF7wG_11" meta:value-type="string">"dropping-particle": "", "family": "Evans", "parse-names": false, "suffix": "", "given": "Anthony G."}], "ISSN": "18625282", "type": "article-journal"}, "uris": ["http://www.mendeley.com/documents/?uuid=69f36ad4-0e7e-4be8-ba5c-20ae8a8e6a14"]}]}</meta:user-defined>
    <meta:user-defined meta:name="Mendeley_Bookmark_rsRV4HF7wG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rsRV4HF7wG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rsRV4HF7wG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rsRV4HF7wG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rsRV4HF7wG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rsRV4HF7wG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rsRV4HF7wG_8" meta:value-type="string">title": "International Journal of Materials Research (formerly Zeitschrift fuer Metallkunde)", "issued": {"date-parts": [["2010"]]}, "page": "8-15", "ISBN": "1862-5282", "DOI": "10.3139/146.110254", "author": [{"non-dropping-particle": "", "dropping-parti</meta:user-defined>
    <meta:user-defined meta:name="Mendeley_Bookmark_rsRV4HF7wG_9" meta:value-type="string">cle": "", "family": "Jiang", "parse-names": false, "suffix": "", "given": "Yong"}, {"non-dropping-particle": "", "dropping-particle": "", "family": "Wei", "parse-names": false, "suffix": "", "given": "Yueguang"}, {"non-dropping-particle": "", "dropping-pa</meta:user-defined>
    <meta:user-defined meta:name="Mendeley_Bookmark_u3CIUXTNAc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u3CIUXTNAc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u3CIUXTNAc_11" meta:value-type="string">tle": "Journal of Computational Chemistry", "issued": {"date-parts": [["2008"]]}, "page": "2044\u20132078", "DOI": "10.1002/jcc", "author": [{"non-dropping-particle": "", "dropping-particle": "", "family": "Hafner", "parse-names": false, "suffix": "", "gi</meta:user-defined>
    <meta:user-defined meta:name="Mendeley_Bookmark_u3CIUXTNAc_12" meta:value-type="string">ven": "J."}], "publisher": "Wiley Online Library", "ISSN": "1096-987X", "type": "article-journal"}, "uris": ["http://www.mendeley.com/documents/?uuid=4ef0ecee-c7a4-4125-b7db-65cb8437e961"]}]}</meta:user-defined>
    <meta:user-defined meta:name="Mendeley_Bookmark_u3CIUXTNAc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u3CIUXTNAc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u3CIUXTNAc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u3CIUXTNAc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u3CIUXTNAc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u3CIUXTNAc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u3CIUXTNAc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u3CIUXTNAc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vPFnUnbr91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vPFnUnbr91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vPFnUnbr91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vPFnUnbr91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vPFnUnbr91_5" meta:value-type="string">er-title": "Physical review letters", "issued": {"date-parts": [["1996", "10"]]}, "id": "ITEM-1", "type": "article-journal", "author": [{"non-dropping-particle": "", "dropping-particle": "", "family": "Perdew", "parse-names": false, "suffix": "", "given":</meta:user-defined>
    <meta:user-defined meta:name="Mendeley_Bookmark_vPFnUnbr91_6" meta:value-type="string"> "J."}, {"non-dropping-particle": "", "dropping-particle": "", "family": "Burke", "parse-names": false, "suffix": "", "given": "K."}, {"non-dropping-particle": "", "dropping-particle": "", "family": "Ernzerhof", "parse-names": false, "suffix": "", "given"</meta:user-defined>
    <meta:user-defined meta:name="Mendeley_Bookmark_vPFnUnbr91_7" meta:value-type="string">: "M."}], "PMID": "10062328", "ISSN": "1079-7114"}, "uris": ["http://www.mendeley.com/documents/?uuid=31f6086d-4504-4045-b3e0-d4f73d70fb1e"]}]}</meta:user-defined>
    <meta:user-defined meta:name="Mendeley_Bookmark_xfV7MrukcA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xfV7MrukcA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xfV7MrukcA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xfV7MrukcA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xfV7MrukcA_5" meta:value-type="string">er-title": "Physical review letters", "issued": {"date-parts": [["1996", "10"]]}, "id": "ITEM-1", "type": "article-journal", "author": [{"non-dropping-particle": "", "dropping-particle": "", "family": "Perdew", "parse-names": false, "suffix": "", "given":</meta:user-defined>
    <meta:user-defined meta:name="Mendeley_Bookmark_xfV7MrukcA_6" meta:value-type="string"> "J."}, {"non-dropping-particle": "", "dropping-particle": "", "family": "Burke", "parse-names": false, "suffix": "", "given": "K."}, {"non-dropping-particle": "", "dropping-particle": "", "family": "Ernzerhof", "parse-names": false, "suffix": "", "given"</meta:user-defined>
    <meta:user-defined meta:name="Mendeley_Bookmark_xfV7MrukcA_7" meta:value-type="string">: "M."}], "PMID": "10062328", "ISSN": "1079-7114"}, "uris": ["http://www.mendeley.com/documents/?uuid=31f6086d-4504-4045-b3e0-d4f73d70fb1e"]}]}</meta:user-defined>
    <meta:user-defined meta:name="Mendeley_Bookmark_yEqJ5MG579_1" meta:value-type="string">ADDIN CSL_CITATION {"mendeley": {"formattedCitation": "[1]", "plainTextFormattedCitation": "[1]"}, "schema": "https://github.com/citation-style-language/schema/raw/master/csl-citation.json", "properties": {"noteIndex": 0}, "citationItems": [{"id": "ITEM-1</meta:user-defined>
    <meta:user-defined meta:name="Mendeley_Bookmark_yEqJ5MG579_10" meta:value-type="string">rticle": "", "family": "Smith", "parse-names": false, "suffix": "", "given": "John R."}, {"non-dropping-particle": "", "dropping-particle": "", "family": "Hutchinson", "parse-names": false, "suffix": "", "given": "John W."}, {"non-dropping-particle": "", </meta:user-defined>
    <meta:user-defined meta:name="Mendeley_Bookmark_yEqJ5MG579_11" meta:value-type="string">"dropping-particle": "", "family": "Evans", "parse-names": false, "suffix": "", "given": "Anthony G."}], "ISSN": "18625282", "type": "article-journal"}, "uris": ["http://www.mendeley.com/documents/?uuid=69f36ad4-0e7e-4be8-ba5c-20ae8a8e6a14"]}]}</meta:user-defined>
    <meta:user-defined meta:name="Mendeley_Bookmark_yEqJ5MG579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yEqJ5MG579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yEqJ5MG579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yEqJ5MG579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yEqJ5MG579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yEqJ5MG579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yEqJ5MG579_8" meta:value-type="string">title": "International Journal of Materials Research (formerly Zeitschrift fuer Metallkunde)", "issued": {"date-parts": [["2010"]]}, "page": "8-15", "ISBN": "1862-5282", "DOI": "10.3139/146.110254", "author": [{"non-dropping-particle": "", "dropping-parti</meta:user-defined>
    <meta:user-defined meta:name="Mendeley_Bookmark_yEqJ5MG579_9" meta:value-type="string">cle": "", "family": "Jiang", "parse-names": false, "suffix": "", "given": "Yong"}, {"non-dropping-particle": "", "dropping-particle": "", "family": "Wei", "parse-names": false, "suffix": "", "given": "Yueguang"}, {"non-dropping-particle": "", "dropping-pa</meta:user-defined>
    <meta:user-defined meta:name="ScaleCrop" meta:value-type="boolean">false</meta:user-defined>
    <meta:user-defined meta:name="ShareDoc" meta:value-type="boolean">false</meta:user-defined>
    <meta:user-defined meta:name="ZOTERO_PREF_1" meta:value-type="string">&lt;data data-version="3" zotero-version="5.0.52"&gt;&lt;session id="YeVcXrSx"/&gt;&lt;style id="http://www.zotero.org/styles/journal-of-nuclear-materials" hasBibliography="1" bibliographyStyleHasBeenSet="1"/&gt;&lt;prefs&gt;&lt;pref name="fieldType" value="ReferenceMark"/&gt;&lt;pref na</meta:user-defined>
    <meta:user-defined meta:name="ZOTERO_PREF_2" meta:value-type="string">me="storeReferences" value="true"/&gt;&lt;/prefs&gt;&lt;/data&gt;</meta:user-defined>
    <meta:template xlink:type="simple" xlink:actuate="onRequest" xlink:title="PlanesMaestria" xlink:href="../../../../Templates/PlanesMaestria.ott" meta:date="2018-06-22T14:46:05.917533436"/>
  </office:meta>
</office:document-meta>
</file>